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1" svg:font-family="Calibri"/>
    <style:font-face style:name="Liberation Sans2" svg:font-family="'Liberation Sans'"/>
    <style:font-face style:name="Calibri" svg:font-family="Calibri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0.239cm"/>
    </style:style>
    <style:style style:name="co6" style:family="table-column">
      <style:table-column-properties fo:break-before="auto" style:column-width="9.287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1.561cm"/>
    </style:style>
    <style:style style:name="co10" style:family="table-column">
      <style:table-column-properties fo:break-before="auto" style:column-width="1.349cm"/>
    </style:style>
    <style:style style:name="co11" style:family="table-column">
      <style:table-column-properties fo:break-before="auto" style:column-width="11.245cm"/>
    </style:style>
    <style:style style:name="co12" style:family="table-column">
      <style:table-column-properties fo:break-before="auto" style:column-width="5.13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1.296cm"/>
    </style:style>
    <style:style style:name="co16" style:family="table-column">
      <style:table-column-properties fo:break-before="auto" style:column-width="4.842cm"/>
    </style:style>
    <style:style style:name="co17" style:family="table-column">
      <style:table-column-properties fo:break-before="auto" style:column-width="7.382cm"/>
    </style:style>
    <style:style style:name="co18" style:family="table-column">
      <style:table-column-properties fo:break-before="auto" style:column-width="3.38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7" style:family="table-cell" style:parent-style-name="Input" style:data-style-name="N107">
      <style:table-cell-properties fo:background-color="#ffcc99" fo:border="0.06pt solid #7f7f7f"/>
      <style:text-properties fo:color="#3f3f76" style:font-name="Liberation Sans1" fo:font-weight="bold" style:font-name-asian="Liberation Sans2" style:font-weight-asian="bold" style:font-name-complex="Liberation Sans2" style:font-weight-complex="bold"/>
    </style:style>
    <style:style style:name="ce3" style:family="table-cell" style:parent-style-name="Input" style:data-style-name="N107">
      <style:table-cell-properties fo:background-color="#ffcc99" fo:border="0.06pt solid #7f7f7f"/>
      <style:text-properties fo:color="#3f3f76" style:font-name="Liberation Sans1" style:font-name-asian="Liberation Sans2" style:font-name-complex="Liberation Sans2"/>
    </style:style>
    <style:style style:name="ce5" style:family="table-cell" style:parent-style-name="Input" style:data-style-name="N107">
      <style:table-cell-properties fo:background-color="#ffcc99" fo:border="0.06pt solid #7f7f7f" style:vertical-align="automatic"/>
      <style:text-properties fo:color="#3f3f76" style:font-name="Liberation Sans1" style:font-name-asian="Liberation Sans2" style:font-name-complex="Liberation Sans2"/>
    </style:style>
    <style:style style:name="ce6" style:family="table-cell" style:parent-style-name="Input" style:data-style-name="N0">
      <style:table-cell-properties fo:background-color="#ffcc99" fo:border="0.06pt solid #7f7f7f" style:vertical-align="automatic"/>
      <style:text-properties fo:color="#3f3f76" style:font-name="Liberation Sans1" style:font-name-asian="Liberation Sans2" style:font-name-complex="Liberation Sans2"/>
    </style:style>
    <style:style style:name="ce28" style:family="table-cell" style:parent-style-name="Default" style:data-style-name="N0">
      <style:text-properties style:font-name="Liberation Sans1" fo:font-weight="bold" style:font-name-asian="Liberation Sans2" style:font-weight-asian="bold" style:font-name-complex="Liberation Sans2" style:font-weight-complex="bold"/>
    </style:style>
    <style:style style:name="ce29" style:family="table-cell" style:parent-style-name="Default" style:data-style-name="N0">
      <style:text-properties style:font-name="Liberation Sans1" style:font-name-asian="Liberation Sans2" style:font-name-complex="Liberation Sans2"/>
    </style:style>
    <style:style style:name="ce30" style:family="table-cell" style:parent-style-name="Default" style:data-style-name="N0">
      <style:table-cell-properties style:vertical-align="automatic"/>
      <style:text-properties style:font-name="Liberation Sans1" style:font-name-asian="Liberation Sans2" style:font-name-complex="Liberation Sans2"/>
    </style:style>
    <style:style style:name="ce9" style:family="table-cell" style:parent-style-name="Input" style:data-style-name="N0">
      <style:table-cell-properties fo:background-color="#ffcc99" fo:border="0.06pt solid #7f7f7f"/>
      <style:text-properties fo:color="#3f3f76" style:font-name="Liberation Sans1" fo:font-weight="bold" style:font-name-asian="Liberation Sans2" style:font-weight-asian="bold" style:font-name-complex="Liberation Sans2" style:font-weight-complex="bold"/>
    </style:style>
    <style:style style:name="ce4" style:family="table-cell" style:parent-style-name="Input" style:data-style-name="N0">
      <style:table-cell-properties fo:background-color="#ffcc99" fo:border="0.06pt solid #7f7f7f"/>
      <style:text-properties fo:color="#3f3f76" style:font-name="Liberation Sans1" style:font-name-asian="Liberation Sans2" style:font-name-complex="Liberation Sans2"/>
    </style:style>
    <style:style style:name="ce33" style:family="table-cell" style:parent-style-name="Default" style:data-style-name="N0">
      <style:table-cell-properties style:vertical-align="automatic"/>
      <style:text-properties style:font-name="Liberation Sans1" fo:font-weight="bold" style:font-name-asian="Liberation Sans2" style:font-weight-asian="bold" style:font-name-complex="Liberation Sans2" style:font-weight-complex="bold"/>
    </style:style>
    <style:style style:name="ce11" style:family="table-cell" style:parent-style-name="Default" style:data-style-name="N0">
      <style:text-properties fo:color="#000000" style:font-name="Liberation Sans1" fo:font-weight="bold" style:font-name-asian="Liberation Sans2" style:font-weight-asian="bold" style:font-name-complex="Liberation Sans2" style:font-weight-complex="bold"/>
    </style:style>
    <style:style style:name="ce14" style:family="table-cell" style:parent-style-name="Default" style:data-style-name="N0">
      <style:text-properties fo:color="#000000" style:font-name="Liberation Sans1" style:font-name-asian="Liberation Sans2" style:font-name-complex="Liberation Sans2"/>
    </style:style>
    <style:style style:name="ce12" style:family="table-cell" style:parent-style-name="Default" style:data-style-name="N107">
      <style:text-properties fo:color="#000000" style:font-name="Liberation Sans1" fo:font-weight="bold" style:font-name-asian="Liberation Sans2" style:font-weight-asian="bold" style:font-name-complex="Liberation Sans2" style:font-weight-complex="bold"/>
    </style:style>
    <style:style style:name="ce15" style:family="table-cell" style:parent-style-name="Default" style:data-style-name="N107">
      <style:text-properties fo:color="#000000" style:font-name="Liberation Sans1" style:font-name-asian="Liberation Sans2" style:font-name-complex="Liberation Sans2"/>
    </style:style>
    <style:style style:name="ce19" style:family="table-cell" style:parent-style-name="Default" style:data-style-name="N0">
      <style:table-cell-properties style:vertical-align="automatic"/>
      <style:text-properties fo:color="#000000" style:font-name="Liberation Sans1" style:font-name-asian="Liberation Sans2" style:font-name-complex="Liberation Sans2"/>
    </style:style>
    <style:style style:name="ce41" style:family="table-cell" style:parent-style-name="Default" style:data-style-name="N0">
      <style:text-properties fo:color="#0563c1" style:font-name="Liberation Sans1" style:text-underline-style="solid" style:text-underline-width="auto" style:text-underline-color="font-color" fo:font-weight="bold" style:font-name-asian="Liberation Sans2" style:font-weight-asian="bold" style:font-name-complex="Liberation Sans2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ythonCall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30"/>
        <table:table-column table:style-name="co3" table:default-cell-style-name="ce6"/>
        <table:table-column table:style-name="co4" table:default-cell-style-name="ce6"/>
        <table:table-column table:style-name="co5" table:default-cell-style-name="ce30"/>
        <table:table-column table:style-name="co6" table:default-cell-style-name="ce30"/>
        <table:table-column table:style-name="co7" table:number-columns-repeated="20" table:default-cell-style-name="ce30"/>
        <table:table-column table:style-name="co8" table:number-columns-repeated="998" table:default-cell-style-name="ce30"/>
        <table:table-row table:style-name="ro1">
          <table:table-cell table:style-name="ce7" office:value-type="string" calcext:value-type="string">
            <text:p>TutorialNo</text:p>
          </table:table-cell>
          <table:table-cell table:style-name="ce28" office:value-type="string" calcext:value-type="string">
            <text:p>TopicShort</text:p>
          </table:table-cell>
          <table:table-cell table:style-name="ce9" office:value-type="string" calcext:value-type="string">
            <text:p>Lang</text:p>
          </table:table-cell>
          <table:table-cell table:style-name="ce9" office:value-type="string" calcext:value-type="string">
            <text:p>SlideNo</text:p>
          </table:table-cell>
          <table:table-cell table:style-name="ce28" office:value-type="string" calcext:value-type="string">
            <text:p>FileNameSSML</text:p>
          </table:table-cell>
          <table:table-cell table:style-name="ce28" office:value-type="string" calcext:value-type="string">
            <text:p>FileNameAudio</text:p>
          </table:table-cell>
          <table:table-cell table:style-name="ce28" office:value-type="string" calcext:value-type="string">
            <text:p>PythonCall</text:p>
          </table:table-cell>
          <table:table-cell table:style-name="ce33"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2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float" office:value="1" calcext:value-type="float">
            <text:p>1</text:p>
          </table:table-cell>
          <table:table-cell table:style-name="ce29" table:formula="of:=LOWER(TEXT([.A2];&quot;00&quot;)&amp;&quot;_&quot;&amp;[.B2]&amp;&quot;_script_ssml_&quot;&amp;[.C2]&amp;&quot;_slide&quot;&amp;TEXT([.D2];&quot;00&quot;)&amp;&quot;.xml&quot;)" office:value-type="string" office:string-value="02_add_website_script_ssml_de_slide01.xml" calcext:value-type="string">
            <text:p>02_add_website_script_ssml_de_slide01.xml</text:p>
          </table:table-cell>
          <table:table-cell table:style-name="ce29" table:formula="of:=LOWER(TEXT([.A2];&quot;00&quot;)&amp;&quot;_&quot;&amp;[.B2]&amp;&quot;_audio_&quot;&amp;[.C2]&amp;&quot;_slide&quot;&amp;TEXT([.D2];&quot;00&quot;)&amp;&quot;.mp3&quot;)" office:value-type="string" office:string-value="02_add_website_audio_de_slide01.mp3" calcext:value-type="string">
            <text:p>02_add_website_audio_de_slide01.mp3</text:p>
          </table:table-cell>
          <table:table-cell table:style-name="ce29" table:number-matrix-columns-spanned="1" table:number-matrix-rows-spanned="1" table:formula="of:=&quot;synthesize_ssml(ssml=file_to_string(&quot;&quot;&quot;&amp;[.E2]&amp;&quot;&quot;&quot;),langcode=&quot;&quot;&quot;&amp;INDEX([AudioLanguages.B$1:.B$1048576];MATCH([.C2];[AudioLanguages.A$1:.A$1048576];0))&amp;&quot;&quot;&quot;,voicename=&quot;&quot;&quot;&amp;INDEX([AudioLanguages.C$1:.C$1048576];MATCH([.C2];[AudioLanguages.A$1:.A$1048576];0))&amp;&quot;&quot;&quot;,ssmlgender=&quot;&amp;INDEX([AudioLanguages.D$1:.D$1048576];MATCH([.C2];[AudioLanguages.A$1:.A$1048576];0))&amp;&quot;,output_filename=&quot;&quot;&quot;&amp;[.F2]&amp;&quot;&quot;&quot;)&quot;" office:value-type="string" office:string-value="synthesize_ssml(ssml=file_to_string(&quot;02_add_website_script_ssml_de_slide01.xml&quot;),langcode=&quot;de-DE&quot;,voicename=&quot;de-DE-Wavenet-C&quot;,ssmlgender=texttospeech.SsmlVoiceGender.FEMALE,output_filename=&quot;02_add_website_audio_de_slide01.mp3&quot;)" calcext:value-type="string">
            <text:p>synthesize_ssml(ssml=file_to_string("02_add_website_script_ssml_de_slide01.xml"),langcode="de-DE",voicename="de-DE-Wavenet-C",ssmlgender=texttospeech.SsmlVoiceGender.FEMALE,output_filename="02_add_website_audio_de_slide01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3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float" office:value="2" calcext:value-type="float">
            <text:p>2</text:p>
          </table:table-cell>
          <table:table-cell table:style-name="ce29" table:formula="of:=LOWER(TEXT([.A3];&quot;00&quot;)&amp;&quot;_&quot;&amp;[.B3]&amp;&quot;_script_ssml_&quot;&amp;[.C3]&amp;&quot;_slide&quot;&amp;TEXT([.D3];&quot;00&quot;)&amp;&quot;.xml&quot;)" office:value-type="string" office:string-value="02_add_website_script_ssml_de_slide02.xml" calcext:value-type="string">
            <text:p>02_add_website_script_ssml_de_slide02.xml</text:p>
          </table:table-cell>
          <table:table-cell table:style-name="ce29" table:formula="of:=LOWER(TEXT([.A3];&quot;00&quot;)&amp;&quot;_&quot;&amp;[.B3]&amp;&quot;_audio_&quot;&amp;[.C3]&amp;&quot;_slide&quot;&amp;TEXT([.D3];&quot;00&quot;)&amp;&quot;.mp3&quot;)" office:value-type="string" office:string-value="02_add_website_audio_de_slide02.mp3" calcext:value-type="string">
            <text:p>02_add_website_audio_de_slide02.mp3</text:p>
          </table:table-cell>
          <table:table-cell table:style-name="ce29" table:number-matrix-columns-spanned="1" table:number-matrix-rows-spanned="1" table:formula="of:=&quot;synthesize_ssml(ssml=file_to_string(&quot;&quot;&quot;&amp;[.E3]&amp;&quot;&quot;&quot;),langcode=&quot;&quot;&quot;&amp;INDEX([AudioLanguages.B$1:.B$1048576];MATCH([.C3];[AudioLanguages.A$1:.A$1048576];0))&amp;&quot;&quot;&quot;,voicename=&quot;&quot;&quot;&amp;INDEX([AudioLanguages.C$1:.C$1048576];MATCH([.C3];[AudioLanguages.A$1:.A$1048576];0))&amp;&quot;&quot;&quot;,ssmlgender=&quot;&amp;INDEX([AudioLanguages.D$1:.D$1048576];MATCH([.C3];[AudioLanguages.A$1:.A$1048576];0))&amp;&quot;,output_filename=&quot;&quot;&quot;&amp;[.F3]&amp;&quot;&quot;&quot;)&quot;" office:value-type="string" office:string-value="synthesize_ssml(ssml=file_to_string(&quot;02_add_website_script_ssml_de_slide02.xml&quot;),langcode=&quot;de-DE&quot;,voicename=&quot;de-DE-Wavenet-C&quot;,ssmlgender=texttospeech.SsmlVoiceGender.FEMALE,output_filename=&quot;02_add_website_audio_de_slide02.mp3&quot;)" calcext:value-type="string">
            <text:p>synthesize_ssml(ssml=file_to_string("02_add_website_script_ssml_de_slide02.xml"),langcode="de-DE",voicename="de-DE-Wavenet-C",ssmlgender=texttospeech.SsmlVoiceGender.FEMALE,output_filename="02_add_website_audio_de_slide02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4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float" office:value="3" calcext:value-type="float">
            <text:p>3</text:p>
          </table:table-cell>
          <table:table-cell table:style-name="ce29" table:formula="of:=LOWER(TEXT([.A4];&quot;00&quot;)&amp;&quot;_&quot;&amp;[.B4]&amp;&quot;_script_ssml_&quot;&amp;[.C4]&amp;&quot;_slide&quot;&amp;TEXT([.D4];&quot;00&quot;)&amp;&quot;.xml&quot;)" office:value-type="string" office:string-value="02_add_website_script_ssml_de_slide03.xml" calcext:value-type="string">
            <text:p>02_add_website_script_ssml_de_slide03.xml</text:p>
          </table:table-cell>
          <table:table-cell table:style-name="ce29" table:formula="of:=LOWER(TEXT([.A4];&quot;00&quot;)&amp;&quot;_&quot;&amp;[.B4]&amp;&quot;_audio_&quot;&amp;[.C4]&amp;&quot;_slide&quot;&amp;TEXT([.D4];&quot;00&quot;)&amp;&quot;.mp3&quot;)" office:value-type="string" office:string-value="02_add_website_audio_de_slide03.mp3" calcext:value-type="string">
            <text:p>02_add_website_audio_de_slide03.mp3</text:p>
          </table:table-cell>
          <table:table-cell table:style-name="ce29" table:number-matrix-columns-spanned="1" table:number-matrix-rows-spanned="1" table:formula="of:=&quot;synthesize_ssml(ssml=file_to_string(&quot;&quot;&quot;&amp;[.E4]&amp;&quot;&quot;&quot;),langcode=&quot;&quot;&quot;&amp;INDEX([AudioLanguages.B$1:.B$1048576];MATCH([.C4];[AudioLanguages.A$1:.A$1048576];0))&amp;&quot;&quot;&quot;,voicename=&quot;&quot;&quot;&amp;INDEX([AudioLanguages.C$1:.C$1048576];MATCH([.C4];[AudioLanguages.A$1:.A$1048576];0))&amp;&quot;&quot;&quot;,ssmlgender=&quot;&amp;INDEX([AudioLanguages.D$1:.D$1048576];MATCH([.C4];[AudioLanguages.A$1:.A$1048576];0))&amp;&quot;,output_filename=&quot;&quot;&quot;&amp;[.F4]&amp;&quot;&quot;&quot;)&quot;" office:value-type="string" office:string-value="synthesize_ssml(ssml=file_to_string(&quot;02_add_website_script_ssml_de_slide03.xml&quot;),langcode=&quot;de-DE&quot;,voicename=&quot;de-DE-Wavenet-C&quot;,ssmlgender=texttospeech.SsmlVoiceGender.FEMALE,output_filename=&quot;02_add_website_audio_de_slide03.mp3&quot;)" calcext:value-type="string">
            <text:p>synthesize_ssml(ssml=file_to_string("02_add_website_script_ssml_de_slide03.xml"),langcode="de-DE",voicename="de-DE-Wavenet-C",ssmlgender=texttospeech.SsmlVoiceGender.FEMALE,output_filename="02_add_website_audio_de_slide03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5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float" office:value="4" calcext:value-type="float">
            <text:p>4</text:p>
          </table:table-cell>
          <table:table-cell table:style-name="ce29" table:formula="of:=LOWER(TEXT([.A5];&quot;00&quot;)&amp;&quot;_&quot;&amp;[.B5]&amp;&quot;_script_ssml_&quot;&amp;[.C5]&amp;&quot;_slide&quot;&amp;TEXT([.D5];&quot;00&quot;)&amp;&quot;.xml&quot;)" office:value-type="string" office:string-value="02_add_website_script_ssml_de_slide04.xml" calcext:value-type="string">
            <text:p>02_add_website_script_ssml_de_slide04.xml</text:p>
          </table:table-cell>
          <table:table-cell table:style-name="ce29" table:formula="of:=LOWER(TEXT([.A5];&quot;00&quot;)&amp;&quot;_&quot;&amp;[.B5]&amp;&quot;_audio_&quot;&amp;[.C5]&amp;&quot;_slide&quot;&amp;TEXT([.D5];&quot;00&quot;)&amp;&quot;.mp3&quot;)" office:value-type="string" office:string-value="02_add_website_audio_de_slide04.mp3" calcext:value-type="string">
            <text:p>02_add_website_audio_de_slide04.mp3</text:p>
          </table:table-cell>
          <table:table-cell table:style-name="ce29" table:number-matrix-columns-spanned="1" table:number-matrix-rows-spanned="1" table:formula="of:=&quot;synthesize_ssml(ssml=file_to_string(&quot;&quot;&quot;&amp;[.E5]&amp;&quot;&quot;&quot;),langcode=&quot;&quot;&quot;&amp;INDEX([AudioLanguages.B$1:.B$1048576];MATCH([.C5];[AudioLanguages.A$1:.A$1048576];0))&amp;&quot;&quot;&quot;,voicename=&quot;&quot;&quot;&amp;INDEX([AudioLanguages.C$1:.C$1048576];MATCH([.C5];[AudioLanguages.A$1:.A$1048576];0))&amp;&quot;&quot;&quot;,ssmlgender=&quot;&amp;INDEX([AudioLanguages.D$1:.D$1048576];MATCH([.C5];[AudioLanguages.A$1:.A$1048576];0))&amp;&quot;,output_filename=&quot;&quot;&quot;&amp;[.F5]&amp;&quot;&quot;&quot;)&quot;" office:value-type="string" office:string-value="synthesize_ssml(ssml=file_to_string(&quot;02_add_website_script_ssml_de_slide04.xml&quot;),langcode=&quot;de-DE&quot;,voicename=&quot;de-DE-Wavenet-C&quot;,ssmlgender=texttospeech.SsmlVoiceGender.FEMALE,output_filename=&quot;02_add_website_audio_de_slide04.mp3&quot;)" calcext:value-type="string">
            <text:p>synthesize_ssml(ssml=file_to_string("02_add_website_script_ssml_de_slide04.xml"),langcode="de-DE",voicename="de-DE-Wavenet-C",ssmlgender=texttospeech.SsmlVoiceGender.FEMALE,output_filename="02_add_website_audio_de_slide04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6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float" office:value="5" calcext:value-type="float">
            <text:p>5</text:p>
          </table:table-cell>
          <table:table-cell table:style-name="ce29" table:formula="of:=LOWER(TEXT([.A6];&quot;00&quot;)&amp;&quot;_&quot;&amp;[.B6]&amp;&quot;_script_ssml_&quot;&amp;[.C6]&amp;&quot;_slide&quot;&amp;TEXT([.D6];&quot;00&quot;)&amp;&quot;.xml&quot;)" office:value-type="string" office:string-value="02_add_website_script_ssml_de_slide05.xml" calcext:value-type="string">
            <text:p>02_add_website_script_ssml_de_slide05.xml</text:p>
          </table:table-cell>
          <table:table-cell table:style-name="ce29" table:formula="of:=LOWER(TEXT([.A6];&quot;00&quot;)&amp;&quot;_&quot;&amp;[.B6]&amp;&quot;_audio_&quot;&amp;[.C6]&amp;&quot;_slide&quot;&amp;TEXT([.D6];&quot;00&quot;)&amp;&quot;.mp3&quot;)" office:value-type="string" office:string-value="02_add_website_audio_de_slide05.mp3" calcext:value-type="string">
            <text:p>02_add_website_audio_de_slide05.mp3</text:p>
          </table:table-cell>
          <table:table-cell table:style-name="ce29" table:number-matrix-columns-spanned="1" table:number-matrix-rows-spanned="1" table:formula="of:=&quot;synthesize_ssml(ssml=file_to_string(&quot;&quot;&quot;&amp;[.E6]&amp;&quot;&quot;&quot;),langcode=&quot;&quot;&quot;&amp;INDEX([AudioLanguages.B$1:.B$1048576];MATCH([.C6];[AudioLanguages.A$1:.A$1048576];0))&amp;&quot;&quot;&quot;,voicename=&quot;&quot;&quot;&amp;INDEX([AudioLanguages.C$1:.C$1048576];MATCH([.C6];[AudioLanguages.A$1:.A$1048576];0))&amp;&quot;&quot;&quot;,ssmlgender=&quot;&amp;INDEX([AudioLanguages.D$1:.D$1048576];MATCH([.C6];[AudioLanguages.A$1:.A$1048576];0))&amp;&quot;,output_filename=&quot;&quot;&quot;&amp;[.F6]&amp;&quot;&quot;&quot;)&quot;" office:value-type="string" office:string-value="synthesize_ssml(ssml=file_to_string(&quot;02_add_website_script_ssml_de_slide05.xml&quot;),langcode=&quot;de-DE&quot;,voicename=&quot;de-DE-Wavenet-C&quot;,ssmlgender=texttospeech.SsmlVoiceGender.FEMALE,output_filename=&quot;02_add_website_audio_de_slide05.mp3&quot;)" calcext:value-type="string">
            <text:p>synthesize_ssml(ssml=file_to_string("02_add_website_script_ssml_de_slide05.xml"),langcode="de-DE",voicename="de-DE-Wavenet-C",ssmlgender=texttospeech.SsmlVoiceGender.FEMALE,output_filename="02_add_website_audio_de_slide05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7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float" office:value="6" calcext:value-type="float">
            <text:p>6</text:p>
          </table:table-cell>
          <table:table-cell table:style-name="ce29" table:formula="of:=LOWER(TEXT([.A7];&quot;00&quot;)&amp;&quot;_&quot;&amp;[.B7]&amp;&quot;_script_ssml_&quot;&amp;[.C7]&amp;&quot;_slide&quot;&amp;TEXT([.D7];&quot;00&quot;)&amp;&quot;.xml&quot;)" office:value-type="string" office:string-value="02_add_website_script_ssml_de_slide06.xml" calcext:value-type="string">
            <text:p>02_add_website_script_ssml_de_slide06.xml</text:p>
          </table:table-cell>
          <table:table-cell table:style-name="ce29" table:formula="of:=LOWER(TEXT([.A7];&quot;00&quot;)&amp;&quot;_&quot;&amp;[.B7]&amp;&quot;_audio_&quot;&amp;[.C7]&amp;&quot;_slide&quot;&amp;TEXT([.D7];&quot;00&quot;)&amp;&quot;.mp3&quot;)" office:value-type="string" office:string-value="02_add_website_audio_de_slide06.mp3" calcext:value-type="string">
            <text:p>02_add_website_audio_de_slide06.mp3</text:p>
          </table:table-cell>
          <table:table-cell table:style-name="ce29" table:number-matrix-columns-spanned="1" table:number-matrix-rows-spanned="1" table:formula="of:=&quot;synthesize_ssml(ssml=file_to_string(&quot;&quot;&quot;&amp;[.E7]&amp;&quot;&quot;&quot;),langcode=&quot;&quot;&quot;&amp;INDEX([AudioLanguages.B$1:.B$1048576];MATCH([.C7];[AudioLanguages.A$1:.A$1048576];0))&amp;&quot;&quot;&quot;,voicename=&quot;&quot;&quot;&amp;INDEX([AudioLanguages.C$1:.C$1048576];MATCH([.C7];[AudioLanguages.A$1:.A$1048576];0))&amp;&quot;&quot;&quot;,ssmlgender=&quot;&amp;INDEX([AudioLanguages.D$1:.D$1048576];MATCH([.C7];[AudioLanguages.A$1:.A$1048576];0))&amp;&quot;,output_filename=&quot;&quot;&quot;&amp;[.F7]&amp;&quot;&quot;&quot;)&quot;" office:value-type="string" office:string-value="synthesize_ssml(ssml=file_to_string(&quot;02_add_website_script_ssml_de_slide06.xml&quot;),langcode=&quot;de-DE&quot;,voicename=&quot;de-DE-Wavenet-C&quot;,ssmlgender=texttospeech.SsmlVoiceGender.FEMALE,output_filename=&quot;02_add_website_audio_de_slide06.mp3&quot;)" calcext:value-type="string">
            <text:p>synthesize_ssml(ssml=file_to_string("02_add_website_script_ssml_de_slide06.xml"),langcode="de-DE",voicename="de-DE-Wavenet-C",ssmlgender=texttospeech.SsmlVoiceGender.FEMALE,output_filename="02_add_website_audio_de_slide06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8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float" office:value="1" calcext:value-type="float">
            <text:p>1</text:p>
          </table:table-cell>
          <table:table-cell table:style-name="ce29" table:formula="of:=LOWER(TEXT([.A8];&quot;00&quot;)&amp;&quot;_&quot;&amp;[.B8]&amp;&quot;_script_ssml_&quot;&amp;[.C8]&amp;&quot;_slide&quot;&amp;TEXT([.D8];&quot;00&quot;)&amp;&quot;.xml&quot;)" office:value-type="string" office:string-value="02_add_website_script_ssml_en_slide01.xml" calcext:value-type="string">
            <text:p>02_add_website_script_ssml_en_slide01.xml</text:p>
          </table:table-cell>
          <table:table-cell table:style-name="ce29" table:formula="of:=LOWER(TEXT([.A8];&quot;00&quot;)&amp;&quot;_&quot;&amp;[.B8]&amp;&quot;_audio_&quot;&amp;[.C8]&amp;&quot;_slide&quot;&amp;TEXT([.D8];&quot;00&quot;)&amp;&quot;.mp3&quot;)" office:value-type="string" office:string-value="02_add_website_audio_en_slide01.mp3" calcext:value-type="string">
            <text:p>02_add_website_audio_en_slide01.mp3</text:p>
          </table:table-cell>
          <table:table-cell table:style-name="ce29" table:number-matrix-columns-spanned="1" table:number-matrix-rows-spanned="1" table:formula="of:=&quot;synthesize_ssml(ssml=file_to_string(&quot;&quot;&quot;&amp;[.E8]&amp;&quot;&quot;&quot;),langcode=&quot;&quot;&quot;&amp;INDEX([AudioLanguages.B$1:.B$1048576];MATCH([.C8];[AudioLanguages.A$1:.A$1048576];0))&amp;&quot;&quot;&quot;,voicename=&quot;&quot;&quot;&amp;INDEX([AudioLanguages.C$1:.C$1048576];MATCH([.C8];[AudioLanguages.A$1:.A$1048576];0))&amp;&quot;&quot;&quot;,ssmlgender=&quot;&amp;INDEX([AudioLanguages.D$1:.D$1048576];MATCH([.C8];[AudioLanguages.A$1:.A$1048576];0))&amp;&quot;,output_filename=&quot;&quot;&quot;&amp;[.F8]&amp;&quot;&quot;&quot;)&quot;" office:value-type="string" office:string-value="synthesize_ssml(ssml=file_to_string(&quot;02_add_website_script_ssml_en_slide01.xml&quot;),langcode=&quot;en-GB&quot;,voicename=&quot;en-US-Wavenet-B&quot;,ssmlgender=texttospeech.SsmlVoiceGender.MALE,output_filename=&quot;02_add_website_audio_en_slide01.mp3&quot;)" calcext:value-type="string">
            <text:p>synthesize_ssml(ssml=file_to_string("02_add_website_script_ssml_en_slide01.xml"),langcode="en-GB",voicename="en-US-Wavenet-B",ssmlgender=texttospeech.SsmlVoiceGender.MALE,output_filename="02_add_website_audio_en_slide01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9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float" office:value="2" calcext:value-type="float">
            <text:p>2</text:p>
          </table:table-cell>
          <table:table-cell table:style-name="ce29" table:formula="of:=LOWER(TEXT([.A9];&quot;00&quot;)&amp;&quot;_&quot;&amp;[.B9]&amp;&quot;_script_ssml_&quot;&amp;[.C9]&amp;&quot;_slide&quot;&amp;TEXT([.D9];&quot;00&quot;)&amp;&quot;.xml&quot;)" office:value-type="string" office:string-value="02_add_website_script_ssml_en_slide02.xml" calcext:value-type="string">
            <text:p>02_add_website_script_ssml_en_slide02.xml</text:p>
          </table:table-cell>
          <table:table-cell table:style-name="ce29" table:formula="of:=LOWER(TEXT([.A9];&quot;00&quot;)&amp;&quot;_&quot;&amp;[.B9]&amp;&quot;_audio_&quot;&amp;[.C9]&amp;&quot;_slide&quot;&amp;TEXT([.D9];&quot;00&quot;)&amp;&quot;.mp3&quot;)" office:value-type="string" office:string-value="02_add_website_audio_en_slide02.mp3" calcext:value-type="string">
            <text:p>02_add_website_audio_en_slide02.mp3</text:p>
          </table:table-cell>
          <table:table-cell table:style-name="ce29" table:number-matrix-columns-spanned="1" table:number-matrix-rows-spanned="1" table:formula="of:=&quot;synthesize_ssml(ssml=file_to_string(&quot;&quot;&quot;&amp;[.E9]&amp;&quot;&quot;&quot;),langcode=&quot;&quot;&quot;&amp;INDEX([AudioLanguages.B$1:.B$1048576];MATCH([.C9];[AudioLanguages.A$1:.A$1048576];0))&amp;&quot;&quot;&quot;,voicename=&quot;&quot;&quot;&amp;INDEX([AudioLanguages.C$1:.C$1048576];MATCH([.C9];[AudioLanguages.A$1:.A$1048576];0))&amp;&quot;&quot;&quot;,ssmlgender=&quot;&amp;INDEX([AudioLanguages.D$1:.D$1048576];MATCH([.C9];[AudioLanguages.A$1:.A$1048576];0))&amp;&quot;,output_filename=&quot;&quot;&quot;&amp;[.F9]&amp;&quot;&quot;&quot;)&quot;" office:value-type="string" office:string-value="synthesize_ssml(ssml=file_to_string(&quot;02_add_website_script_ssml_en_slide02.xml&quot;),langcode=&quot;en-GB&quot;,voicename=&quot;en-US-Wavenet-B&quot;,ssmlgender=texttospeech.SsmlVoiceGender.MALE,output_filename=&quot;02_add_website_audio_en_slide02.mp3&quot;)" calcext:value-type="string">
            <text:p>synthesize_ssml(ssml=file_to_string("02_add_website_script_ssml_en_slide02.xml"),langcode="en-GB",voicename="en-US-Wavenet-B",ssmlgender=texttospeech.SsmlVoiceGender.MALE,output_filename="02_add_website_audio_en_slide02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10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float" office:value="3" calcext:value-type="float">
            <text:p>3</text:p>
          </table:table-cell>
          <table:table-cell table:style-name="ce29" table:formula="of:=LOWER(TEXT([.A10];&quot;00&quot;)&amp;&quot;_&quot;&amp;[.B10]&amp;&quot;_script_ssml_&quot;&amp;[.C10]&amp;&quot;_slide&quot;&amp;TEXT([.D10];&quot;00&quot;)&amp;&quot;.xml&quot;)" office:value-type="string" office:string-value="02_add_website_script_ssml_en_slide03.xml" calcext:value-type="string">
            <text:p>02_add_website_script_ssml_en_slide03.xml</text:p>
          </table:table-cell>
          <table:table-cell table:style-name="ce29" table:formula="of:=LOWER(TEXT([.A10];&quot;00&quot;)&amp;&quot;_&quot;&amp;[.B10]&amp;&quot;_audio_&quot;&amp;[.C10]&amp;&quot;_slide&quot;&amp;TEXT([.D10];&quot;00&quot;)&amp;&quot;.mp3&quot;)" office:value-type="string" office:string-value="02_add_website_audio_en_slide03.mp3" calcext:value-type="string">
            <text:p>02_add_website_audio_en_slide03.mp3</text:p>
          </table:table-cell>
          <table:table-cell table:style-name="ce29" table:number-matrix-columns-spanned="1" table:number-matrix-rows-spanned="1" table:formula="of:=&quot;synthesize_ssml(ssml=file_to_string(&quot;&quot;&quot;&amp;[.E10]&amp;&quot;&quot;&quot;),langcode=&quot;&quot;&quot;&amp;INDEX([AudioLanguages.B$1:.B$1048576];MATCH([.C10];[AudioLanguages.A$1:.A$1048576];0))&amp;&quot;&quot;&quot;,voicename=&quot;&quot;&quot;&amp;INDEX([AudioLanguages.C$1:.C$1048576];MATCH([.C10];[AudioLanguages.A$1:.A$1048576];0))&amp;&quot;&quot;&quot;,ssmlgender=&quot;&amp;INDEX([AudioLanguages.D$1:.D$1048576];MATCH([.C10];[AudioLanguages.A$1:.A$1048576];0))&amp;&quot;,output_filename=&quot;&quot;&quot;&amp;[.F10]&amp;&quot;&quot;&quot;)&quot;" office:value-type="string" office:string-value="synthesize_ssml(ssml=file_to_string(&quot;02_add_website_script_ssml_en_slide03.xml&quot;),langcode=&quot;en-GB&quot;,voicename=&quot;en-US-Wavenet-B&quot;,ssmlgender=texttospeech.SsmlVoiceGender.MALE,output_filename=&quot;02_add_website_audio_en_slide03.mp3&quot;)" calcext:value-type="string">
            <text:p>synthesize_ssml(ssml=file_to_string("02_add_website_script_ssml_en_slide03.xml"),langcode="en-GB",voicename="en-US-Wavenet-B",ssmlgender=texttospeech.SsmlVoiceGender.MALE,output_filename="02_add_website_audio_en_slide03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11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float" office:value="4" calcext:value-type="float">
            <text:p>4</text:p>
          </table:table-cell>
          <table:table-cell table:style-name="ce29" table:formula="of:=LOWER(TEXT([.A11];&quot;00&quot;)&amp;&quot;_&quot;&amp;[.B11]&amp;&quot;_script_ssml_&quot;&amp;[.C11]&amp;&quot;_slide&quot;&amp;TEXT([.D11];&quot;00&quot;)&amp;&quot;.xml&quot;)" office:value-type="string" office:string-value="02_add_website_script_ssml_en_slide04.xml" calcext:value-type="string">
            <text:p>02_add_website_script_ssml_en_slide04.xml</text:p>
          </table:table-cell>
          <table:table-cell table:style-name="ce29" table:formula="of:=LOWER(TEXT([.A11];&quot;00&quot;)&amp;&quot;_&quot;&amp;[.B11]&amp;&quot;_audio_&quot;&amp;[.C11]&amp;&quot;_slide&quot;&amp;TEXT([.D11];&quot;00&quot;)&amp;&quot;.mp3&quot;)" office:value-type="string" office:string-value="02_add_website_audio_en_slide04.mp3" calcext:value-type="string">
            <text:p>02_add_website_audio_en_slide04.mp3</text:p>
          </table:table-cell>
          <table:table-cell table:style-name="ce29" table:number-matrix-columns-spanned="1" table:number-matrix-rows-spanned="1" table:formula="of:=&quot;synthesize_ssml(ssml=file_to_string(&quot;&quot;&quot;&amp;[.E11]&amp;&quot;&quot;&quot;),langcode=&quot;&quot;&quot;&amp;INDEX([AudioLanguages.B$1:.B$1048576];MATCH([.C11];[AudioLanguages.A$1:.A$1048576];0))&amp;&quot;&quot;&quot;,voicename=&quot;&quot;&quot;&amp;INDEX([AudioLanguages.C$1:.C$1048576];MATCH([.C11];[AudioLanguages.A$1:.A$1048576];0))&amp;&quot;&quot;&quot;,ssmlgender=&quot;&amp;INDEX([AudioLanguages.D$1:.D$1048576];MATCH([.C11];[AudioLanguages.A$1:.A$1048576];0))&amp;&quot;,output_filename=&quot;&quot;&quot;&amp;[.F11]&amp;&quot;&quot;&quot;)&quot;" office:value-type="string" office:string-value="synthesize_ssml(ssml=file_to_string(&quot;02_add_website_script_ssml_en_slide04.xml&quot;),langcode=&quot;en-GB&quot;,voicename=&quot;en-US-Wavenet-B&quot;,ssmlgender=texttospeech.SsmlVoiceGender.MALE,output_filename=&quot;02_add_website_audio_en_slide04.mp3&quot;)" calcext:value-type="string">
            <text:p>synthesize_ssml(ssml=file_to_string("02_add_website_script_ssml_en_slide04.xml"),langcode="en-GB",voicename="en-US-Wavenet-B",ssmlgender=texttospeech.SsmlVoiceGender.MALE,output_filename="02_add_website_audio_en_slide04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12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float" office:value="5" calcext:value-type="float">
            <text:p>5</text:p>
          </table:table-cell>
          <table:table-cell table:style-name="ce29" table:formula="of:=LOWER(TEXT([.A12];&quot;00&quot;)&amp;&quot;_&quot;&amp;[.B12]&amp;&quot;_script_ssml_&quot;&amp;[.C12]&amp;&quot;_slide&quot;&amp;TEXT([.D12];&quot;00&quot;)&amp;&quot;.xml&quot;)" office:value-type="string" office:string-value="02_add_website_script_ssml_en_slide05.xml" calcext:value-type="string">
            <text:p>02_add_website_script_ssml_en_slide05.xml</text:p>
          </table:table-cell>
          <table:table-cell table:style-name="ce29" table:formula="of:=LOWER(TEXT([.A12];&quot;00&quot;)&amp;&quot;_&quot;&amp;[.B12]&amp;&quot;_audio_&quot;&amp;[.C12]&amp;&quot;_slide&quot;&amp;TEXT([.D12];&quot;00&quot;)&amp;&quot;.mp3&quot;)" office:value-type="string" office:string-value="02_add_website_audio_en_slide05.mp3" calcext:value-type="string">
            <text:p>02_add_website_audio_en_slide05.mp3</text:p>
          </table:table-cell>
          <table:table-cell table:style-name="ce29" table:number-matrix-columns-spanned="1" table:number-matrix-rows-spanned="1" table:formula="of:=&quot;synthesize_ssml(ssml=file_to_string(&quot;&quot;&quot;&amp;[.E12]&amp;&quot;&quot;&quot;),langcode=&quot;&quot;&quot;&amp;INDEX([AudioLanguages.B$1:.B$1048576];MATCH([.C12];[AudioLanguages.A$1:.A$1048576];0))&amp;&quot;&quot;&quot;,voicename=&quot;&quot;&quot;&amp;INDEX([AudioLanguages.C$1:.C$1048576];MATCH([.C12];[AudioLanguages.A$1:.A$1048576];0))&amp;&quot;&quot;&quot;,ssmlgender=&quot;&amp;INDEX([AudioLanguages.D$1:.D$1048576];MATCH([.C12];[AudioLanguages.A$1:.A$1048576];0))&amp;&quot;,output_filename=&quot;&quot;&quot;&amp;[.F12]&amp;&quot;&quot;&quot;)&quot;" office:value-type="string" office:string-value="synthesize_ssml(ssml=file_to_string(&quot;02_add_website_script_ssml_en_slide05.xml&quot;),langcode=&quot;en-GB&quot;,voicename=&quot;en-US-Wavenet-B&quot;,ssmlgender=texttospeech.SsmlVoiceGender.MALE,output_filename=&quot;02_add_website_audio_en_slide05.mp3&quot;)" calcext:value-type="string">
            <text:p>synthesize_ssml(ssml=file_to_string("02_add_website_script_ssml_en_slide05.xml"),langcode="en-GB",voicename="en-US-Wavenet-B",ssmlgender=texttospeech.SsmlVoiceGender.MALE,output_filename="02_add_website_audio_en_slide05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13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fr</text:p>
          </table:table-cell>
          <table:table-cell table:style-name="ce4" office:value-type="float" office:value="1" calcext:value-type="float">
            <text:p>1</text:p>
          </table:table-cell>
          <table:table-cell table:style-name="ce29" table:formula="of:=LOWER(TEXT([.A13];&quot;00&quot;)&amp;&quot;_&quot;&amp;[.B13]&amp;&quot;_script_ssml_&quot;&amp;[.C13]&amp;&quot;_slide&quot;&amp;TEXT([.D13];&quot;00&quot;)&amp;&quot;.xml&quot;)" office:value-type="string" office:string-value="02_add_website_script_ssml_fr_slide01.xml" calcext:value-type="string">
            <text:p>02_add_website_script_ssml_fr_slide01.xml</text:p>
          </table:table-cell>
          <table:table-cell table:style-name="ce29" table:formula="of:=LOWER(TEXT([.A13];&quot;00&quot;)&amp;&quot;_&quot;&amp;[.B13]&amp;&quot;_audio_&quot;&amp;[.C13]&amp;&quot;_slide&quot;&amp;TEXT([.D13];&quot;00&quot;)&amp;&quot;.mp3&quot;)" office:value-type="string" office:string-value="02_add_website_audio_fr_slide01.mp3" calcext:value-type="string">
            <text:p>02_add_website_audio_fr_slide01.mp3</text:p>
          </table:table-cell>
          <table:table-cell table:style-name="ce29" table:number-matrix-columns-spanned="1" table:number-matrix-rows-spanned="1" table:formula="of:=&quot;synthesize_ssml(ssml=file_to_string(&quot;&quot;&quot;&amp;[.E13]&amp;&quot;&quot;&quot;),langcode=&quot;&quot;&quot;&amp;INDEX([AudioLanguages.B$1:.B$1048576];MATCH([.C13];[AudioLanguages.A$1:.A$1048576];0))&amp;&quot;&quot;&quot;,voicename=&quot;&quot;&quot;&amp;INDEX([AudioLanguages.C$1:.C$1048576];MATCH([.C13];[AudioLanguages.A$1:.A$1048576];0))&amp;&quot;&quot;&quot;,ssmlgender=&quot;&amp;INDEX([AudioLanguages.D$1:.D$1048576];MATCH([.C13];[AudioLanguages.A$1:.A$1048576];0))&amp;&quot;,output_filename=&quot;&quot;&quot;&amp;[.F13]&amp;&quot;&quot;&quot;)&quot;" office:value-type="string" office:string-value="synthesize_ssml(ssml=file_to_string(&quot;02_add_website_script_ssml_fr_slide01.xml&quot;),langcode=&quot;fr-FR&quot;,voicename=&quot;fr-FR-Wavenet-E&quot;,ssmlgender=texttospeech.SsmlVoiceGender.FEMALE,output_filename=&quot;02_add_website_audio_fr_slide01.mp3&quot;)" calcext:value-type="string">
            <text:p>synthesize_ssml(ssml=file_to_string("02_add_website_script_ssml_fr_slide01.xml"),langcode="fr-FR",voicename="fr-FR-Wavenet-E",ssmlgender=texttospeech.SsmlVoiceGender.FEMALE,output_filename="02_add_website_audio_fr_slide01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14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fr</text:p>
          </table:table-cell>
          <table:table-cell table:style-name="ce4" office:value-type="float" office:value="2" calcext:value-type="float">
            <text:p>2</text:p>
          </table:table-cell>
          <table:table-cell table:style-name="ce29" table:formula="of:=LOWER(TEXT([.A14];&quot;00&quot;)&amp;&quot;_&quot;&amp;[.B14]&amp;&quot;_script_ssml_&quot;&amp;[.C14]&amp;&quot;_slide&quot;&amp;TEXT([.D14];&quot;00&quot;)&amp;&quot;.xml&quot;)" office:value-type="string" office:string-value="02_add_website_script_ssml_fr_slide02.xml" calcext:value-type="string">
            <text:p>02_add_website_script_ssml_fr_slide02.xml</text:p>
          </table:table-cell>
          <table:table-cell table:style-name="ce29" table:formula="of:=LOWER(TEXT([.A14];&quot;00&quot;)&amp;&quot;_&quot;&amp;[.B14]&amp;&quot;_audio_&quot;&amp;[.C14]&amp;&quot;_slide&quot;&amp;TEXT([.D14];&quot;00&quot;)&amp;&quot;.mp3&quot;)" office:value-type="string" office:string-value="02_add_website_audio_fr_slide02.mp3" calcext:value-type="string">
            <text:p>02_add_website_audio_fr_slide02.mp3</text:p>
          </table:table-cell>
          <table:table-cell table:style-name="ce29" table:number-matrix-columns-spanned="1" table:number-matrix-rows-spanned="1" table:formula="of:=&quot;synthesize_ssml(ssml=file_to_string(&quot;&quot;&quot;&amp;[.E14]&amp;&quot;&quot;&quot;),langcode=&quot;&quot;&quot;&amp;INDEX([AudioLanguages.B$1:.B$1048576];MATCH([.C14];[AudioLanguages.A$1:.A$1048576];0))&amp;&quot;&quot;&quot;,voicename=&quot;&quot;&quot;&amp;INDEX([AudioLanguages.C$1:.C$1048576];MATCH([.C14];[AudioLanguages.A$1:.A$1048576];0))&amp;&quot;&quot;&quot;,ssmlgender=&quot;&amp;INDEX([AudioLanguages.D$1:.D$1048576];MATCH([.C14];[AudioLanguages.A$1:.A$1048576];0))&amp;&quot;,output_filename=&quot;&quot;&quot;&amp;[.F14]&amp;&quot;&quot;&quot;)&quot;" office:value-type="string" office:string-value="synthesize_ssml(ssml=file_to_string(&quot;02_add_website_script_ssml_fr_slide02.xml&quot;),langcode=&quot;fr-FR&quot;,voicename=&quot;fr-FR-Wavenet-E&quot;,ssmlgender=texttospeech.SsmlVoiceGender.FEMALE,output_filename=&quot;02_add_website_audio_fr_slide02.mp3&quot;)" calcext:value-type="string">
            <text:p>synthesize_ssml(ssml=file_to_string("02_add_website_script_ssml_fr_slide02.xml"),langcode="fr-FR",voicename="fr-FR-Wavenet-E",ssmlgender=texttospeech.SsmlVoiceGender.FEMALE,output_filename="02_add_website_audio_fr_slide02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15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fr</text:p>
          </table:table-cell>
          <table:table-cell table:style-name="ce4" office:value-type="float" office:value="3" calcext:value-type="float">
            <text:p>3</text:p>
          </table:table-cell>
          <table:table-cell table:style-name="ce29" table:formula="of:=LOWER(TEXT([.A15];&quot;00&quot;)&amp;&quot;_&quot;&amp;[.B15]&amp;&quot;_script_ssml_&quot;&amp;[.C15]&amp;&quot;_slide&quot;&amp;TEXT([.D15];&quot;00&quot;)&amp;&quot;.xml&quot;)" office:value-type="string" office:string-value="02_add_website_script_ssml_fr_slide03.xml" calcext:value-type="string">
            <text:p>02_add_website_script_ssml_fr_slide03.xml</text:p>
          </table:table-cell>
          <table:table-cell table:style-name="ce29" table:formula="of:=LOWER(TEXT([.A15];&quot;00&quot;)&amp;&quot;_&quot;&amp;[.B15]&amp;&quot;_audio_&quot;&amp;[.C15]&amp;&quot;_slide&quot;&amp;TEXT([.D15];&quot;00&quot;)&amp;&quot;.mp3&quot;)" office:value-type="string" office:string-value="02_add_website_audio_fr_slide03.mp3" calcext:value-type="string">
            <text:p>02_add_website_audio_fr_slide03.mp3</text:p>
          </table:table-cell>
          <table:table-cell table:style-name="ce29" table:number-matrix-columns-spanned="1" table:number-matrix-rows-spanned="1" table:formula="of:=&quot;synthesize_ssml(ssml=file_to_string(&quot;&quot;&quot;&amp;[.E15]&amp;&quot;&quot;&quot;),langcode=&quot;&quot;&quot;&amp;INDEX([AudioLanguages.B$1:.B$1048576];MATCH([.C15];[AudioLanguages.A$1:.A$1048576];0))&amp;&quot;&quot;&quot;,voicename=&quot;&quot;&quot;&amp;INDEX([AudioLanguages.C$1:.C$1048576];MATCH([.C15];[AudioLanguages.A$1:.A$1048576];0))&amp;&quot;&quot;&quot;,ssmlgender=&quot;&amp;INDEX([AudioLanguages.D$1:.D$1048576];MATCH([.C15];[AudioLanguages.A$1:.A$1048576];0))&amp;&quot;,output_filename=&quot;&quot;&quot;&amp;[.F15]&amp;&quot;&quot;&quot;)&quot;" office:value-type="string" office:string-value="synthesize_ssml(ssml=file_to_string(&quot;02_add_website_script_ssml_fr_slide03.xml&quot;),langcode=&quot;fr-FR&quot;,voicename=&quot;fr-FR-Wavenet-E&quot;,ssmlgender=texttospeech.SsmlVoiceGender.FEMALE,output_filename=&quot;02_add_website_audio_fr_slide03.mp3&quot;)" calcext:value-type="string">
            <text:p>synthesize_ssml(ssml=file_to_string("02_add_website_script_ssml_fr_slide03.xml"),langcode="fr-FR",voicename="fr-FR-Wavenet-E",ssmlgender=texttospeech.SsmlVoiceGender.FEMALE,output_filename="02_add_website_audio_fr_slide03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16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fr</text:p>
          </table:table-cell>
          <table:table-cell table:style-name="ce4" office:value-type="float" office:value="4" calcext:value-type="float">
            <text:p>4</text:p>
          </table:table-cell>
          <table:table-cell table:style-name="ce29" table:formula="of:=LOWER(TEXT([.A16];&quot;00&quot;)&amp;&quot;_&quot;&amp;[.B16]&amp;&quot;_script_ssml_&quot;&amp;[.C16]&amp;&quot;_slide&quot;&amp;TEXT([.D16];&quot;00&quot;)&amp;&quot;.xml&quot;)" office:value-type="string" office:string-value="02_add_website_script_ssml_fr_slide04.xml" calcext:value-type="string">
            <text:p>02_add_website_script_ssml_fr_slide04.xml</text:p>
          </table:table-cell>
          <table:table-cell table:style-name="ce29" table:formula="of:=LOWER(TEXT([.A16];&quot;00&quot;)&amp;&quot;_&quot;&amp;[.B16]&amp;&quot;_audio_&quot;&amp;[.C16]&amp;&quot;_slide&quot;&amp;TEXT([.D16];&quot;00&quot;)&amp;&quot;.mp3&quot;)" office:value-type="string" office:string-value="02_add_website_audio_fr_slide04.mp3" calcext:value-type="string">
            <text:p>02_add_website_audio_fr_slide04.mp3</text:p>
          </table:table-cell>
          <table:table-cell table:style-name="ce29" table:number-matrix-columns-spanned="1" table:number-matrix-rows-spanned="1" table:formula="of:=&quot;synthesize_ssml(ssml=file_to_string(&quot;&quot;&quot;&amp;[.E16]&amp;&quot;&quot;&quot;),langcode=&quot;&quot;&quot;&amp;INDEX([AudioLanguages.B$1:.B$1048576];MATCH([.C16];[AudioLanguages.A$1:.A$1048576];0))&amp;&quot;&quot;&quot;,voicename=&quot;&quot;&quot;&amp;INDEX([AudioLanguages.C$1:.C$1048576];MATCH([.C16];[AudioLanguages.A$1:.A$1048576];0))&amp;&quot;&quot;&quot;,ssmlgender=&quot;&amp;INDEX([AudioLanguages.D$1:.D$1048576];MATCH([.C16];[AudioLanguages.A$1:.A$1048576];0))&amp;&quot;,output_filename=&quot;&quot;&quot;&amp;[.F16]&amp;&quot;&quot;&quot;)&quot;" office:value-type="string" office:string-value="synthesize_ssml(ssml=file_to_string(&quot;02_add_website_script_ssml_fr_slide04.xml&quot;),langcode=&quot;fr-FR&quot;,voicename=&quot;fr-FR-Wavenet-E&quot;,ssmlgender=texttospeech.SsmlVoiceGender.FEMALE,output_filename=&quot;02_add_website_audio_fr_slide04.mp3&quot;)" calcext:value-type="string">
            <text:p>synthesize_ssml(ssml=file_to_string("02_add_website_script_ssml_fr_slide04.xml"),langcode="fr-FR",voicename="fr-FR-Wavenet-E",ssmlgender=texttospeech.SsmlVoiceGender.FEMALE,output_filename="02_add_website_audio_fr_slide04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17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fr</text:p>
          </table:table-cell>
          <table:table-cell table:style-name="ce4" office:value-type="float" office:value="5" calcext:value-type="float">
            <text:p>5</text:p>
          </table:table-cell>
          <table:table-cell table:style-name="ce29" table:formula="of:=LOWER(TEXT([.A17];&quot;00&quot;)&amp;&quot;_&quot;&amp;[.B17]&amp;&quot;_script_ssml_&quot;&amp;[.C17]&amp;&quot;_slide&quot;&amp;TEXT([.D17];&quot;00&quot;)&amp;&quot;.xml&quot;)" office:value-type="string" office:string-value="02_add_website_script_ssml_fr_slide05.xml" calcext:value-type="string">
            <text:p>02_add_website_script_ssml_fr_slide05.xml</text:p>
          </table:table-cell>
          <table:table-cell table:style-name="ce29" table:formula="of:=LOWER(TEXT([.A17];&quot;00&quot;)&amp;&quot;_&quot;&amp;[.B17]&amp;&quot;_audio_&quot;&amp;[.C17]&amp;&quot;_slide&quot;&amp;TEXT([.D17];&quot;00&quot;)&amp;&quot;.mp3&quot;)" office:value-type="string" office:string-value="02_add_website_audio_fr_slide05.mp3" calcext:value-type="string">
            <text:p>02_add_website_audio_fr_slide05.mp3</text:p>
          </table:table-cell>
          <table:table-cell table:style-name="ce29" table:number-matrix-columns-spanned="1" table:number-matrix-rows-spanned="1" table:formula="of:=&quot;synthesize_ssml(ssml=file_to_string(&quot;&quot;&quot;&amp;[.E17]&amp;&quot;&quot;&quot;),langcode=&quot;&quot;&quot;&amp;INDEX([AudioLanguages.B$1:.B$1048576];MATCH([.C17];[AudioLanguages.A$1:.A$1048576];0))&amp;&quot;&quot;&quot;,voicename=&quot;&quot;&quot;&amp;INDEX([AudioLanguages.C$1:.C$1048576];MATCH([.C17];[AudioLanguages.A$1:.A$1048576];0))&amp;&quot;&quot;&quot;,ssmlgender=&quot;&amp;INDEX([AudioLanguages.D$1:.D$1048576];MATCH([.C17];[AudioLanguages.A$1:.A$1048576];0))&amp;&quot;,output_filename=&quot;&quot;&quot;&amp;[.F17]&amp;&quot;&quot;&quot;)&quot;" office:value-type="string" office:string-value="synthesize_ssml(ssml=file_to_string(&quot;02_add_website_script_ssml_fr_slide05.xml&quot;),langcode=&quot;fr-FR&quot;,voicename=&quot;fr-FR-Wavenet-E&quot;,ssmlgender=texttospeech.SsmlVoiceGender.FEMALE,output_filename=&quot;02_add_website_audio_fr_slide05.mp3&quot;)" calcext:value-type="string">
            <text:p>synthesize_ssml(ssml=file_to_string("02_add_website_script_ssml_fr_slide05.xml"),langcode="fr-FR",voicename="fr-FR-Wavenet-E",ssmlgender=texttospeech.SsmlVoiceGender.FEMALE,output_filename="02_add_website_audio_fr_slide05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18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it</text:p>
          </table:table-cell>
          <table:table-cell table:style-name="ce4" office:value-type="float" office:value="1" calcext:value-type="float">
            <text:p>1</text:p>
          </table:table-cell>
          <table:table-cell table:style-name="ce29" table:formula="of:=LOWER(TEXT([.A18];&quot;00&quot;)&amp;&quot;_&quot;&amp;[.B18]&amp;&quot;_script_ssml_&quot;&amp;[.C18]&amp;&quot;_slide&quot;&amp;TEXT([.D18];&quot;00&quot;)&amp;&quot;.xml&quot;)" office:value-type="string" office:string-value="02_add_website_script_ssml_it_slide01.xml" calcext:value-type="string">
            <text:p>02_add_website_script_ssml_it_slide01.xml</text:p>
          </table:table-cell>
          <table:table-cell table:style-name="ce29" table:formula="of:=LOWER(TEXT([.A18];&quot;00&quot;)&amp;&quot;_&quot;&amp;[.B18]&amp;&quot;_audio_&quot;&amp;[.C18]&amp;&quot;_slide&quot;&amp;TEXT([.D18];&quot;00&quot;)&amp;&quot;.mp3&quot;)" office:value-type="string" office:string-value="02_add_website_audio_it_slide01.mp3" calcext:value-type="string">
            <text:p>02_add_website_audio_it_slide01.mp3</text:p>
          </table:table-cell>
          <table:table-cell table:style-name="ce29" table:number-matrix-columns-spanned="1" table:number-matrix-rows-spanned="1" table:formula="of:=&quot;synthesize_ssml(ssml=file_to_string(&quot;&quot;&quot;&amp;[.E18]&amp;&quot;&quot;&quot;),langcode=&quot;&quot;&quot;&amp;INDEX([AudioLanguages.B$1:.B$1048576];MATCH([.C18];[AudioLanguages.A$1:.A$1048576];0))&amp;&quot;&quot;&quot;,voicename=&quot;&quot;&quot;&amp;INDEX([AudioLanguages.C$1:.C$1048576];MATCH([.C18];[AudioLanguages.A$1:.A$1048576];0))&amp;&quot;&quot;&quot;,ssmlgender=&quot;&amp;INDEX([AudioLanguages.D$1:.D$1048576];MATCH([.C18];[AudioLanguages.A$1:.A$1048576];0))&amp;&quot;,output_filename=&quot;&quot;&quot;&amp;[.F18]&amp;&quot;&quot;&quot;)&quot;" office:value-type="string" office:string-value="synthesize_ssml(ssml=file_to_string(&quot;02_add_website_script_ssml_it_slide01.xml&quot;),langcode=&quot;it-IT&quot;,voicename=&quot;it-IT-Wavenet-C&quot;,ssmlgender=texttospeech.SsmlVoiceGender.MALE,output_filename=&quot;02_add_website_audio_it_slide01.mp3&quot;)" calcext:value-type="string">
            <text:p>synthesize_ssml(ssml=file_to_string("02_add_website_script_ssml_it_slide01.xml"),langcode="it-IT",voicename="it-IT-Wavenet-C",ssmlgender=texttospeech.SsmlVoiceGender.MALE,output_filename="02_add_website_audio_it_slide01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19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it</text:p>
          </table:table-cell>
          <table:table-cell table:style-name="ce4" office:value-type="float" office:value="2" calcext:value-type="float">
            <text:p>2</text:p>
          </table:table-cell>
          <table:table-cell table:style-name="ce29" table:formula="of:=LOWER(TEXT([.A19];&quot;00&quot;)&amp;&quot;_&quot;&amp;[.B19]&amp;&quot;_script_ssml_&quot;&amp;[.C19]&amp;&quot;_slide&quot;&amp;TEXT([.D19];&quot;00&quot;)&amp;&quot;.xml&quot;)" office:value-type="string" office:string-value="02_add_website_script_ssml_it_slide02.xml" calcext:value-type="string">
            <text:p>02_add_website_script_ssml_it_slide02.xml</text:p>
          </table:table-cell>
          <table:table-cell table:style-name="ce29" table:formula="of:=LOWER(TEXT([.A19];&quot;00&quot;)&amp;&quot;_&quot;&amp;[.B19]&amp;&quot;_audio_&quot;&amp;[.C19]&amp;&quot;_slide&quot;&amp;TEXT([.D19];&quot;00&quot;)&amp;&quot;.mp3&quot;)" office:value-type="string" office:string-value="02_add_website_audio_it_slide02.mp3" calcext:value-type="string">
            <text:p>02_add_website_audio_it_slide02.mp3</text:p>
          </table:table-cell>
          <table:table-cell table:style-name="ce29" table:number-matrix-columns-spanned="1" table:number-matrix-rows-spanned="1" table:formula="of:=&quot;synthesize_ssml(ssml=file_to_string(&quot;&quot;&quot;&amp;[.E19]&amp;&quot;&quot;&quot;),langcode=&quot;&quot;&quot;&amp;INDEX([AudioLanguages.B$1:.B$1048576];MATCH([.C19];[AudioLanguages.A$1:.A$1048576];0))&amp;&quot;&quot;&quot;,voicename=&quot;&quot;&quot;&amp;INDEX([AudioLanguages.C$1:.C$1048576];MATCH([.C19];[AudioLanguages.A$1:.A$1048576];0))&amp;&quot;&quot;&quot;,ssmlgender=&quot;&amp;INDEX([AudioLanguages.D$1:.D$1048576];MATCH([.C19];[AudioLanguages.A$1:.A$1048576];0))&amp;&quot;,output_filename=&quot;&quot;&quot;&amp;[.F19]&amp;&quot;&quot;&quot;)&quot;" office:value-type="string" office:string-value="synthesize_ssml(ssml=file_to_string(&quot;02_add_website_script_ssml_it_slide02.xml&quot;),langcode=&quot;it-IT&quot;,voicename=&quot;it-IT-Wavenet-C&quot;,ssmlgender=texttospeech.SsmlVoiceGender.MALE,output_filename=&quot;02_add_website_audio_it_slide02.mp3&quot;)" calcext:value-type="string">
            <text:p>synthesize_ssml(ssml=file_to_string("02_add_website_script_ssml_it_slide02.xml"),langcode="it-IT",voicename="it-IT-Wavenet-C",ssmlgender=texttospeech.SsmlVoiceGender.MALE,output_filename="02_add_website_audio_it_slide02.mp3")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20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it</text:p>
          </table:table-cell>
          <table:table-cell table:style-name="ce4" office:value-type="float" office:value="3" calcext:value-type="float">
            <text:p>3</text:p>
          </table:table-cell>
          <table:table-cell table:style-name="ce29" table:formula="of:=LOWER(TEXT([.A20];&quot;00&quot;)&amp;&quot;_&quot;&amp;[.B20]&amp;&quot;_script_ssml_&quot;&amp;[.C20]&amp;&quot;_slide&quot;&amp;TEXT([.D20];&quot;00&quot;)&amp;&quot;.xml&quot;)" office:value-type="string" office:string-value="02_add_website_script_ssml_it_slide03.xml" calcext:value-type="string">
            <text:p>02_add_website_script_ssml_it_slide03.xml</text:p>
          </table:table-cell>
          <table:table-cell table:style-name="ce29" table:formula="of:=LOWER(TEXT([.A20];&quot;00&quot;)&amp;&quot;_&quot;&amp;[.B20]&amp;&quot;_audio_&quot;&amp;[.C20]&amp;&quot;_slide&quot;&amp;TEXT([.D20];&quot;00&quot;)&amp;&quot;.mp3&quot;)" office:value-type="string" office:string-value="02_add_website_audio_it_slide03.mp3" calcext:value-type="string">
            <text:p>02_add_website_audio_it_slide03.mp3</text:p>
          </table:table-cell>
          <table:table-cell table:style-name="ce29" table:number-matrix-columns-spanned="1" table:number-matrix-rows-spanned="1" table:formula="of:=&quot;synthesize_ssml(ssml=file_to_string(&quot;&quot;&quot;&amp;[.E20]&amp;&quot;&quot;&quot;),langcode=&quot;&quot;&quot;&amp;INDEX([AudioLanguages.B$1:.B$1048576];MATCH([.C20];[AudioLanguages.A$1:.A$1048576];0))&amp;&quot;&quot;&quot;,voicename=&quot;&quot;&quot;&amp;INDEX([AudioLanguages.C$1:.C$1048576];MATCH([.C20];[AudioLanguages.A$1:.A$1048576];0))&amp;&quot;&quot;&quot;,ssmlgender=&quot;&amp;INDEX([AudioLanguages.D$1:.D$1048576];MATCH([.C20];[AudioLanguages.A$1:.A$1048576];0))&amp;&quot;,output_filename=&quot;&quot;&quot;&amp;[.F20]&amp;&quot;&quot;&quot;)&quot;" office:value-type="string" office:string-value="synthesize_ssml(ssml=file_to_string(&quot;02_add_website_script_ssml_it_slide03.xml&quot;),langcode=&quot;it-IT&quot;,voicename=&quot;it-IT-Wavenet-C&quot;,ssmlgender=texttospeech.SsmlVoiceGender.MALE,output_filename=&quot;02_add_website_audio_it_slide03.mp3&quot;)" calcext:value-type="string">
            <text:p>synthesize_ssml(ssml=file_to_string("02_add_website_script_ssml_it_slide03.xml"),langcode="it-IT",voicename="it-IT-Wavenet-C",ssmlgender=texttospeech.SsmlVoiceGender.MALE,output_filename="02_add_website_audio_it_slide03.mp3")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21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it</text:p>
          </table:table-cell>
          <table:table-cell table:style-name="ce4" office:value-type="float" office:value="4" calcext:value-type="float">
            <text:p>4</text:p>
          </table:table-cell>
          <table:table-cell table:style-name="ce29" table:formula="of:=LOWER(TEXT([.A21];&quot;00&quot;)&amp;&quot;_&quot;&amp;[.B21]&amp;&quot;_script_ssml_&quot;&amp;[.C21]&amp;&quot;_slide&quot;&amp;TEXT([.D21];&quot;00&quot;)&amp;&quot;.xml&quot;)" office:value-type="string" office:string-value="02_add_website_script_ssml_it_slide04.xml" calcext:value-type="string">
            <text:p>02_add_website_script_ssml_it_slide04.xml</text:p>
          </table:table-cell>
          <table:table-cell table:style-name="ce29" table:formula="of:=LOWER(TEXT([.A21];&quot;00&quot;)&amp;&quot;_&quot;&amp;[.B21]&amp;&quot;_audio_&quot;&amp;[.C21]&amp;&quot;_slide&quot;&amp;TEXT([.D21];&quot;00&quot;)&amp;&quot;.mp3&quot;)" office:value-type="string" office:string-value="02_add_website_audio_it_slide04.mp3" calcext:value-type="string">
            <text:p>02_add_website_audio_it_slide04.mp3</text:p>
          </table:table-cell>
          <table:table-cell table:style-name="ce29" table:number-matrix-columns-spanned="1" table:number-matrix-rows-spanned="1" table:formula="of:=&quot;synthesize_ssml(ssml=file_to_string(&quot;&quot;&quot;&amp;[.E21]&amp;&quot;&quot;&quot;),langcode=&quot;&quot;&quot;&amp;INDEX([AudioLanguages.B$1:.B$1048576];MATCH([.C21];[AudioLanguages.A$1:.A$1048576];0))&amp;&quot;&quot;&quot;,voicename=&quot;&quot;&quot;&amp;INDEX([AudioLanguages.C$1:.C$1048576];MATCH([.C21];[AudioLanguages.A$1:.A$1048576];0))&amp;&quot;&quot;&quot;,ssmlgender=&quot;&amp;INDEX([AudioLanguages.D$1:.D$1048576];MATCH([.C21];[AudioLanguages.A$1:.A$1048576];0))&amp;&quot;,output_filename=&quot;&quot;&quot;&amp;[.F21]&amp;&quot;&quot;&quot;)&quot;" office:value-type="string" office:string-value="synthesize_ssml(ssml=file_to_string(&quot;02_add_website_script_ssml_it_slide04.xml&quot;),langcode=&quot;it-IT&quot;,voicename=&quot;it-IT-Wavenet-C&quot;,ssmlgender=texttospeech.SsmlVoiceGender.MALE,output_filename=&quot;02_add_website_audio_it_slide04.mp3&quot;)" calcext:value-type="string">
            <text:p>synthesize_ssml(ssml=file_to_string("02_add_website_script_ssml_it_slide04.xml"),langcode="it-IT",voicename="it-IT-Wavenet-C",ssmlgender=texttospeech.SsmlVoiceGender.MALE,output_filename="02_add_website_audio_it_slide04.mp3")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02</text:p>
          </table:table-cell>
          <table:table-cell table:style-name="ce29" table:number-matrix-columns-spanned="1" table:number-matrix-rows-spanned="1" table:formula="of:=INDEX([Topics.D$1:.D$1048576];MATCH([.A22];[Topics.B$1:.B$1048576];0))" office:value-type="string" office:string-value="add_website" calcext:value-type="string">
            <text:p>add_website</text:p>
          </table:table-cell>
          <table:table-cell table:style-name="ce4" office:value-type="string" calcext:value-type="string">
            <text:p>it</text:p>
          </table:table-cell>
          <table:table-cell table:style-name="ce4" office:value-type="float" office:value="5" calcext:value-type="float">
            <text:p>5</text:p>
          </table:table-cell>
          <table:table-cell table:style-name="ce29" table:formula="of:=LOWER(TEXT([.A22];&quot;00&quot;)&amp;&quot;_&quot;&amp;[.B22]&amp;&quot;_script_ssml_&quot;&amp;[.C22]&amp;&quot;_slide&quot;&amp;TEXT([.D22];&quot;00&quot;)&amp;&quot;.xml&quot;)" office:value-type="string" office:string-value="02_add_website_script_ssml_it_slide05.xml" calcext:value-type="string">
            <text:p>02_add_website_script_ssml_it_slide05.xml</text:p>
          </table:table-cell>
          <table:table-cell table:style-name="ce29" table:formula="of:=LOWER(TEXT([.A22];&quot;00&quot;)&amp;&quot;_&quot;&amp;[.B22]&amp;&quot;_audio_&quot;&amp;[.C22]&amp;&quot;_slide&quot;&amp;TEXT([.D22];&quot;00&quot;)&amp;&quot;.mp3&quot;)" office:value-type="string" office:string-value="02_add_website_audio_it_slide05.mp3" calcext:value-type="string">
            <text:p>02_add_website_audio_it_slide05.mp3</text:p>
          </table:table-cell>
          <table:table-cell table:style-name="ce29" table:number-matrix-columns-spanned="1" table:number-matrix-rows-spanned="1" table:formula="of:=&quot;synthesize_ssml(ssml=file_to_string(&quot;&quot;&quot;&amp;[.E22]&amp;&quot;&quot;&quot;),langcode=&quot;&quot;&quot;&amp;INDEX([AudioLanguages.B$1:.B$1048576];MATCH([.C22];[AudioLanguages.A$1:.A$1048576];0))&amp;&quot;&quot;&quot;,voicename=&quot;&quot;&quot;&amp;INDEX([AudioLanguages.C$1:.C$1048576];MATCH([.C22];[AudioLanguages.A$1:.A$1048576];0))&amp;&quot;&quot;&quot;,ssmlgender=&quot;&amp;INDEX([AudioLanguages.D$1:.D$1048576];MATCH([.C22];[AudioLanguages.A$1:.A$1048576];0))&amp;&quot;,output_filename=&quot;&quot;&quot;&amp;[.F22]&amp;&quot;&quot;&quot;)&quot;" office:value-type="string" office:string-value="synthesize_ssml(ssml=file_to_string(&quot;02_add_website_script_ssml_it_slide05.xml&quot;),langcode=&quot;it-IT&quot;,voicename=&quot;it-IT-Wavenet-C&quot;,ssmlgender=texttospeech.SsmlVoiceGender.MALE,output_filename=&quot;02_add_website_audio_it_slide05.mp3&quot;)" calcext:value-type="string">
            <text:p>synthesize_ssml(ssml=file_to_string("02_add_website_script_ssml_it_slide05.xml"),langcode="it-IT",voicename="it-IT-Wavenet-C",ssmlgender=texttospeech.SsmlVoiceGender.MALE,output_filename="02_add_website_audio_it_slide05.mp3")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04</text:p>
          </table:table-cell>
          <table:table-cell table:style-name="ce29" table:number-matrix-columns-spanned="1" table:number-matrix-rows-spanned="1" table:formula="of:=INDEX([Topics.D$1:.D$1048576];MATCH([.A23];[Topics.B$1:.B$1048576];0))" office:value-type="string" office:string-value="add_coordinate_location" calcext:value-type="string">
            <text:p>add_coordinate_location</text:p>
          </table:table-cell>
          <table:table-cell table:style-name="ce4" office:value-type="string" calcext:value-type="string">
            <text:p>en</text:p>
          </table:table-cell>
          <table:table-cell table:style-name="ce4" office:value-type="float" office:value="1" calcext:value-type="float">
            <text:p>1</text:p>
          </table:table-cell>
          <table:table-cell table:style-name="ce29" table:formula="of:=LOWER(TEXT([.A23];&quot;00&quot;)&amp;&quot;_&quot;&amp;[.B23]&amp;&quot;_script_ssml_&quot;&amp;[.C23]&amp;&quot;_slide&quot;&amp;TEXT([.D23];&quot;00&quot;)&amp;&quot;.xml&quot;)" office:value-type="string" office:string-value="04_add_coordinate_location_script_ssml_en_slide01.xml" calcext:value-type="string">
            <text:p>04_add_coordinate_location_script_ssml_en_slide01.xml</text:p>
          </table:table-cell>
          <table:table-cell table:style-name="ce29" table:formula="of:=LOWER(TEXT([.A23];&quot;00&quot;)&amp;&quot;_&quot;&amp;[.B23]&amp;&quot;_audio_&quot;&amp;[.C23]&amp;&quot;_slide&quot;&amp;TEXT([.D23];&quot;00&quot;)&amp;&quot;.mp3&quot;)" office:value-type="string" office:string-value="04_add_coordinate_location_audio_en_slide01.mp3" calcext:value-type="string">
            <text:p>04_add_coordinate_location_audio_en_slide01.mp3</text:p>
          </table:table-cell>
          <table:table-cell table:style-name="ce29" table:number-matrix-columns-spanned="1" table:number-matrix-rows-spanned="1" table:formula="of:=&quot;synthesize_ssml(ssml=file_to_string(&quot;&quot;&quot;&amp;[.E23]&amp;&quot;&quot;&quot;),langcode=&quot;&quot;&quot;&amp;INDEX([AudioLanguages.B$1:.B$1048576];MATCH([.C23];[AudioLanguages.A$1:.A$1048576];0))&amp;&quot;&quot;&quot;,voicename=&quot;&quot;&quot;&amp;INDEX([AudioLanguages.C$1:.C$1048576];MATCH([.C23];[AudioLanguages.A$1:.A$1048576];0))&amp;&quot;&quot;&quot;,ssmlgender=&quot;&amp;INDEX([AudioLanguages.D$1:.D$1048576];MATCH([.C23];[AudioLanguages.A$1:.A$1048576];0))&amp;&quot;,output_filename=&quot;&quot;&quot;&amp;[.F23]&amp;&quot;&quot;&quot;)&quot;" office:value-type="string" office:string-value="synthesize_ssml(ssml=file_to_string(&quot;04_add_coordinate_location_script_ssml_en_slide01.xml&quot;),langcode=&quot;en-GB&quot;,voicename=&quot;en-US-Wavenet-B&quot;,ssmlgender=texttospeech.SsmlVoiceGender.MALE,output_filename=&quot;04_add_coordinate_location_audio_en_slide01.mp3&quot;)" calcext:value-type="string">
            <text:p>synthesize_ssml(ssml=file_to_string("04_add_coordinate_location_script_ssml_en_slide01.xml"),langcode="en-GB",voicename="en-US-Wavenet-B",ssmlgender=texttospeech.SsmlVoiceGender.MALE,output_filename="04_add_coordinate_location_audio_en_slide01.mp3")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04</text:p>
          </table:table-cell>
          <table:table-cell table:style-name="ce29" table:number-matrix-columns-spanned="1" table:number-matrix-rows-spanned="1" table:formula="of:=INDEX([Topics.D$1:.D$1048576];MATCH([.A24];[Topics.B$1:.B$1048576];0))" office:value-type="string" office:string-value="add_coordinate_location" calcext:value-type="string">
            <text:p>add_coordinate_location</text:p>
          </table:table-cell>
          <table:table-cell table:style-name="ce4" office:value-type="string" calcext:value-type="string">
            <text:p>en</text:p>
          </table:table-cell>
          <table:table-cell table:style-name="ce4" office:value-type="float" office:value="2" calcext:value-type="float">
            <text:p>2</text:p>
          </table:table-cell>
          <table:table-cell table:style-name="ce29" table:formula="of:=LOWER(TEXT([.A24];&quot;00&quot;)&amp;&quot;_&quot;&amp;[.B24]&amp;&quot;_script_ssml_&quot;&amp;[.C24]&amp;&quot;_slide&quot;&amp;TEXT([.D24];&quot;00&quot;)&amp;&quot;.xml&quot;)" office:value-type="string" office:string-value="04_add_coordinate_location_script_ssml_en_slide02.xml" calcext:value-type="string">
            <text:p>04_add_coordinate_location_script_ssml_en_slide02.xml</text:p>
          </table:table-cell>
          <table:table-cell table:style-name="ce29" table:formula="of:=LOWER(TEXT([.A24];&quot;00&quot;)&amp;&quot;_&quot;&amp;[.B24]&amp;&quot;_audio_&quot;&amp;[.C24]&amp;&quot;_slide&quot;&amp;TEXT([.D24];&quot;00&quot;)&amp;&quot;.mp3&quot;)" office:value-type="string" office:string-value="04_add_coordinate_location_audio_en_slide02.mp3" calcext:value-type="string">
            <text:p>04_add_coordinate_location_audio_en_slide02.mp3</text:p>
          </table:table-cell>
          <table:table-cell table:style-name="ce29" table:number-matrix-columns-spanned="1" table:number-matrix-rows-spanned="1" table:formula="of:=&quot;synthesize_ssml(ssml=file_to_string(&quot;&quot;&quot;&amp;[.E24]&amp;&quot;&quot;&quot;),langcode=&quot;&quot;&quot;&amp;INDEX([AudioLanguages.B$1:.B$1048576];MATCH([.C24];[AudioLanguages.A$1:.A$1048576];0))&amp;&quot;&quot;&quot;,voicename=&quot;&quot;&quot;&amp;INDEX([AudioLanguages.C$1:.C$1048576];MATCH([.C24];[AudioLanguages.A$1:.A$1048576];0))&amp;&quot;&quot;&quot;,ssmlgender=&quot;&amp;INDEX([AudioLanguages.D$1:.D$1048576];MATCH([.C24];[AudioLanguages.A$1:.A$1048576];0))&amp;&quot;,output_filename=&quot;&quot;&quot;&amp;[.F24]&amp;&quot;&quot;&quot;)&quot;" office:value-type="string" office:string-value="synthesize_ssml(ssml=file_to_string(&quot;04_add_coordinate_location_script_ssml_en_slide02.xml&quot;),langcode=&quot;en-GB&quot;,voicename=&quot;en-US-Wavenet-B&quot;,ssmlgender=texttospeech.SsmlVoiceGender.MALE,output_filename=&quot;04_add_coordinate_location_audio_en_slide02.mp3&quot;)" calcext:value-type="string">
            <text:p>synthesize_ssml(ssml=file_to_string("04_add_coordinate_location_script_ssml_en_slide02.xml"),langcode="en-GB",voicename="en-US-Wavenet-B",ssmlgender=texttospeech.SsmlVoiceGender.MALE,output_filename="04_add_coordinate_location_audio_en_slide02.mp3")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04</text:p>
          </table:table-cell>
          <table:table-cell table:style-name="ce29" table:number-matrix-columns-spanned="1" table:number-matrix-rows-spanned="1" table:formula="of:=INDEX([Topics.D$1:.D$1048576];MATCH([.A25];[Topics.B$1:.B$1048576];0))" office:value-type="string" office:string-value="add_coordinate_location" calcext:value-type="string">
            <text:p>add_coordinate_location</text:p>
          </table:table-cell>
          <table:table-cell table:style-name="ce4" office:value-type="string" calcext:value-type="string">
            <text:p>en</text:p>
          </table:table-cell>
          <table:table-cell table:style-name="ce4" office:value-type="float" office:value="3" calcext:value-type="float">
            <text:p>3</text:p>
          </table:table-cell>
          <table:table-cell table:style-name="ce29" table:formula="of:=LOWER(TEXT([.A25];&quot;00&quot;)&amp;&quot;_&quot;&amp;[.B25]&amp;&quot;_script_ssml_&quot;&amp;[.C25]&amp;&quot;_slide&quot;&amp;TEXT([.D25];&quot;00&quot;)&amp;&quot;.xml&quot;)" office:value-type="string" office:string-value="04_add_coordinate_location_script_ssml_en_slide03.xml" calcext:value-type="string">
            <text:p>04_add_coordinate_location_script_ssml_en_slide03.xml</text:p>
          </table:table-cell>
          <table:table-cell table:style-name="ce29" table:formula="of:=LOWER(TEXT([.A25];&quot;00&quot;)&amp;&quot;_&quot;&amp;[.B25]&amp;&quot;_audio_&quot;&amp;[.C25]&amp;&quot;_slide&quot;&amp;TEXT([.D25];&quot;00&quot;)&amp;&quot;.mp3&quot;)" office:value-type="string" office:string-value="04_add_coordinate_location_audio_en_slide03.mp3" calcext:value-type="string">
            <text:p>04_add_coordinate_location_audio_en_slide03.mp3</text:p>
          </table:table-cell>
          <table:table-cell table:style-name="ce29" table:number-matrix-columns-spanned="1" table:number-matrix-rows-spanned="1" table:formula="of:=&quot;synthesize_ssml(ssml=file_to_string(&quot;&quot;&quot;&amp;[.E25]&amp;&quot;&quot;&quot;),langcode=&quot;&quot;&quot;&amp;INDEX([AudioLanguages.B$1:.B$1048576];MATCH([.C25];[AudioLanguages.A$1:.A$1048576];0))&amp;&quot;&quot;&quot;,voicename=&quot;&quot;&quot;&amp;INDEX([AudioLanguages.C$1:.C$1048576];MATCH([.C25];[AudioLanguages.A$1:.A$1048576];0))&amp;&quot;&quot;&quot;,ssmlgender=&quot;&amp;INDEX([AudioLanguages.D$1:.D$1048576];MATCH([.C25];[AudioLanguages.A$1:.A$1048576];0))&amp;&quot;,output_filename=&quot;&quot;&quot;&amp;[.F25]&amp;&quot;&quot;&quot;)&quot;" office:value-type="string" office:string-value="synthesize_ssml(ssml=file_to_string(&quot;04_add_coordinate_location_script_ssml_en_slide03.xml&quot;),langcode=&quot;en-GB&quot;,voicename=&quot;en-US-Wavenet-B&quot;,ssmlgender=texttospeech.SsmlVoiceGender.MALE,output_filename=&quot;04_add_coordinate_location_audio_en_slide03.mp3&quot;)" calcext:value-type="string">
            <text:p>synthesize_ssml(ssml=file_to_string("04_add_coordinate_location_script_ssml_en_slide03.xml"),langcode="en-GB",voicename="en-US-Wavenet-B",ssmlgender=texttospeech.SsmlVoiceGender.MALE,output_filename="04_add_coordinate_location_audio_en_slide03.mp3")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04</text:p>
          </table:table-cell>
          <table:table-cell table:style-name="ce29" table:number-matrix-columns-spanned="1" table:number-matrix-rows-spanned="1" table:formula="of:=INDEX([Topics.D$1:.D$1048576];MATCH([.A26];[Topics.B$1:.B$1048576];0))" office:value-type="string" office:string-value="add_coordinate_location" calcext:value-type="string">
            <text:p>add_coordinate_location</text:p>
          </table:table-cell>
          <table:table-cell table:style-name="ce4" office:value-type="string" calcext:value-type="string">
            <text:p>en</text:p>
          </table:table-cell>
          <table:table-cell table:style-name="ce4" office:value-type="float" office:value="4" calcext:value-type="float">
            <text:p>4</text:p>
          </table:table-cell>
          <table:table-cell table:style-name="ce29" table:formula="of:=LOWER(TEXT([.A26];&quot;00&quot;)&amp;&quot;_&quot;&amp;[.B26]&amp;&quot;_script_ssml_&quot;&amp;[.C26]&amp;&quot;_slide&quot;&amp;TEXT([.D26];&quot;00&quot;)&amp;&quot;.xml&quot;)" office:value-type="string" office:string-value="04_add_coordinate_location_script_ssml_en_slide04.xml" calcext:value-type="string">
            <text:p>04_add_coordinate_location_script_ssml_en_slide04.xml</text:p>
          </table:table-cell>
          <table:table-cell table:style-name="ce29" table:formula="of:=LOWER(TEXT([.A26];&quot;00&quot;)&amp;&quot;_&quot;&amp;[.B26]&amp;&quot;_audio_&quot;&amp;[.C26]&amp;&quot;_slide&quot;&amp;TEXT([.D26];&quot;00&quot;)&amp;&quot;.mp3&quot;)" office:value-type="string" office:string-value="04_add_coordinate_location_audio_en_slide04.mp3" calcext:value-type="string">
            <text:p>04_add_coordinate_location_audio_en_slide04.mp3</text:p>
          </table:table-cell>
          <table:table-cell table:style-name="ce29" table:number-matrix-columns-spanned="1" table:number-matrix-rows-spanned="1" table:formula="of:=&quot;synthesize_ssml(ssml=file_to_string(&quot;&quot;&quot;&amp;[.E26]&amp;&quot;&quot;&quot;),langcode=&quot;&quot;&quot;&amp;INDEX([AudioLanguages.B$1:.B$1048576];MATCH([.C26];[AudioLanguages.A$1:.A$1048576];0))&amp;&quot;&quot;&quot;,voicename=&quot;&quot;&quot;&amp;INDEX([AudioLanguages.C$1:.C$1048576];MATCH([.C26];[AudioLanguages.A$1:.A$1048576];0))&amp;&quot;&quot;&quot;,ssmlgender=&quot;&amp;INDEX([AudioLanguages.D$1:.D$1048576];MATCH([.C26];[AudioLanguages.A$1:.A$1048576];0))&amp;&quot;,output_filename=&quot;&quot;&quot;&amp;[.F26]&amp;&quot;&quot;&quot;)&quot;" office:value-type="string" office:string-value="synthesize_ssml(ssml=file_to_string(&quot;04_add_coordinate_location_script_ssml_en_slide04.xml&quot;),langcode=&quot;en-GB&quot;,voicename=&quot;en-US-Wavenet-B&quot;,ssmlgender=texttospeech.SsmlVoiceGender.MALE,output_filename=&quot;04_add_coordinate_location_audio_en_slide04.mp3&quot;)" calcext:value-type="string">
            <text:p>synthesize_ssml(ssml=file_to_string("04_add_coordinate_location_script_ssml_en_slide04.xml"),langcode="en-GB",voicename="en-US-Wavenet-B",ssmlgender=texttospeech.SsmlVoiceGender.MALE,output_filename="04_add_coordinate_location_audio_en_slide04.mp3")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04</text:p>
          </table:table-cell>
          <table:table-cell table:style-name="ce29" table:number-matrix-columns-spanned="1" table:number-matrix-rows-spanned="1" table:formula="of:=INDEX([Topics.D$1:.D$1048576];MATCH([.A27];[Topics.B$1:.B$1048576];0))" office:value-type="string" office:string-value="add_coordinate_location" calcext:value-type="string">
            <text:p>add_coordinate_location</text:p>
          </table:table-cell>
          <table:table-cell table:style-name="ce4" office:value-type="string" calcext:value-type="string">
            <text:p>en</text:p>
          </table:table-cell>
          <table:table-cell table:style-name="ce4" office:value-type="float" office:value="5" calcext:value-type="float">
            <text:p>5</text:p>
          </table:table-cell>
          <table:table-cell table:style-name="ce29" table:formula="of:=LOWER(TEXT([.A27];&quot;00&quot;)&amp;&quot;_&quot;&amp;[.B27]&amp;&quot;_script_ssml_&quot;&amp;[.C27]&amp;&quot;_slide&quot;&amp;TEXT([.D27];&quot;00&quot;)&amp;&quot;.xml&quot;)" office:value-type="string" office:string-value="04_add_coordinate_location_script_ssml_en_slide05.xml" calcext:value-type="string">
            <text:p>04_add_coordinate_location_script_ssml_en_slide05.xml</text:p>
          </table:table-cell>
          <table:table-cell table:style-name="ce29" table:formula="of:=LOWER(TEXT([.A27];&quot;00&quot;)&amp;&quot;_&quot;&amp;[.B27]&amp;&quot;_audio_&quot;&amp;[.C27]&amp;&quot;_slide&quot;&amp;TEXT([.D27];&quot;00&quot;)&amp;&quot;.mp3&quot;)" office:value-type="string" office:string-value="04_add_coordinate_location_audio_en_slide05.mp3" calcext:value-type="string">
            <text:p>04_add_coordinate_location_audio_en_slide05.mp3</text:p>
          </table:table-cell>
          <table:table-cell table:style-name="ce29" table:number-matrix-columns-spanned="1" table:number-matrix-rows-spanned="1" table:formula="of:=&quot;synthesize_ssml(ssml=file_to_string(&quot;&quot;&quot;&amp;[.E27]&amp;&quot;&quot;&quot;),langcode=&quot;&quot;&quot;&amp;INDEX([AudioLanguages.B$1:.B$1048576];MATCH([.C27];[AudioLanguages.A$1:.A$1048576];0))&amp;&quot;&quot;&quot;,voicename=&quot;&quot;&quot;&amp;INDEX([AudioLanguages.C$1:.C$1048576];MATCH([.C27];[AudioLanguages.A$1:.A$1048576];0))&amp;&quot;&quot;&quot;,ssmlgender=&quot;&amp;INDEX([AudioLanguages.D$1:.D$1048576];MATCH([.C27];[AudioLanguages.A$1:.A$1048576];0))&amp;&quot;,output_filename=&quot;&quot;&quot;&amp;[.F27]&amp;&quot;&quot;&quot;)&quot;" office:value-type="string" office:string-value="synthesize_ssml(ssml=file_to_string(&quot;04_add_coordinate_location_script_ssml_en_slide05.xml&quot;),langcode=&quot;en-GB&quot;,voicename=&quot;en-US-Wavenet-B&quot;,ssmlgender=texttospeech.SsmlVoiceGender.MALE,output_filename=&quot;04_add_coordinate_location_audio_en_slide05.mp3&quot;)" calcext:value-type="string">
            <text:p>synthesize_ssml(ssml=file_to_string("04_add_coordinate_location_script_ssml_en_slide05.xml"),langcode="en-GB",voicename="en-US-Wavenet-B",ssmlgender=texttospeech.SsmlVoiceGender.MALE,output_filename="04_add_coordinate_location_audio_en_slide05.mp3")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04</text:p>
          </table:table-cell>
          <table:table-cell table:style-name="ce29" table:number-matrix-columns-spanned="1" table:number-matrix-rows-spanned="1" table:formula="of:=INDEX([Topics.D$1:.D$1048576];MATCH([.A28];[Topics.B$1:.B$1048576];0))" office:value-type="string" office:string-value="add_coordinate_location" calcext:value-type="string">
            <text:p>add_coordinate_location</text:p>
          </table:table-cell>
          <table:table-cell table:style-name="ce4" office:value-type="string" calcext:value-type="string">
            <text:p>en</text:p>
          </table:table-cell>
          <table:table-cell table:style-name="ce4" office:value-type="float" office:value="6" calcext:value-type="float">
            <text:p>6</text:p>
          </table:table-cell>
          <table:table-cell table:style-name="ce29" table:formula="of:=LOWER(TEXT([.A28];&quot;00&quot;)&amp;&quot;_&quot;&amp;[.B28]&amp;&quot;_script_ssml_&quot;&amp;[.C28]&amp;&quot;_slide&quot;&amp;TEXT([.D28];&quot;00&quot;)&amp;&quot;.xml&quot;)" office:value-type="string" office:string-value="04_add_coordinate_location_script_ssml_en_slide06.xml" calcext:value-type="string">
            <text:p>04_add_coordinate_location_script_ssml_en_slide06.xml</text:p>
          </table:table-cell>
          <table:table-cell table:style-name="ce29" table:formula="of:=LOWER(TEXT([.A28];&quot;00&quot;)&amp;&quot;_&quot;&amp;[.B28]&amp;&quot;_audio_&quot;&amp;[.C28]&amp;&quot;_slide&quot;&amp;TEXT([.D28];&quot;00&quot;)&amp;&quot;.mp3&quot;)" office:value-type="string" office:string-value="04_add_coordinate_location_audio_en_slide06.mp3" calcext:value-type="string">
            <text:p>04_add_coordinate_location_audio_en_slide06.mp3</text:p>
          </table:table-cell>
          <table:table-cell table:style-name="ce29" table:number-matrix-columns-spanned="1" table:number-matrix-rows-spanned="1" table:formula="of:=&quot;synthesize_ssml(ssml=file_to_string(&quot;&quot;&quot;&amp;[.E28]&amp;&quot;&quot;&quot;),langcode=&quot;&quot;&quot;&amp;INDEX([AudioLanguages.B$1:.B$1048576];MATCH([.C28];[AudioLanguages.A$1:.A$1048576];0))&amp;&quot;&quot;&quot;,voicename=&quot;&quot;&quot;&amp;INDEX([AudioLanguages.C$1:.C$1048576];MATCH([.C28];[AudioLanguages.A$1:.A$1048576];0))&amp;&quot;&quot;&quot;,ssmlgender=&quot;&amp;INDEX([AudioLanguages.D$1:.D$1048576];MATCH([.C28];[AudioLanguages.A$1:.A$1048576];0))&amp;&quot;,output_filename=&quot;&quot;&quot;&amp;[.F28]&amp;&quot;&quot;&quot;)&quot;" office:value-type="string" office:string-value="synthesize_ssml(ssml=file_to_string(&quot;04_add_coordinate_location_script_ssml_en_slide06.xml&quot;),langcode=&quot;en-GB&quot;,voicename=&quot;en-US-Wavenet-B&quot;,ssmlgender=texttospeech.SsmlVoiceGender.MALE,output_filename=&quot;04_add_coordinate_location_audio_en_slide06.mp3&quot;)" calcext:value-type="string">
            <text:p>synthesize_ssml(ssml=file_to_string("04_add_coordinate_location_script_ssml_en_slide06.xml"),langcode="en-GB",voicename="en-US-Wavenet-B",ssmlgender=texttospeech.SsmlVoiceGender.MALE,output_filename="04_add_coordinate_location_audio_en_slide06.mp3")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04</text:p>
          </table:table-cell>
          <table:table-cell table:style-name="ce29" table:number-matrix-columns-spanned="1" table:number-matrix-rows-spanned="1" table:formula="of:=INDEX([Topics.D$1:.D$1048576];MATCH([.A29];[Topics.B$1:.B$1048576];0))" office:value-type="string" office:string-value="add_coordinate_location" calcext:value-type="string">
            <text:p>add_coordinate_location</text:p>
          </table:table-cell>
          <table:table-cell table:style-name="ce4" office:value-type="string" calcext:value-type="string">
            <text:p>en</text:p>
          </table:table-cell>
          <table:table-cell table:style-name="ce4" office:value-type="float" office:value="7" calcext:value-type="float">
            <text:p>7</text:p>
          </table:table-cell>
          <table:table-cell table:style-name="ce29" table:formula="of:=LOWER(TEXT([.A29];&quot;00&quot;)&amp;&quot;_&quot;&amp;[.B29]&amp;&quot;_script_ssml_&quot;&amp;[.C29]&amp;&quot;_slide&quot;&amp;TEXT([.D29];&quot;00&quot;)&amp;&quot;.xml&quot;)" office:value-type="string" office:string-value="04_add_coordinate_location_script_ssml_en_slide07.xml" calcext:value-type="string">
            <text:p>04_add_coordinate_location_script_ssml_en_slide07.xml</text:p>
          </table:table-cell>
          <table:table-cell table:style-name="ce29" table:formula="of:=LOWER(TEXT([.A29];&quot;00&quot;)&amp;&quot;_&quot;&amp;[.B29]&amp;&quot;_audio_&quot;&amp;[.C29]&amp;&quot;_slide&quot;&amp;TEXT([.D29];&quot;00&quot;)&amp;&quot;.mp3&quot;)" office:value-type="string" office:string-value="04_add_coordinate_location_audio_en_slide07.mp3" calcext:value-type="string">
            <text:p>04_add_coordinate_location_audio_en_slide07.mp3</text:p>
          </table:table-cell>
          <table:table-cell table:style-name="ce29" table:number-matrix-columns-spanned="1" table:number-matrix-rows-spanned="1" table:formula="of:=&quot;synthesize_ssml(ssml=file_to_string(&quot;&quot;&quot;&amp;[.E29]&amp;&quot;&quot;&quot;),langcode=&quot;&quot;&quot;&amp;INDEX([AudioLanguages.B$1:.B$1048576];MATCH([.C29];[AudioLanguages.A$1:.A$1048576];0))&amp;&quot;&quot;&quot;,voicename=&quot;&quot;&quot;&amp;INDEX([AudioLanguages.C$1:.C$1048576];MATCH([.C29];[AudioLanguages.A$1:.A$1048576];0))&amp;&quot;&quot;&quot;,ssmlgender=&quot;&amp;INDEX([AudioLanguages.D$1:.D$1048576];MATCH([.C29];[AudioLanguages.A$1:.A$1048576];0))&amp;&quot;,output_filename=&quot;&quot;&quot;&amp;[.F29]&amp;&quot;&quot;&quot;)&quot;" office:value-type="string" office:string-value="synthesize_ssml(ssml=file_to_string(&quot;04_add_coordinate_location_script_ssml_en_slide07.xml&quot;),langcode=&quot;en-GB&quot;,voicename=&quot;en-US-Wavenet-B&quot;,ssmlgender=texttospeech.SsmlVoiceGender.MALE,output_filename=&quot;04_add_coordinate_location_audio_en_slide07.mp3&quot;)" calcext:value-type="string">
            <text:p>synthesize_ssml(ssml=file_to_string("04_add_coordinate_location_script_ssml_en_slide07.xml"),langcode="en-GB",voicename="en-US-Wavenet-B",ssmlgender=texttospeech.SsmlVoiceGender.MALE,output_filename="04_add_coordinate_location_audio_en_slide07.mp3")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04</text:p>
          </table:table-cell>
          <table:table-cell table:style-name="ce29" table:number-matrix-columns-spanned="1" table:number-matrix-rows-spanned="1" table:formula="of:=INDEX([Topics.D$1:.D$1048576];MATCH([.A30];[Topics.B$1:.B$1048576];0))" office:value-type="string" office:string-value="add_coordinate_location" calcext:value-type="string">
            <text:p>add_coordinate_location</text:p>
          </table:table-cell>
          <table:table-cell table:style-name="ce4" office:value-type="string" calcext:value-type="string">
            <text:p>en</text:p>
          </table:table-cell>
          <table:table-cell table:style-name="ce4" office:value-type="float" office:value="8" calcext:value-type="float">
            <text:p>8</text:p>
          </table:table-cell>
          <table:table-cell table:style-name="ce29" table:formula="of:=LOWER(TEXT([.A30];&quot;00&quot;)&amp;&quot;_&quot;&amp;[.B30]&amp;&quot;_script_ssml_&quot;&amp;[.C30]&amp;&quot;_slide&quot;&amp;TEXT([.D30];&quot;00&quot;)&amp;&quot;.xml&quot;)" office:value-type="string" office:string-value="04_add_coordinate_location_script_ssml_en_slide08.xml" calcext:value-type="string">
            <text:p>04_add_coordinate_location_script_ssml_en_slide08.xml</text:p>
          </table:table-cell>
          <table:table-cell table:style-name="ce29" table:formula="of:=LOWER(TEXT([.A30];&quot;00&quot;)&amp;&quot;_&quot;&amp;[.B30]&amp;&quot;_audio_&quot;&amp;[.C30]&amp;&quot;_slide&quot;&amp;TEXT([.D30];&quot;00&quot;)&amp;&quot;.mp3&quot;)" office:value-type="string" office:string-value="04_add_coordinate_location_audio_en_slide08.mp3" calcext:value-type="string">
            <text:p>04_add_coordinate_location_audio_en_slide08.mp3</text:p>
          </table:table-cell>
          <table:table-cell table:style-name="ce29" table:number-matrix-columns-spanned="1" table:number-matrix-rows-spanned="1" table:formula="of:=&quot;synthesize_ssml(ssml=file_to_string(&quot;&quot;&quot;&amp;[.E30]&amp;&quot;&quot;&quot;),langcode=&quot;&quot;&quot;&amp;INDEX([AudioLanguages.B$1:.B$1048576];MATCH([.C30];[AudioLanguages.A$1:.A$1048576];0))&amp;&quot;&quot;&quot;,voicename=&quot;&quot;&quot;&amp;INDEX([AudioLanguages.C$1:.C$1048576];MATCH([.C30];[AudioLanguages.A$1:.A$1048576];0))&amp;&quot;&quot;&quot;,ssmlgender=&quot;&amp;INDEX([AudioLanguages.D$1:.D$1048576];MATCH([.C30];[AudioLanguages.A$1:.A$1048576];0))&amp;&quot;,output_filename=&quot;&quot;&quot;&amp;[.F30]&amp;&quot;&quot;&quot;)&quot;" office:value-type="string" office:string-value="synthesize_ssml(ssml=file_to_string(&quot;04_add_coordinate_location_script_ssml_en_slide08.xml&quot;),langcode=&quot;en-GB&quot;,voicename=&quot;en-US-Wavenet-B&quot;,ssmlgender=texttospeech.SsmlVoiceGender.MALE,output_filename=&quot;04_add_coordinate_location_audio_en_slide08.mp3&quot;)" calcext:value-type="string">
            <text:p>synthesize_ssml(ssml=file_to_string("04_add_coordinate_location_script_ssml_en_slide08.xml"),langcode="en-GB",voicename="en-US-Wavenet-B",ssmlgender=texttospeech.SsmlVoiceGender.MALE,output_filename="04_add_coordinate_location_audio_en_slide08.mp3")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04</text:p>
          </table:table-cell>
          <table:table-cell table:style-name="ce29" table:number-matrix-columns-spanned="1" table:number-matrix-rows-spanned="1" table:formula="of:=INDEX([Topics.D$1:.D$1048576];MATCH([.A31];[Topics.B$1:.B$1048576];0))" office:value-type="string" office:string-value="add_coordinate_location" calcext:value-type="string">
            <text:p>add_coordinate_location</text:p>
          </table:table-cell>
          <table:table-cell table:style-name="ce4" office:value-type="string" calcext:value-type="string">
            <text:p>en</text:p>
          </table:table-cell>
          <table:table-cell table:style-name="ce4" office:value-type="float" office:value="9" calcext:value-type="float">
            <text:p>9</text:p>
          </table:table-cell>
          <table:table-cell table:style-name="ce29" table:formula="of:=LOWER(TEXT([.A31];&quot;00&quot;)&amp;&quot;_&quot;&amp;[.B31]&amp;&quot;_script_ssml_&quot;&amp;[.C31]&amp;&quot;_slide&quot;&amp;TEXT([.D31];&quot;00&quot;)&amp;&quot;.xml&quot;)" office:value-type="string" office:string-value="04_add_coordinate_location_script_ssml_en_slide09.xml" calcext:value-type="string">
            <text:p>04_add_coordinate_location_script_ssml_en_slide09.xml</text:p>
          </table:table-cell>
          <table:table-cell table:style-name="ce29" table:formula="of:=LOWER(TEXT([.A31];&quot;00&quot;)&amp;&quot;_&quot;&amp;[.B31]&amp;&quot;_audio_&quot;&amp;[.C31]&amp;&quot;_slide&quot;&amp;TEXT([.D31];&quot;00&quot;)&amp;&quot;.mp3&quot;)" office:value-type="string" office:string-value="04_add_coordinate_location_audio_en_slide09.mp3" calcext:value-type="string">
            <text:p>04_add_coordinate_location_audio_en_slide09.mp3</text:p>
          </table:table-cell>
          <table:table-cell table:style-name="ce29" table:number-matrix-columns-spanned="1" table:number-matrix-rows-spanned="1" table:formula="of:=&quot;synthesize_ssml(ssml=file_to_string(&quot;&quot;&quot;&amp;[.E31]&amp;&quot;&quot;&quot;),langcode=&quot;&quot;&quot;&amp;INDEX([AudioLanguages.B$1:.B$1048576];MATCH([.C31];[AudioLanguages.A$1:.A$1048576];0))&amp;&quot;&quot;&quot;,voicename=&quot;&quot;&quot;&amp;INDEX([AudioLanguages.C$1:.C$1048576];MATCH([.C31];[AudioLanguages.A$1:.A$1048576];0))&amp;&quot;&quot;&quot;,ssmlgender=&quot;&amp;INDEX([AudioLanguages.D$1:.D$1048576];MATCH([.C31];[AudioLanguages.A$1:.A$1048576];0))&amp;&quot;,output_filename=&quot;&quot;&quot;&amp;[.F31]&amp;&quot;&quot;&quot;)&quot;" office:value-type="string" office:string-value="synthesize_ssml(ssml=file_to_string(&quot;04_add_coordinate_location_script_ssml_en_slide09.xml&quot;),langcode=&quot;en-GB&quot;,voicename=&quot;en-US-Wavenet-B&quot;,ssmlgender=texttospeech.SsmlVoiceGender.MALE,output_filename=&quot;04_add_coordinate_location_audio_en_slide09.mp3&quot;)" calcext:value-type="string">
            <text:p>synthesize_ssml(ssml=file_to_string("04_add_coordinate_location_script_ssml_en_slide09.xml"),langcode="en-GB",voicename="en-US-Wavenet-B",ssmlgender=texttospeech.SsmlVoiceGender.MALE,output_filename="04_add_coordinate_location_audio_en_slide09.mp3")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04</text:p>
          </table:table-cell>
          <table:table-cell table:style-name="ce29" table:number-matrix-columns-spanned="1" table:number-matrix-rows-spanned="1" table:formula="of:=INDEX([Topics.D$1:.D$1048576];MATCH([.A32];[Topics.B$1:.B$1048576];0))" office:value-type="string" office:string-value="add_coordinate_location" calcext:value-type="string">
            <text:p>add_coordinate_location</text:p>
          </table:table-cell>
          <table:table-cell table:style-name="ce4" office:value-type="string" calcext:value-type="string">
            <text:p>en</text:p>
          </table:table-cell>
          <table:table-cell table:style-name="ce4" office:value-type="float" office:value="10" calcext:value-type="float">
            <text:p>10</text:p>
          </table:table-cell>
          <table:table-cell table:style-name="ce29" table:formula="of:=LOWER(TEXT([.A32];&quot;00&quot;)&amp;&quot;_&quot;&amp;[.B32]&amp;&quot;_script_ssml_&quot;&amp;[.C32]&amp;&quot;_slide&quot;&amp;TEXT([.D32];&quot;00&quot;)&amp;&quot;.xml&quot;)" office:value-type="string" office:string-value="04_add_coordinate_location_script_ssml_en_slide10.xml" calcext:value-type="string">
            <text:p>04_add_coordinate_location_script_ssml_en_slide10.xml</text:p>
          </table:table-cell>
          <table:table-cell table:style-name="ce29" table:formula="of:=LOWER(TEXT([.A32];&quot;00&quot;)&amp;&quot;_&quot;&amp;[.B32]&amp;&quot;_audio_&quot;&amp;[.C32]&amp;&quot;_slide&quot;&amp;TEXT([.D32];&quot;00&quot;)&amp;&quot;.mp3&quot;)" office:value-type="string" office:string-value="04_add_coordinate_location_audio_en_slide10.mp3" calcext:value-type="string">
            <text:p>04_add_coordinate_location_audio_en_slide10.mp3</text:p>
          </table:table-cell>
          <table:table-cell table:style-name="ce29" table:number-matrix-columns-spanned="1" table:number-matrix-rows-spanned="1" table:formula="of:=&quot;synthesize_ssml(ssml=file_to_string(&quot;&quot;&quot;&amp;[.E32]&amp;&quot;&quot;&quot;),langcode=&quot;&quot;&quot;&amp;INDEX([AudioLanguages.B$1:.B$1048576];MATCH([.C32];[AudioLanguages.A$1:.A$1048576];0))&amp;&quot;&quot;&quot;,voicename=&quot;&quot;&quot;&amp;INDEX([AudioLanguages.C$1:.C$1048576];MATCH([.C32];[AudioLanguages.A$1:.A$1048576];0))&amp;&quot;&quot;&quot;,ssmlgender=&quot;&amp;INDEX([AudioLanguages.D$1:.D$1048576];MATCH([.C32];[AudioLanguages.A$1:.A$1048576];0))&amp;&quot;,output_filename=&quot;&quot;&quot;&amp;[.F32]&amp;&quot;&quot;&quot;)&quot;" office:value-type="string" office:string-value="synthesize_ssml(ssml=file_to_string(&quot;04_add_coordinate_location_script_ssml_en_slide10.xml&quot;),langcode=&quot;en-GB&quot;,voicename=&quot;en-US-Wavenet-B&quot;,ssmlgender=texttospeech.SsmlVoiceGender.MALE,output_filename=&quot;04_add_coordinate_location_audio_en_slide10.mp3&quot;)" calcext:value-type="string">
            <text:p>synthesize_ssml(ssml=file_to_string("04_add_coordinate_location_script_ssml_en_slide10.xml"),langcode="en-GB",voicename="en-US-Wavenet-B",ssmlgender=texttospeech.SsmlVoiceGender.MALE,output_filename="04_add_coordinate_location_audio_en_slide10.mp3")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04</text:p>
          </table:table-cell>
          <table:table-cell table:style-name="ce29" table:number-matrix-columns-spanned="1" table:number-matrix-rows-spanned="1" table:formula="of:=INDEX([Topics.D$1:.D$1048576];MATCH([.A33];[Topics.B$1:.B$1048576];0))" office:value-type="string" office:string-value="add_coordinate_location" calcext:value-type="string">
            <text:p>add_coordinate_location</text:p>
          </table:table-cell>
          <table:table-cell table:style-name="ce4" office:value-type="string" calcext:value-type="string">
            <text:p>en</text:p>
          </table:table-cell>
          <table:table-cell table:style-name="ce4" office:value-type="float" office:value="11" calcext:value-type="float">
            <text:p>11</text:p>
          </table:table-cell>
          <table:table-cell table:style-name="ce29" table:formula="of:=LOWER(TEXT([.A33];&quot;00&quot;)&amp;&quot;_&quot;&amp;[.B33]&amp;&quot;_script_ssml_&quot;&amp;[.C33]&amp;&quot;_slide&quot;&amp;TEXT([.D33];&quot;00&quot;)&amp;&quot;.xml&quot;)" office:value-type="string" office:string-value="04_add_coordinate_location_script_ssml_en_slide11.xml" calcext:value-type="string">
            <text:p>04_add_coordinate_location_script_ssml_en_slide11.xml</text:p>
          </table:table-cell>
          <table:table-cell table:style-name="ce29" table:formula="of:=LOWER(TEXT([.A33];&quot;00&quot;)&amp;&quot;_&quot;&amp;[.B33]&amp;&quot;_audio_&quot;&amp;[.C33]&amp;&quot;_slide&quot;&amp;TEXT([.D33];&quot;00&quot;)&amp;&quot;.mp3&quot;)" office:value-type="string" office:string-value="04_add_coordinate_location_audio_en_slide11.mp3" calcext:value-type="string">
            <text:p>04_add_coordinate_location_audio_en_slide11.mp3</text:p>
          </table:table-cell>
          <table:table-cell table:style-name="ce29" table:number-matrix-columns-spanned="1" table:number-matrix-rows-spanned="1" table:formula="of:=&quot;synthesize_ssml(ssml=file_to_string(&quot;&quot;&quot;&amp;[.E33]&amp;&quot;&quot;&quot;),langcode=&quot;&quot;&quot;&amp;INDEX([AudioLanguages.B$1:.B$1048576];MATCH([.C33];[AudioLanguages.A$1:.A$1048576];0))&amp;&quot;&quot;&quot;,voicename=&quot;&quot;&quot;&amp;INDEX([AudioLanguages.C$1:.C$1048576];MATCH([.C33];[AudioLanguages.A$1:.A$1048576];0))&amp;&quot;&quot;&quot;,ssmlgender=&quot;&amp;INDEX([AudioLanguages.D$1:.D$1048576];MATCH([.C33];[AudioLanguages.A$1:.A$1048576];0))&amp;&quot;,output_filename=&quot;&quot;&quot;&amp;[.F33]&amp;&quot;&quot;&quot;)&quot;" office:value-type="string" office:string-value="synthesize_ssml(ssml=file_to_string(&quot;04_add_coordinate_location_script_ssml_en_slide11.xml&quot;),langcode=&quot;en-GB&quot;,voicename=&quot;en-US-Wavenet-B&quot;,ssmlgender=texttospeech.SsmlVoiceGender.MALE,output_filename=&quot;04_add_coordinate_location_audio_en_slide11.mp3&quot;)" calcext:value-type="string">
            <text:p>synthesize_ssml(ssml=file_to_string("04_add_coordinate_location_script_ssml_en_slide11.xml"),langcode="en-GB",voicename="en-US-Wavenet-B",ssmlgender=texttospeech.SsmlVoiceGender.MALE,output_filename="04_add_coordinate_location_audio_en_slide11.mp3")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04</text:p>
          </table:table-cell>
          <table:table-cell table:style-name="ce29" table:number-matrix-columns-spanned="1" table:number-matrix-rows-spanned="1" table:formula="of:=INDEX([Topics.D$1:.D$1048576];MATCH([.A34];[Topics.B$1:.B$1048576];0))" office:value-type="string" office:string-value="add_coordinate_location" calcext:value-type="string">
            <text:p>add_coordinate_location</text:p>
          </table:table-cell>
          <table:table-cell table:style-name="ce4" office:value-type="string" calcext:value-type="string">
            <text:p>en</text:p>
          </table:table-cell>
          <table:table-cell table:style-name="ce4" office:value-type="float" office:value="12" calcext:value-type="float">
            <text:p>12</text:p>
          </table:table-cell>
          <table:table-cell table:style-name="ce29" table:formula="of:=LOWER(TEXT([.A34];&quot;00&quot;)&amp;&quot;_&quot;&amp;[.B34]&amp;&quot;_script_ssml_&quot;&amp;[.C34]&amp;&quot;_slide&quot;&amp;TEXT([.D34];&quot;00&quot;)&amp;&quot;.xml&quot;)" office:value-type="string" office:string-value="04_add_coordinate_location_script_ssml_en_slide12.xml" calcext:value-type="string">
            <text:p>04_add_coordinate_location_script_ssml_en_slide12.xml</text:p>
          </table:table-cell>
          <table:table-cell table:style-name="ce29" table:formula="of:=LOWER(TEXT([.A34];&quot;00&quot;)&amp;&quot;_&quot;&amp;[.B34]&amp;&quot;_audio_&quot;&amp;[.C34]&amp;&quot;_slide&quot;&amp;TEXT([.D34];&quot;00&quot;)&amp;&quot;.mp3&quot;)" office:value-type="string" office:string-value="04_add_coordinate_location_audio_en_slide12.mp3" calcext:value-type="string">
            <text:p>04_add_coordinate_location_audio_en_slide12.mp3</text:p>
          </table:table-cell>
          <table:table-cell table:style-name="ce29" table:number-matrix-columns-spanned="1" table:number-matrix-rows-spanned="1" table:formula="of:=&quot;synthesize_ssml(ssml=file_to_string(&quot;&quot;&quot;&amp;[.E34]&amp;&quot;&quot;&quot;),langcode=&quot;&quot;&quot;&amp;INDEX([AudioLanguages.B$1:.B$1048576];MATCH([.C34];[AudioLanguages.A$1:.A$1048576];0))&amp;&quot;&quot;&quot;,voicename=&quot;&quot;&quot;&amp;INDEX([AudioLanguages.C$1:.C$1048576];MATCH([.C34];[AudioLanguages.A$1:.A$1048576];0))&amp;&quot;&quot;&quot;,ssmlgender=&quot;&amp;INDEX([AudioLanguages.D$1:.D$1048576];MATCH([.C34];[AudioLanguages.A$1:.A$1048576];0))&amp;&quot;,output_filename=&quot;&quot;&quot;&amp;[.F34]&amp;&quot;&quot;&quot;)&quot;" office:value-type="string" office:string-value="synthesize_ssml(ssml=file_to_string(&quot;04_add_coordinate_location_script_ssml_en_slide12.xml&quot;),langcode=&quot;en-GB&quot;,voicename=&quot;en-US-Wavenet-B&quot;,ssmlgender=texttospeech.SsmlVoiceGender.MALE,output_filename=&quot;04_add_coordinate_location_audio_en_slide12.mp3&quot;)" calcext:value-type="string">
            <text:p>synthesize_ssml(ssml=file_to_string("04_add_coordinate_location_script_ssml_en_slide12.xml"),langcode="en-GB",voicename="en-US-Wavenet-B",ssmlgender=texttospeech.SsmlVoiceGender.MALE,output_filename="04_add_coordinate_location_audio_en_slide12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35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table:style-name="ce29" table:formula="of:=LOWER(TEXT([.A35];&quot;00&quot;)&amp;&quot;_&quot;&amp;[.B35]&amp;&quot;_script_ssml_&quot;&amp;[.C35]&amp;&quot;_slide&quot;&amp;TEXT([.D35];&quot;00&quot;)&amp;&quot;.xml&quot;)" office:value-type="string" office:string-value="01_create_account_script_ssml_it_slide01.xml" calcext:value-type="string">
            <text:p>01_create_account_script_ssml_it_slide01.xml</text:p>
          </table:table-cell>
          <table:table-cell table:style-name="ce29" table:formula="of:=LOWER(TEXT([.A35];&quot;00&quot;)&amp;&quot;_&quot;&amp;[.B35]&amp;&quot;_audio_&quot;&amp;[.C35]&amp;&quot;_slide&quot;&amp;TEXT([.D35];&quot;00&quot;)&amp;&quot;.mp3&quot;)" office:value-type="string" office:string-value="01_create_account_audio_it_slide01.mp3" calcext:value-type="string">
            <text:p>01_create_account_audio_it_slide01.mp3</text:p>
          </table:table-cell>
          <table:table-cell table:style-name="ce29" table:number-matrix-columns-spanned="1" table:number-matrix-rows-spanned="1" table:formula="of:=&quot;synthesize_ssml(ssml=file_to_string(&quot;&quot;&quot;&amp;[.E35]&amp;&quot;&quot;&quot;),langcode=&quot;&quot;&quot;&amp;INDEX([AudioLanguages.B$1:.B$1048576];MATCH([.C35];[AudioLanguages.A$1:.A$1048576];0))&amp;&quot;&quot;&quot;,voicename=&quot;&quot;&quot;&amp;INDEX([AudioLanguages.C$1:.C$1048576];MATCH([.C35];[AudioLanguages.A$1:.A$1048576];0))&amp;&quot;&quot;&quot;,ssmlgender=&quot;&amp;INDEX([AudioLanguages.D$1:.D$1048576];MATCH([.C35];[AudioLanguages.A$1:.A$1048576];0))&amp;&quot;,output_filename=&quot;&quot;&quot;&amp;[.F35]&amp;&quot;&quot;&quot;)&quot;" office:value-type="string" office:string-value="synthesize_ssml(ssml=file_to_string(&quot;01_create_account_script_ssml_it_slide01.xml&quot;),langcode=&quot;it-IT&quot;,voicename=&quot;it-IT-Wavenet-C&quot;,ssmlgender=texttospeech.SsmlVoiceGender.MALE,output_filename=&quot;01_create_account_audio_it_slide01.mp3&quot;)" calcext:value-type="string">
            <text:p>synthesize_ssml(ssml=file_to_string("01_create_account_script_ssml_it_slide01.xml"),langcode="it-IT",voicename="it-IT-Wavenet-C",ssmlgender=texttospeech.SsmlVoiceGender.MALE,output_filename="01_create_account_audio_it_slide01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36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table:style-name="ce29" table:formula="of:=LOWER(TEXT([.A36];&quot;00&quot;)&amp;&quot;_&quot;&amp;[.B36]&amp;&quot;_script_ssml_&quot;&amp;[.C36]&amp;&quot;_slide&quot;&amp;TEXT([.D36];&quot;00&quot;)&amp;&quot;.xml&quot;)" office:value-type="string" office:string-value="01_create_account_script_ssml_it_slide02.xml" calcext:value-type="string">
            <text:p>01_create_account_script_ssml_it_slide02.xml</text:p>
          </table:table-cell>
          <table:table-cell table:style-name="ce29" table:formula="of:=LOWER(TEXT([.A36];&quot;00&quot;)&amp;&quot;_&quot;&amp;[.B36]&amp;&quot;_audio_&quot;&amp;[.C36]&amp;&quot;_slide&quot;&amp;TEXT([.D36];&quot;00&quot;)&amp;&quot;.mp3&quot;)" office:value-type="string" office:string-value="01_create_account_audio_it_slide02.mp3" calcext:value-type="string">
            <text:p>01_create_account_audio_it_slide02.mp3</text:p>
          </table:table-cell>
          <table:table-cell table:style-name="ce29" table:number-matrix-columns-spanned="1" table:number-matrix-rows-spanned="1" table:formula="of:=&quot;synthesize_ssml(ssml=file_to_string(&quot;&quot;&quot;&amp;[.E36]&amp;&quot;&quot;&quot;),langcode=&quot;&quot;&quot;&amp;INDEX([AudioLanguages.B$1:.B$1048576];MATCH([.C36];[AudioLanguages.A$1:.A$1048576];0))&amp;&quot;&quot;&quot;,voicename=&quot;&quot;&quot;&amp;INDEX([AudioLanguages.C$1:.C$1048576];MATCH([.C36];[AudioLanguages.A$1:.A$1048576];0))&amp;&quot;&quot;&quot;,ssmlgender=&quot;&amp;INDEX([AudioLanguages.D$1:.D$1048576];MATCH([.C36];[AudioLanguages.A$1:.A$1048576];0))&amp;&quot;,output_filename=&quot;&quot;&quot;&amp;[.F36]&amp;&quot;&quot;&quot;)&quot;" office:value-type="string" office:string-value="synthesize_ssml(ssml=file_to_string(&quot;01_create_account_script_ssml_it_slide02.xml&quot;),langcode=&quot;it-IT&quot;,voicename=&quot;it-IT-Wavenet-C&quot;,ssmlgender=texttospeech.SsmlVoiceGender.MALE,output_filename=&quot;01_create_account_audio_it_slide02.mp3&quot;)" calcext:value-type="string">
            <text:p>synthesize_ssml(ssml=file_to_string("01_create_account_script_ssml_it_slide02.xml"),langcode="it-IT",voicename="it-IT-Wavenet-C",ssmlgender=texttospeech.SsmlVoiceGender.MALE,output_filename="01_create_account_audio_it_slide02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37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it</text:p>
          </table:table-cell>
          <table:table-cell office:value-type="float" office:value="3" calcext:value-type="float">
            <text:p>3</text:p>
          </table:table-cell>
          <table:table-cell table:style-name="ce29" table:formula="of:=LOWER(TEXT([.A37];&quot;00&quot;)&amp;&quot;_&quot;&amp;[.B37]&amp;&quot;_script_ssml_&quot;&amp;[.C37]&amp;&quot;_slide&quot;&amp;TEXT([.D37];&quot;00&quot;)&amp;&quot;.xml&quot;)" office:value-type="string" office:string-value="01_create_account_script_ssml_it_slide03.xml" calcext:value-type="string">
            <text:p>01_create_account_script_ssml_it_slide03.xml</text:p>
          </table:table-cell>
          <table:table-cell table:style-name="ce29" table:formula="of:=LOWER(TEXT([.A37];&quot;00&quot;)&amp;&quot;_&quot;&amp;[.B37]&amp;&quot;_audio_&quot;&amp;[.C37]&amp;&quot;_slide&quot;&amp;TEXT([.D37];&quot;00&quot;)&amp;&quot;.mp3&quot;)" office:value-type="string" office:string-value="01_create_account_audio_it_slide03.mp3" calcext:value-type="string">
            <text:p>01_create_account_audio_it_slide03.mp3</text:p>
          </table:table-cell>
          <table:table-cell table:style-name="ce29" table:number-matrix-columns-spanned="1" table:number-matrix-rows-spanned="1" table:formula="of:=&quot;synthesize_ssml(ssml=file_to_string(&quot;&quot;&quot;&amp;[.E37]&amp;&quot;&quot;&quot;),langcode=&quot;&quot;&quot;&amp;INDEX([AudioLanguages.B$1:.B$1048576];MATCH([.C37];[AudioLanguages.A$1:.A$1048576];0))&amp;&quot;&quot;&quot;,voicename=&quot;&quot;&quot;&amp;INDEX([AudioLanguages.C$1:.C$1048576];MATCH([.C37];[AudioLanguages.A$1:.A$1048576];0))&amp;&quot;&quot;&quot;,ssmlgender=&quot;&amp;INDEX([AudioLanguages.D$1:.D$1048576];MATCH([.C37];[AudioLanguages.A$1:.A$1048576];0))&amp;&quot;,output_filename=&quot;&quot;&quot;&amp;[.F37]&amp;&quot;&quot;&quot;)&quot;" office:value-type="string" office:string-value="synthesize_ssml(ssml=file_to_string(&quot;01_create_account_script_ssml_it_slide03.xml&quot;),langcode=&quot;it-IT&quot;,voicename=&quot;it-IT-Wavenet-C&quot;,ssmlgender=texttospeech.SsmlVoiceGender.MALE,output_filename=&quot;01_create_account_audio_it_slide03.mp3&quot;)" calcext:value-type="string">
            <text:p>synthesize_ssml(ssml=file_to_string("01_create_account_script_ssml_it_slide03.xml"),langcode="it-IT",voicename="it-IT-Wavenet-C",ssmlgender=texttospeech.SsmlVoiceGender.MALE,output_filename="01_create_account_audio_it_slide03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38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it</text:p>
          </table:table-cell>
          <table:table-cell office:value-type="float" office:value="4" calcext:value-type="float">
            <text:p>4</text:p>
          </table:table-cell>
          <table:table-cell table:style-name="ce29" table:formula="of:=LOWER(TEXT([.A38];&quot;00&quot;)&amp;&quot;_&quot;&amp;[.B38]&amp;&quot;_script_ssml_&quot;&amp;[.C38]&amp;&quot;_slide&quot;&amp;TEXT([.D38];&quot;00&quot;)&amp;&quot;.xml&quot;)" office:value-type="string" office:string-value="01_create_account_script_ssml_it_slide04.xml" calcext:value-type="string">
            <text:p>01_create_account_script_ssml_it_slide04.xml</text:p>
          </table:table-cell>
          <table:table-cell table:style-name="ce29" table:formula="of:=LOWER(TEXT([.A38];&quot;00&quot;)&amp;&quot;_&quot;&amp;[.B38]&amp;&quot;_audio_&quot;&amp;[.C38]&amp;&quot;_slide&quot;&amp;TEXT([.D38];&quot;00&quot;)&amp;&quot;.mp3&quot;)" office:value-type="string" office:string-value="01_create_account_audio_it_slide04.mp3" calcext:value-type="string">
            <text:p>01_create_account_audio_it_slide04.mp3</text:p>
          </table:table-cell>
          <table:table-cell table:style-name="ce29" table:number-matrix-columns-spanned="1" table:number-matrix-rows-spanned="1" table:formula="of:=&quot;synthesize_ssml(ssml=file_to_string(&quot;&quot;&quot;&amp;[.E38]&amp;&quot;&quot;&quot;),langcode=&quot;&quot;&quot;&amp;INDEX([AudioLanguages.B$1:.B$1048576];MATCH([.C38];[AudioLanguages.A$1:.A$1048576];0))&amp;&quot;&quot;&quot;,voicename=&quot;&quot;&quot;&amp;INDEX([AudioLanguages.C$1:.C$1048576];MATCH([.C38];[AudioLanguages.A$1:.A$1048576];0))&amp;&quot;&quot;&quot;,ssmlgender=&quot;&amp;INDEX([AudioLanguages.D$1:.D$1048576];MATCH([.C38];[AudioLanguages.A$1:.A$1048576];0))&amp;&quot;,output_filename=&quot;&quot;&quot;&amp;[.F38]&amp;&quot;&quot;&quot;)&quot;" office:value-type="string" office:string-value="synthesize_ssml(ssml=file_to_string(&quot;01_create_account_script_ssml_it_slide04.xml&quot;),langcode=&quot;it-IT&quot;,voicename=&quot;it-IT-Wavenet-C&quot;,ssmlgender=texttospeech.SsmlVoiceGender.MALE,output_filename=&quot;01_create_account_audio_it_slide04.mp3&quot;)" calcext:value-type="string">
            <text:p>synthesize_ssml(ssml=file_to_string("01_create_account_script_ssml_it_slide04.xml"),langcode="it-IT",voicename="it-IT-Wavenet-C",ssmlgender=texttospeech.SsmlVoiceGender.MALE,output_filename="01_create_account_audio_it_slide04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39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it</text:p>
          </table:table-cell>
          <table:table-cell office:value-type="float" office:value="5" calcext:value-type="float">
            <text:p>5</text:p>
          </table:table-cell>
          <table:table-cell table:style-name="ce29" table:formula="of:=LOWER(TEXT([.A39];&quot;00&quot;)&amp;&quot;_&quot;&amp;[.B39]&amp;&quot;_script_ssml_&quot;&amp;[.C39]&amp;&quot;_slide&quot;&amp;TEXT([.D39];&quot;00&quot;)&amp;&quot;.xml&quot;)" office:value-type="string" office:string-value="01_create_account_script_ssml_it_slide05.xml" calcext:value-type="string">
            <text:p>01_create_account_script_ssml_it_slide05.xml</text:p>
          </table:table-cell>
          <table:table-cell table:style-name="ce29" table:formula="of:=LOWER(TEXT([.A39];&quot;00&quot;)&amp;&quot;_&quot;&amp;[.B39]&amp;&quot;_audio_&quot;&amp;[.C39]&amp;&quot;_slide&quot;&amp;TEXT([.D39];&quot;00&quot;)&amp;&quot;.mp3&quot;)" office:value-type="string" office:string-value="01_create_account_audio_it_slide05.mp3" calcext:value-type="string">
            <text:p>01_create_account_audio_it_slide05.mp3</text:p>
          </table:table-cell>
          <table:table-cell table:style-name="ce29" table:number-matrix-columns-spanned="1" table:number-matrix-rows-spanned="1" table:formula="of:=&quot;synthesize_ssml(ssml=file_to_string(&quot;&quot;&quot;&amp;[.E39]&amp;&quot;&quot;&quot;),langcode=&quot;&quot;&quot;&amp;INDEX([AudioLanguages.B$1:.B$1048576];MATCH([.C39];[AudioLanguages.A$1:.A$1048576];0))&amp;&quot;&quot;&quot;,voicename=&quot;&quot;&quot;&amp;INDEX([AudioLanguages.C$1:.C$1048576];MATCH([.C39];[AudioLanguages.A$1:.A$1048576];0))&amp;&quot;&quot;&quot;,ssmlgender=&quot;&amp;INDEX([AudioLanguages.D$1:.D$1048576];MATCH([.C39];[AudioLanguages.A$1:.A$1048576];0))&amp;&quot;,output_filename=&quot;&quot;&quot;&amp;[.F39]&amp;&quot;&quot;&quot;)&quot;" office:value-type="string" office:string-value="synthesize_ssml(ssml=file_to_string(&quot;01_create_account_script_ssml_it_slide05.xml&quot;),langcode=&quot;it-IT&quot;,voicename=&quot;it-IT-Wavenet-C&quot;,ssmlgender=texttospeech.SsmlVoiceGender.MALE,output_filename=&quot;01_create_account_audio_it_slide05.mp3&quot;)" calcext:value-type="string">
            <text:p>synthesize_ssml(ssml=file_to_string("01_create_account_script_ssml_it_slide05.xml"),langcode="it-IT",voicename="it-IT-Wavenet-C",ssmlgender=texttospeech.SsmlVoiceGender.MALE,output_filename="01_create_account_audio_it_slide05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40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it</text:p>
          </table:table-cell>
          <table:table-cell office:value-type="float" office:value="6" calcext:value-type="float">
            <text:p>6</text:p>
          </table:table-cell>
          <table:table-cell table:style-name="ce29" table:formula="of:=LOWER(TEXT([.A40];&quot;00&quot;)&amp;&quot;_&quot;&amp;[.B40]&amp;&quot;_script_ssml_&quot;&amp;[.C40]&amp;&quot;_slide&quot;&amp;TEXT([.D40];&quot;00&quot;)&amp;&quot;.xml&quot;)" office:value-type="string" office:string-value="01_create_account_script_ssml_it_slide06.xml" calcext:value-type="string">
            <text:p>01_create_account_script_ssml_it_slide06.xml</text:p>
          </table:table-cell>
          <table:table-cell table:style-name="ce29" table:formula="of:=LOWER(TEXT([.A40];&quot;00&quot;)&amp;&quot;_&quot;&amp;[.B40]&amp;&quot;_audio_&quot;&amp;[.C40]&amp;&quot;_slide&quot;&amp;TEXT([.D40];&quot;00&quot;)&amp;&quot;.mp3&quot;)" office:value-type="string" office:string-value="01_create_account_audio_it_slide06.mp3" calcext:value-type="string">
            <text:p>01_create_account_audio_it_slide06.mp3</text:p>
          </table:table-cell>
          <table:table-cell table:style-name="ce29" table:number-matrix-columns-spanned="1" table:number-matrix-rows-spanned="1" table:formula="of:=&quot;synthesize_ssml(ssml=file_to_string(&quot;&quot;&quot;&amp;[.E40]&amp;&quot;&quot;&quot;),langcode=&quot;&quot;&quot;&amp;INDEX([AudioLanguages.B$1:.B$1048576];MATCH([.C40];[AudioLanguages.A$1:.A$1048576];0))&amp;&quot;&quot;&quot;,voicename=&quot;&quot;&quot;&amp;INDEX([AudioLanguages.C$1:.C$1048576];MATCH([.C40];[AudioLanguages.A$1:.A$1048576];0))&amp;&quot;&quot;&quot;,ssmlgender=&quot;&amp;INDEX([AudioLanguages.D$1:.D$1048576];MATCH([.C40];[AudioLanguages.A$1:.A$1048576];0))&amp;&quot;,output_filename=&quot;&quot;&quot;&amp;[.F40]&amp;&quot;&quot;&quot;)&quot;" office:value-type="string" office:string-value="synthesize_ssml(ssml=file_to_string(&quot;01_create_account_script_ssml_it_slide06.xml&quot;),langcode=&quot;it-IT&quot;,voicename=&quot;it-IT-Wavenet-C&quot;,ssmlgender=texttospeech.SsmlVoiceGender.MALE,output_filename=&quot;01_create_account_audio_it_slide06.mp3&quot;)" calcext:value-type="string">
            <text:p>synthesize_ssml(ssml=file_to_string("01_create_account_script_ssml_it_slide06.xml"),langcode="it-IT",voicename="it-IT-Wavenet-C",ssmlgender=texttospeech.SsmlVoiceGender.MALE,output_filename="01_create_account_audio_it_slide06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41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it</text:p>
          </table:table-cell>
          <table:table-cell office:value-type="float" office:value="7" calcext:value-type="float">
            <text:p>7</text:p>
          </table:table-cell>
          <table:table-cell table:style-name="ce29" table:formula="of:=LOWER(TEXT([.A41];&quot;00&quot;)&amp;&quot;_&quot;&amp;[.B41]&amp;&quot;_script_ssml_&quot;&amp;[.C41]&amp;&quot;_slide&quot;&amp;TEXT([.D41];&quot;00&quot;)&amp;&quot;.xml&quot;)" office:value-type="string" office:string-value="01_create_account_script_ssml_it_slide07.xml" calcext:value-type="string">
            <text:p>01_create_account_script_ssml_it_slide07.xml</text:p>
          </table:table-cell>
          <table:table-cell table:style-name="ce29" table:formula="of:=LOWER(TEXT([.A41];&quot;00&quot;)&amp;&quot;_&quot;&amp;[.B41]&amp;&quot;_audio_&quot;&amp;[.C41]&amp;&quot;_slide&quot;&amp;TEXT([.D41];&quot;00&quot;)&amp;&quot;.mp3&quot;)" office:value-type="string" office:string-value="01_create_account_audio_it_slide07.mp3" calcext:value-type="string">
            <text:p>01_create_account_audio_it_slide07.mp3</text:p>
          </table:table-cell>
          <table:table-cell table:style-name="ce29" table:number-matrix-columns-spanned="1" table:number-matrix-rows-spanned="1" table:formula="of:=&quot;synthesize_ssml(ssml=file_to_string(&quot;&quot;&quot;&amp;[.E41]&amp;&quot;&quot;&quot;),langcode=&quot;&quot;&quot;&amp;INDEX([AudioLanguages.B$1:.B$1048576];MATCH([.C41];[AudioLanguages.A$1:.A$1048576];0))&amp;&quot;&quot;&quot;,voicename=&quot;&quot;&quot;&amp;INDEX([AudioLanguages.C$1:.C$1048576];MATCH([.C41];[AudioLanguages.A$1:.A$1048576];0))&amp;&quot;&quot;&quot;,ssmlgender=&quot;&amp;INDEX([AudioLanguages.D$1:.D$1048576];MATCH([.C41];[AudioLanguages.A$1:.A$1048576];0))&amp;&quot;,output_filename=&quot;&quot;&quot;&amp;[.F41]&amp;&quot;&quot;&quot;)&quot;" office:value-type="string" office:string-value="synthesize_ssml(ssml=file_to_string(&quot;01_create_account_script_ssml_it_slide07.xml&quot;),langcode=&quot;it-IT&quot;,voicename=&quot;it-IT-Wavenet-C&quot;,ssmlgender=texttospeech.SsmlVoiceGender.MALE,output_filename=&quot;01_create_account_audio_it_slide07.mp3&quot;)" calcext:value-type="string">
            <text:p>synthesize_ssml(ssml=file_to_string("01_create_account_script_ssml_it_slide07.xml"),langcode="it-IT",voicename="it-IT-Wavenet-C",ssmlgender=texttospeech.SsmlVoiceGender.MALE,output_filename="01_create_account_audio_it_slide07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42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it</text:p>
          </table:table-cell>
          <table:table-cell office:value-type="float" office:value="8" calcext:value-type="float">
            <text:p>8</text:p>
          </table:table-cell>
          <table:table-cell table:style-name="ce29" table:formula="of:=LOWER(TEXT([.A42];&quot;00&quot;)&amp;&quot;_&quot;&amp;[.B42]&amp;&quot;_script_ssml_&quot;&amp;[.C42]&amp;&quot;_slide&quot;&amp;TEXT([.D42];&quot;00&quot;)&amp;&quot;.xml&quot;)" office:value-type="string" office:string-value="01_create_account_script_ssml_it_slide08.xml" calcext:value-type="string">
            <text:p>01_create_account_script_ssml_it_slide08.xml</text:p>
          </table:table-cell>
          <table:table-cell table:style-name="ce29" table:formula="of:=LOWER(TEXT([.A42];&quot;00&quot;)&amp;&quot;_&quot;&amp;[.B42]&amp;&quot;_audio_&quot;&amp;[.C42]&amp;&quot;_slide&quot;&amp;TEXT([.D42];&quot;00&quot;)&amp;&quot;.mp3&quot;)" office:value-type="string" office:string-value="01_create_account_audio_it_slide08.mp3" calcext:value-type="string">
            <text:p>01_create_account_audio_it_slide08.mp3</text:p>
          </table:table-cell>
          <table:table-cell table:style-name="ce29" table:number-matrix-columns-spanned="1" table:number-matrix-rows-spanned="1" table:formula="of:=&quot;synthesize_ssml(ssml=file_to_string(&quot;&quot;&quot;&amp;[.E42]&amp;&quot;&quot;&quot;),langcode=&quot;&quot;&quot;&amp;INDEX([AudioLanguages.B$1:.B$1048576];MATCH([.C42];[AudioLanguages.A$1:.A$1048576];0))&amp;&quot;&quot;&quot;,voicename=&quot;&quot;&quot;&amp;INDEX([AudioLanguages.C$1:.C$1048576];MATCH([.C42];[AudioLanguages.A$1:.A$1048576];0))&amp;&quot;&quot;&quot;,ssmlgender=&quot;&amp;INDEX([AudioLanguages.D$1:.D$1048576];MATCH([.C42];[AudioLanguages.A$1:.A$1048576];0))&amp;&quot;,output_filename=&quot;&quot;&quot;&amp;[.F42]&amp;&quot;&quot;&quot;)&quot;" office:value-type="string" office:string-value="synthesize_ssml(ssml=file_to_string(&quot;01_create_account_script_ssml_it_slide08.xml&quot;),langcode=&quot;it-IT&quot;,voicename=&quot;it-IT-Wavenet-C&quot;,ssmlgender=texttospeech.SsmlVoiceGender.MALE,output_filename=&quot;01_create_account_audio_it_slide08.mp3&quot;)" calcext:value-type="string">
            <text:p>synthesize_ssml(ssml=file_to_string("01_create_account_script_ssml_it_slide08.xml"),langcode="it-IT",voicename="it-IT-Wavenet-C",ssmlgender=texttospeech.SsmlVoiceGender.MALE,output_filename="01_create_account_audio_it_slide08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43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it</text:p>
          </table:table-cell>
          <table:table-cell office:value-type="float" office:value="9" calcext:value-type="float">
            <text:p>9</text:p>
          </table:table-cell>
          <table:table-cell table:style-name="ce29" table:formula="of:=LOWER(TEXT([.A43];&quot;00&quot;)&amp;&quot;_&quot;&amp;[.B43]&amp;&quot;_script_ssml_&quot;&amp;[.C43]&amp;&quot;_slide&quot;&amp;TEXT([.D43];&quot;00&quot;)&amp;&quot;.xml&quot;)" office:value-type="string" office:string-value="01_create_account_script_ssml_it_slide09.xml" calcext:value-type="string">
            <text:p>01_create_account_script_ssml_it_slide09.xml</text:p>
          </table:table-cell>
          <table:table-cell table:style-name="ce29" table:formula="of:=LOWER(TEXT([.A43];&quot;00&quot;)&amp;&quot;_&quot;&amp;[.B43]&amp;&quot;_audio_&quot;&amp;[.C43]&amp;&quot;_slide&quot;&amp;TEXT([.D43];&quot;00&quot;)&amp;&quot;.mp3&quot;)" office:value-type="string" office:string-value="01_create_account_audio_it_slide09.mp3" calcext:value-type="string">
            <text:p>01_create_account_audio_it_slide09.mp3</text:p>
          </table:table-cell>
          <table:table-cell table:style-name="ce29" table:number-matrix-columns-spanned="1" table:number-matrix-rows-spanned="1" table:formula="of:=&quot;synthesize_ssml(ssml=file_to_string(&quot;&quot;&quot;&amp;[.E43]&amp;&quot;&quot;&quot;),langcode=&quot;&quot;&quot;&amp;INDEX([AudioLanguages.B$1:.B$1048576];MATCH([.C43];[AudioLanguages.A$1:.A$1048576];0))&amp;&quot;&quot;&quot;,voicename=&quot;&quot;&quot;&amp;INDEX([AudioLanguages.C$1:.C$1048576];MATCH([.C43];[AudioLanguages.A$1:.A$1048576];0))&amp;&quot;&quot;&quot;,ssmlgender=&quot;&amp;INDEX([AudioLanguages.D$1:.D$1048576];MATCH([.C43];[AudioLanguages.A$1:.A$1048576];0))&amp;&quot;,output_filename=&quot;&quot;&quot;&amp;[.F43]&amp;&quot;&quot;&quot;)&quot;" office:value-type="string" office:string-value="synthesize_ssml(ssml=file_to_string(&quot;01_create_account_script_ssml_it_slide09.xml&quot;),langcode=&quot;it-IT&quot;,voicename=&quot;it-IT-Wavenet-C&quot;,ssmlgender=texttospeech.SsmlVoiceGender.MALE,output_filename=&quot;01_create_account_audio_it_slide09.mp3&quot;)" calcext:value-type="string">
            <text:p>synthesize_ssml(ssml=file_to_string("01_create_account_script_ssml_it_slide09.xml"),langcode="it-IT",voicename="it-IT-Wavenet-C",ssmlgender=texttospeech.SsmlVoiceGender.MALE,output_filename="01_create_account_audio_it_slide09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44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it</text:p>
          </table:table-cell>
          <table:table-cell office:value-type="float" office:value="10" calcext:value-type="float">
            <text:p>10</text:p>
          </table:table-cell>
          <table:table-cell table:style-name="ce29" table:formula="of:=LOWER(TEXT([.A44];&quot;00&quot;)&amp;&quot;_&quot;&amp;[.B44]&amp;&quot;_script_ssml_&quot;&amp;[.C44]&amp;&quot;_slide&quot;&amp;TEXT([.D44];&quot;00&quot;)&amp;&quot;.xml&quot;)" office:value-type="string" office:string-value="01_create_account_script_ssml_it_slide10.xml" calcext:value-type="string">
            <text:p>01_create_account_script_ssml_it_slide10.xml</text:p>
          </table:table-cell>
          <table:table-cell table:style-name="ce29" table:formula="of:=LOWER(TEXT([.A44];&quot;00&quot;)&amp;&quot;_&quot;&amp;[.B44]&amp;&quot;_audio_&quot;&amp;[.C44]&amp;&quot;_slide&quot;&amp;TEXT([.D44];&quot;00&quot;)&amp;&quot;.mp3&quot;)" office:value-type="string" office:string-value="01_create_account_audio_it_slide10.mp3" calcext:value-type="string">
            <text:p>01_create_account_audio_it_slide10.mp3</text:p>
          </table:table-cell>
          <table:table-cell table:style-name="ce29" table:number-matrix-columns-spanned="1" table:number-matrix-rows-spanned="1" table:formula="of:=&quot;synthesize_ssml(ssml=file_to_string(&quot;&quot;&quot;&amp;[.E44]&amp;&quot;&quot;&quot;),langcode=&quot;&quot;&quot;&amp;INDEX([AudioLanguages.B$1:.B$1048576];MATCH([.C44];[AudioLanguages.A$1:.A$1048576];0))&amp;&quot;&quot;&quot;,voicename=&quot;&quot;&quot;&amp;INDEX([AudioLanguages.C$1:.C$1048576];MATCH([.C44];[AudioLanguages.A$1:.A$1048576];0))&amp;&quot;&quot;&quot;,ssmlgender=&quot;&amp;INDEX([AudioLanguages.D$1:.D$1048576];MATCH([.C44];[AudioLanguages.A$1:.A$1048576];0))&amp;&quot;,output_filename=&quot;&quot;&quot;&amp;[.F44]&amp;&quot;&quot;&quot;)&quot;" office:value-type="string" office:string-value="synthesize_ssml(ssml=file_to_string(&quot;01_create_account_script_ssml_it_slide10.xml&quot;),langcode=&quot;it-IT&quot;,voicename=&quot;it-IT-Wavenet-C&quot;,ssmlgender=texttospeech.SsmlVoiceGender.MALE,output_filename=&quot;01_create_account_audio_it_slide10.mp3&quot;)" calcext:value-type="string">
            <text:p>synthesize_ssml(ssml=file_to_string("01_create_account_script_ssml_it_slide10.xml"),langcode="it-IT",voicename="it-IT-Wavenet-C",ssmlgender=texttospeech.SsmlVoiceGender.MALE,output_filename="01_create_account_audio_it_slide10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29" table:number-matrix-columns-spanned="1" table:number-matrix-rows-spanned="1" table:formula="of:=INDEX([Topics.D$1:.D$1048576];MATCH([.A45];[Topics.B$1:.B$1048576];0))" office:value-type="string" office:string-value="link_wp_wdata" calcext:value-type="string">
            <text:p>link_wp_wdata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table:style-name="ce29" table:formula="of:=LOWER(TEXT([.A45];&quot;00&quot;)&amp;&quot;_&quot;&amp;[.B45]&amp;&quot;_script_ssml_&quot;&amp;[.C45]&amp;&quot;_slide&quot;&amp;TEXT([.D45];&quot;00&quot;)&amp;&quot;.xml&quot;)" office:value-type="string" office:string-value="12_link_wp_wdata_script_ssml_en_slide01.xml" calcext:value-type="string">
            <text:p>12_link_wp_wdata_script_ssml_en_slide01.xml</text:p>
          </table:table-cell>
          <table:table-cell table:style-name="ce29" table:formula="of:=LOWER(TEXT([.A45];&quot;00&quot;)&amp;&quot;_&quot;&amp;[.B45]&amp;&quot;_audio_&quot;&amp;[.C45]&amp;&quot;_slide&quot;&amp;TEXT([.D45];&quot;00&quot;)&amp;&quot;.mp3&quot;)" office:value-type="string" office:string-value="12_link_wp_wdata_audio_en_slide01.mp3" calcext:value-type="string">
            <text:p>12_link_wp_wdata_audio_en_slide01.mp3</text:p>
          </table:table-cell>
          <table:table-cell table:style-name="ce29" table:number-matrix-columns-spanned="1" table:number-matrix-rows-spanned="1" table:formula="of:=&quot;synthesize_ssml(ssml=file_to_string(&quot;&quot;&quot;&amp;[.E45]&amp;&quot;&quot;&quot;),langcode=&quot;&quot;&quot;&amp;INDEX([AudioLanguages.B$1:.B$1048576];MATCH([.C45];[AudioLanguages.A$1:.A$1048576];0))&amp;&quot;&quot;&quot;,voicename=&quot;&quot;&quot;&amp;INDEX([AudioLanguages.C$1:.C$1048576];MATCH([.C45];[AudioLanguages.A$1:.A$1048576];0))&amp;&quot;&quot;&quot;,ssmlgender=&quot;&amp;INDEX([AudioLanguages.D$1:.D$1048576];MATCH([.C45];[AudioLanguages.A$1:.A$1048576];0))&amp;&quot;,output_filename=&quot;&quot;&quot;&amp;[.F45]&amp;&quot;&quot;&quot;)&quot;" office:value-type="string" office:string-value="synthesize_ssml(ssml=file_to_string(&quot;12_link_wp_wdata_script_ssml_en_slide01.xml&quot;),langcode=&quot;en-GB&quot;,voicename=&quot;en-US-Wavenet-B&quot;,ssmlgender=texttospeech.SsmlVoiceGender.MALE,output_filename=&quot;12_link_wp_wdata_audio_en_slide01.mp3&quot;)" calcext:value-type="string">
            <text:p>synthesize_ssml(ssml=file_to_string("12_link_wp_wdata_script_ssml_en_slide01.xml"),langcode="en-GB",voicename="en-US-Wavenet-B",ssmlgender=texttospeech.SsmlVoiceGender.MALE,output_filename="12_link_wp_wdata_audio_en_slide01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29" table:number-matrix-columns-spanned="1" table:number-matrix-rows-spanned="1" table:formula="of:=INDEX([Topics.D$1:.D$1048576];MATCH([.A46];[Topics.B$1:.B$1048576];0))" office:value-type="string" office:string-value="link_wp_wdata" calcext:value-type="string">
            <text:p>link_wp_wdata</text:p>
          </table:table-cell>
          <table:table-cell office:value-type="string" calcext:value-type="string">
            <text:p>en</text:p>
          </table:table-cell>
          <table:table-cell office:value-type="float" office:value="2" calcext:value-type="float">
            <text:p>2</text:p>
          </table:table-cell>
          <table:table-cell table:style-name="ce29" table:formula="of:=LOWER(TEXT([.A46];&quot;00&quot;)&amp;&quot;_&quot;&amp;[.B46]&amp;&quot;_script_ssml_&quot;&amp;[.C46]&amp;&quot;_slide&quot;&amp;TEXT([.D46];&quot;00&quot;)&amp;&quot;.xml&quot;)" office:value-type="string" office:string-value="12_link_wp_wdata_script_ssml_en_slide02.xml" calcext:value-type="string">
            <text:p>12_link_wp_wdata_script_ssml_en_slide02.xml</text:p>
          </table:table-cell>
          <table:table-cell table:style-name="ce29" table:formula="of:=LOWER(TEXT([.A46];&quot;00&quot;)&amp;&quot;_&quot;&amp;[.B46]&amp;&quot;_audio_&quot;&amp;[.C46]&amp;&quot;_slide&quot;&amp;TEXT([.D46];&quot;00&quot;)&amp;&quot;.mp3&quot;)" office:value-type="string" office:string-value="12_link_wp_wdata_audio_en_slide02.mp3" calcext:value-type="string">
            <text:p>12_link_wp_wdata_audio_en_slide02.mp3</text:p>
          </table:table-cell>
          <table:table-cell table:style-name="ce29" table:number-matrix-columns-spanned="1" table:number-matrix-rows-spanned="1" table:formula="of:=&quot;synthesize_ssml(ssml=file_to_string(&quot;&quot;&quot;&amp;[.E46]&amp;&quot;&quot;&quot;),langcode=&quot;&quot;&quot;&amp;INDEX([AudioLanguages.B$1:.B$1048576];MATCH([.C46];[AudioLanguages.A$1:.A$1048576];0))&amp;&quot;&quot;&quot;,voicename=&quot;&quot;&quot;&amp;INDEX([AudioLanguages.C$1:.C$1048576];MATCH([.C46];[AudioLanguages.A$1:.A$1048576];0))&amp;&quot;&quot;&quot;,ssmlgender=&quot;&amp;INDEX([AudioLanguages.D$1:.D$1048576];MATCH([.C46];[AudioLanguages.A$1:.A$1048576];0))&amp;&quot;,output_filename=&quot;&quot;&quot;&amp;[.F46]&amp;&quot;&quot;&quot;)&quot;" office:value-type="string" office:string-value="synthesize_ssml(ssml=file_to_string(&quot;12_link_wp_wdata_script_ssml_en_slide02.xml&quot;),langcode=&quot;en-GB&quot;,voicename=&quot;en-US-Wavenet-B&quot;,ssmlgender=texttospeech.SsmlVoiceGender.MALE,output_filename=&quot;12_link_wp_wdata_audio_en_slide02.mp3&quot;)" calcext:value-type="string">
            <text:p>synthesize_ssml(ssml=file_to_string("12_link_wp_wdata_script_ssml_en_slide02.xml"),langcode="en-GB",voicename="en-US-Wavenet-B",ssmlgender=texttospeech.SsmlVoiceGender.MALE,output_filename="12_link_wp_wdata_audio_en_slide02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29" table:number-matrix-columns-spanned="1" table:number-matrix-rows-spanned="1" table:formula="of:=INDEX([Topics.D$1:.D$1048576];MATCH([.A47];[Topics.B$1:.B$1048576];0))" office:value-type="string" office:string-value="link_wp_wdata" calcext:value-type="string">
            <text:p>link_wp_wdata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table:style-name="ce29" table:formula="of:=LOWER(TEXT([.A47];&quot;00&quot;)&amp;&quot;_&quot;&amp;[.B47]&amp;&quot;_script_ssml_&quot;&amp;[.C47]&amp;&quot;_slide&quot;&amp;TEXT([.D47];&quot;00&quot;)&amp;&quot;.xml&quot;)" office:value-type="string" office:string-value="12_link_wp_wdata_script_ssml_en_slide03.xml" calcext:value-type="string">
            <text:p>12_link_wp_wdata_script_ssml_en_slide03.xml</text:p>
          </table:table-cell>
          <table:table-cell table:style-name="ce29" table:formula="of:=LOWER(TEXT([.A47];&quot;00&quot;)&amp;&quot;_&quot;&amp;[.B47]&amp;&quot;_audio_&quot;&amp;[.C47]&amp;&quot;_slide&quot;&amp;TEXT([.D47];&quot;00&quot;)&amp;&quot;.mp3&quot;)" office:value-type="string" office:string-value="12_link_wp_wdata_audio_en_slide03.mp3" calcext:value-type="string">
            <text:p>12_link_wp_wdata_audio_en_slide03.mp3</text:p>
          </table:table-cell>
          <table:table-cell table:style-name="ce29" table:number-matrix-columns-spanned="1" table:number-matrix-rows-spanned="1" table:formula="of:=&quot;synthesize_ssml(ssml=file_to_string(&quot;&quot;&quot;&amp;[.E47]&amp;&quot;&quot;&quot;),langcode=&quot;&quot;&quot;&amp;INDEX([AudioLanguages.B$1:.B$1048576];MATCH([.C47];[AudioLanguages.A$1:.A$1048576];0))&amp;&quot;&quot;&quot;,voicename=&quot;&quot;&quot;&amp;INDEX([AudioLanguages.C$1:.C$1048576];MATCH([.C47];[AudioLanguages.A$1:.A$1048576];0))&amp;&quot;&quot;&quot;,ssmlgender=&quot;&amp;INDEX([AudioLanguages.D$1:.D$1048576];MATCH([.C47];[AudioLanguages.A$1:.A$1048576];0))&amp;&quot;,output_filename=&quot;&quot;&quot;&amp;[.F47]&amp;&quot;&quot;&quot;)&quot;" office:value-type="string" office:string-value="synthesize_ssml(ssml=file_to_string(&quot;12_link_wp_wdata_script_ssml_en_slide03.xml&quot;),langcode=&quot;en-GB&quot;,voicename=&quot;en-US-Wavenet-B&quot;,ssmlgender=texttospeech.SsmlVoiceGender.MALE,output_filename=&quot;12_link_wp_wdata_audio_en_slide03.mp3&quot;)" calcext:value-type="string">
            <text:p>synthesize_ssml(ssml=file_to_string("12_link_wp_wdata_script_ssml_en_slide03.xml"),langcode="en-GB",voicename="en-US-Wavenet-B",ssmlgender=texttospeech.SsmlVoiceGender.MALE,output_filename="12_link_wp_wdata_audio_en_slide03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29" table:number-matrix-columns-spanned="1" table:number-matrix-rows-spanned="1" table:formula="of:=INDEX([Topics.D$1:.D$1048576];MATCH([.A48];[Topics.B$1:.B$1048576];0))" office:value-type="string" office:string-value="link_wp_wdata" calcext:value-type="string">
            <text:p>link_wp_wdata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table:style-name="ce29" table:formula="of:=LOWER(TEXT([.A48];&quot;00&quot;)&amp;&quot;_&quot;&amp;[.B48]&amp;&quot;_script_ssml_&quot;&amp;[.C48]&amp;&quot;_slide&quot;&amp;TEXT([.D48];&quot;00&quot;)&amp;&quot;.xml&quot;)" office:value-type="string" office:string-value="12_link_wp_wdata_script_ssml_en_slide04.xml" calcext:value-type="string">
            <text:p>12_link_wp_wdata_script_ssml_en_slide04.xml</text:p>
          </table:table-cell>
          <table:table-cell table:style-name="ce29" table:formula="of:=LOWER(TEXT([.A48];&quot;00&quot;)&amp;&quot;_&quot;&amp;[.B48]&amp;&quot;_audio_&quot;&amp;[.C48]&amp;&quot;_slide&quot;&amp;TEXT([.D48];&quot;00&quot;)&amp;&quot;.mp3&quot;)" office:value-type="string" office:string-value="12_link_wp_wdata_audio_en_slide04.mp3" calcext:value-type="string">
            <text:p>12_link_wp_wdata_audio_en_slide04.mp3</text:p>
          </table:table-cell>
          <table:table-cell table:style-name="ce29" table:number-matrix-columns-spanned="1" table:number-matrix-rows-spanned="1" table:formula="of:=&quot;synthesize_ssml(ssml=file_to_string(&quot;&quot;&quot;&amp;[.E48]&amp;&quot;&quot;&quot;),langcode=&quot;&quot;&quot;&amp;INDEX([AudioLanguages.B$1:.B$1048576];MATCH([.C48];[AudioLanguages.A$1:.A$1048576];0))&amp;&quot;&quot;&quot;,voicename=&quot;&quot;&quot;&amp;INDEX([AudioLanguages.C$1:.C$1048576];MATCH([.C48];[AudioLanguages.A$1:.A$1048576];0))&amp;&quot;&quot;&quot;,ssmlgender=&quot;&amp;INDEX([AudioLanguages.D$1:.D$1048576];MATCH([.C48];[AudioLanguages.A$1:.A$1048576];0))&amp;&quot;,output_filename=&quot;&quot;&quot;&amp;[.F48]&amp;&quot;&quot;&quot;)&quot;" office:value-type="string" office:string-value="synthesize_ssml(ssml=file_to_string(&quot;12_link_wp_wdata_script_ssml_en_slide04.xml&quot;),langcode=&quot;en-GB&quot;,voicename=&quot;en-US-Wavenet-B&quot;,ssmlgender=texttospeech.SsmlVoiceGender.MALE,output_filename=&quot;12_link_wp_wdata_audio_en_slide04.mp3&quot;)" calcext:value-type="string">
            <text:p>synthesize_ssml(ssml=file_to_string("12_link_wp_wdata_script_ssml_en_slide04.xml"),langcode="en-GB",voicename="en-US-Wavenet-B",ssmlgender=texttospeech.SsmlVoiceGender.MALE,output_filename="12_link_wp_wdata_audio_en_slide04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29" table:number-matrix-columns-spanned="1" table:number-matrix-rows-spanned="1" table:formula="of:=INDEX([Topics.D$1:.D$1048576];MATCH([.A49];[Topics.B$1:.B$1048576];0))" office:value-type="string" office:string-value="link_wp_wdata" calcext:value-type="string">
            <text:p>link_wp_wdata</text:p>
          </table:table-cell>
          <table:table-cell office:value-type="string" calcext:value-type="string">
            <text:p>en</text:p>
          </table:table-cell>
          <table:table-cell office:value-type="float" office:value="5" calcext:value-type="float">
            <text:p>5</text:p>
          </table:table-cell>
          <table:table-cell table:style-name="ce29" table:formula="of:=LOWER(TEXT([.A49];&quot;00&quot;)&amp;&quot;_&quot;&amp;[.B49]&amp;&quot;_script_ssml_&quot;&amp;[.C49]&amp;&quot;_slide&quot;&amp;TEXT([.D49];&quot;00&quot;)&amp;&quot;.xml&quot;)" office:value-type="string" office:string-value="12_link_wp_wdata_script_ssml_en_slide05.xml" calcext:value-type="string">
            <text:p>12_link_wp_wdata_script_ssml_en_slide05.xml</text:p>
          </table:table-cell>
          <table:table-cell table:style-name="ce29" table:formula="of:=LOWER(TEXT([.A49];&quot;00&quot;)&amp;&quot;_&quot;&amp;[.B49]&amp;&quot;_audio_&quot;&amp;[.C49]&amp;&quot;_slide&quot;&amp;TEXT([.D49];&quot;00&quot;)&amp;&quot;.mp3&quot;)" office:value-type="string" office:string-value="12_link_wp_wdata_audio_en_slide05.mp3" calcext:value-type="string">
            <text:p>12_link_wp_wdata_audio_en_slide05.mp3</text:p>
          </table:table-cell>
          <table:table-cell table:style-name="ce29" table:number-matrix-columns-spanned="1" table:number-matrix-rows-spanned="1" table:formula="of:=&quot;synthesize_ssml(ssml=file_to_string(&quot;&quot;&quot;&amp;[.E49]&amp;&quot;&quot;&quot;),langcode=&quot;&quot;&quot;&amp;INDEX([AudioLanguages.B$1:.B$1048576];MATCH([.C49];[AudioLanguages.A$1:.A$1048576];0))&amp;&quot;&quot;&quot;,voicename=&quot;&quot;&quot;&amp;INDEX([AudioLanguages.C$1:.C$1048576];MATCH([.C49];[AudioLanguages.A$1:.A$1048576];0))&amp;&quot;&quot;&quot;,ssmlgender=&quot;&amp;INDEX([AudioLanguages.D$1:.D$1048576];MATCH([.C49];[AudioLanguages.A$1:.A$1048576];0))&amp;&quot;,output_filename=&quot;&quot;&quot;&amp;[.F49]&amp;&quot;&quot;&quot;)&quot;" office:value-type="string" office:string-value="synthesize_ssml(ssml=file_to_string(&quot;12_link_wp_wdata_script_ssml_en_slide05.xml&quot;),langcode=&quot;en-GB&quot;,voicename=&quot;en-US-Wavenet-B&quot;,ssmlgender=texttospeech.SsmlVoiceGender.MALE,output_filename=&quot;12_link_wp_wdata_audio_en_slide05.mp3&quot;)" calcext:value-type="string">
            <text:p>synthesize_ssml(ssml=file_to_string("12_link_wp_wdata_script_ssml_en_slide05.xml"),langcode="en-GB",voicename="en-US-Wavenet-B",ssmlgender=texttospeech.SsmlVoiceGender.MALE,output_filename="12_link_wp_wdata_audio_en_slide05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29" table:number-matrix-columns-spanned="1" table:number-matrix-rows-spanned="1" table:formula="of:=INDEX([Topics.D$1:.D$1048576];MATCH([.A50];[Topics.B$1:.B$1048576];0))" office:value-type="string" office:string-value="link_wp_wdata" calcext:value-type="string">
            <text:p>link_wp_wdata</text:p>
          </table:table-cell>
          <table:table-cell office:value-type="string" calcext:value-type="string">
            <text:p>en</text:p>
          </table:table-cell>
          <table:table-cell office:value-type="float" office:value="6" calcext:value-type="float">
            <text:p>6</text:p>
          </table:table-cell>
          <table:table-cell table:style-name="ce29" table:formula="of:=LOWER(TEXT([.A50];&quot;00&quot;)&amp;&quot;_&quot;&amp;[.B50]&amp;&quot;_script_ssml_&quot;&amp;[.C50]&amp;&quot;_slide&quot;&amp;TEXT([.D50];&quot;00&quot;)&amp;&quot;.xml&quot;)" office:value-type="string" office:string-value="12_link_wp_wdata_script_ssml_en_slide06.xml" calcext:value-type="string">
            <text:p>12_link_wp_wdata_script_ssml_en_slide06.xml</text:p>
          </table:table-cell>
          <table:table-cell table:style-name="ce29" table:formula="of:=LOWER(TEXT([.A50];&quot;00&quot;)&amp;&quot;_&quot;&amp;[.B50]&amp;&quot;_audio_&quot;&amp;[.C50]&amp;&quot;_slide&quot;&amp;TEXT([.D50];&quot;00&quot;)&amp;&quot;.mp3&quot;)" office:value-type="string" office:string-value="12_link_wp_wdata_audio_en_slide06.mp3" calcext:value-type="string">
            <text:p>12_link_wp_wdata_audio_en_slide06.mp3</text:p>
          </table:table-cell>
          <table:table-cell table:style-name="ce29" table:number-matrix-columns-spanned="1" table:number-matrix-rows-spanned="1" table:formula="of:=&quot;synthesize_ssml(ssml=file_to_string(&quot;&quot;&quot;&amp;[.E50]&amp;&quot;&quot;&quot;),langcode=&quot;&quot;&quot;&amp;INDEX([AudioLanguages.B$1:.B$1048576];MATCH([.C50];[AudioLanguages.A$1:.A$1048576];0))&amp;&quot;&quot;&quot;,voicename=&quot;&quot;&quot;&amp;INDEX([AudioLanguages.C$1:.C$1048576];MATCH([.C50];[AudioLanguages.A$1:.A$1048576];0))&amp;&quot;&quot;&quot;,ssmlgender=&quot;&amp;INDEX([AudioLanguages.D$1:.D$1048576];MATCH([.C50];[AudioLanguages.A$1:.A$1048576];0))&amp;&quot;,output_filename=&quot;&quot;&quot;&amp;[.F50]&amp;&quot;&quot;&quot;)&quot;" office:value-type="string" office:string-value="synthesize_ssml(ssml=file_to_string(&quot;12_link_wp_wdata_script_ssml_en_slide06.xml&quot;),langcode=&quot;en-GB&quot;,voicename=&quot;en-US-Wavenet-B&quot;,ssmlgender=texttospeech.SsmlVoiceGender.MALE,output_filename=&quot;12_link_wp_wdata_audio_en_slide06.mp3&quot;)" calcext:value-type="string">
            <text:p>synthesize_ssml(ssml=file_to_string("12_link_wp_wdata_script_ssml_en_slide06.xml"),langcode="en-GB",voicename="en-US-Wavenet-B",ssmlgender=texttospeech.SsmlVoiceGender.MALE,output_filename="12_link_wp_wdata_audio_en_slide06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29" table:number-matrix-columns-spanned="1" table:number-matrix-rows-spanned="1" table:formula="of:=INDEX([Topics.D$1:.D$1048576];MATCH([.A51];[Topics.B$1:.B$1048576];0))" office:value-type="string" office:string-value="link_wp_wdata" calcext:value-type="string">
            <text:p>link_wp_wdata</text:p>
          </table:table-cell>
          <table:table-cell office:value-type="string" calcext:value-type="string">
            <text:p>en</text:p>
          </table:table-cell>
          <table:table-cell office:value-type="float" office:value="7" calcext:value-type="float">
            <text:p>7</text:p>
          </table:table-cell>
          <table:table-cell table:style-name="ce29" table:formula="of:=LOWER(TEXT([.A51];&quot;00&quot;)&amp;&quot;_&quot;&amp;[.B51]&amp;&quot;_script_ssml_&quot;&amp;[.C51]&amp;&quot;_slide&quot;&amp;TEXT([.D51];&quot;00&quot;)&amp;&quot;.xml&quot;)" office:value-type="string" office:string-value="12_link_wp_wdata_script_ssml_en_slide07.xml" calcext:value-type="string">
            <text:p>12_link_wp_wdata_script_ssml_en_slide07.xml</text:p>
          </table:table-cell>
          <table:table-cell table:style-name="ce29" table:formula="of:=LOWER(TEXT([.A51];&quot;00&quot;)&amp;&quot;_&quot;&amp;[.B51]&amp;&quot;_audio_&quot;&amp;[.C51]&amp;&quot;_slide&quot;&amp;TEXT([.D51];&quot;00&quot;)&amp;&quot;.mp3&quot;)" office:value-type="string" office:string-value="12_link_wp_wdata_audio_en_slide07.mp3" calcext:value-type="string">
            <text:p>12_link_wp_wdata_audio_en_slide07.mp3</text:p>
          </table:table-cell>
          <table:table-cell table:style-name="ce29" table:number-matrix-columns-spanned="1" table:number-matrix-rows-spanned="1" table:formula="of:=&quot;synthesize_ssml(ssml=file_to_string(&quot;&quot;&quot;&amp;[.E51]&amp;&quot;&quot;&quot;),langcode=&quot;&quot;&quot;&amp;INDEX([AudioLanguages.B$1:.B$1048576];MATCH([.C51];[AudioLanguages.A$1:.A$1048576];0))&amp;&quot;&quot;&quot;,voicename=&quot;&quot;&quot;&amp;INDEX([AudioLanguages.C$1:.C$1048576];MATCH([.C51];[AudioLanguages.A$1:.A$1048576];0))&amp;&quot;&quot;&quot;,ssmlgender=&quot;&amp;INDEX([AudioLanguages.D$1:.D$1048576];MATCH([.C51];[AudioLanguages.A$1:.A$1048576];0))&amp;&quot;,output_filename=&quot;&quot;&quot;&amp;[.F51]&amp;&quot;&quot;&quot;)&quot;" office:value-type="string" office:string-value="synthesize_ssml(ssml=file_to_string(&quot;12_link_wp_wdata_script_ssml_en_slide07.xml&quot;),langcode=&quot;en-GB&quot;,voicename=&quot;en-US-Wavenet-B&quot;,ssmlgender=texttospeech.SsmlVoiceGender.MALE,output_filename=&quot;12_link_wp_wdata_audio_en_slide07.mp3&quot;)" calcext:value-type="string">
            <text:p>synthesize_ssml(ssml=file_to_string("12_link_wp_wdata_script_ssml_en_slide07.xml"),langcode="en-GB",voicename="en-US-Wavenet-B",ssmlgender=texttospeech.SsmlVoiceGender.MALE,output_filename="12_link_wp_wdata_audio_en_slide07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29" table:number-matrix-columns-spanned="1" table:number-matrix-rows-spanned="1" table:formula="of:=INDEX([Topics.D$1:.D$1048576];MATCH([.A52];[Topics.B$1:.B$1048576];0))" office:value-type="string" office:string-value="link_wp_wdata" calcext:value-type="string">
            <text:p>link_wp_wdata</text:p>
          </table:table-cell>
          <table:table-cell office:value-type="string" calcext:value-type="string">
            <text:p>en</text:p>
          </table:table-cell>
          <table:table-cell office:value-type="float" office:value="8" calcext:value-type="float">
            <text:p>8</text:p>
          </table:table-cell>
          <table:table-cell table:style-name="ce29" table:formula="of:=LOWER(TEXT([.A52];&quot;00&quot;)&amp;&quot;_&quot;&amp;[.B52]&amp;&quot;_script_ssml_&quot;&amp;[.C52]&amp;&quot;_slide&quot;&amp;TEXT([.D52];&quot;00&quot;)&amp;&quot;.xml&quot;)" office:value-type="string" office:string-value="12_link_wp_wdata_script_ssml_en_slide08.xml" calcext:value-type="string">
            <text:p>12_link_wp_wdata_script_ssml_en_slide08.xml</text:p>
          </table:table-cell>
          <table:table-cell table:style-name="ce29" table:formula="of:=LOWER(TEXT([.A52];&quot;00&quot;)&amp;&quot;_&quot;&amp;[.B52]&amp;&quot;_audio_&quot;&amp;[.C52]&amp;&quot;_slide&quot;&amp;TEXT([.D52];&quot;00&quot;)&amp;&quot;.mp3&quot;)" office:value-type="string" office:string-value="12_link_wp_wdata_audio_en_slide08.mp3" calcext:value-type="string">
            <text:p>12_link_wp_wdata_audio_en_slide08.mp3</text:p>
          </table:table-cell>
          <table:table-cell table:style-name="ce29" table:number-matrix-columns-spanned="1" table:number-matrix-rows-spanned="1" table:formula="of:=&quot;synthesize_ssml(ssml=file_to_string(&quot;&quot;&quot;&amp;[.E52]&amp;&quot;&quot;&quot;),langcode=&quot;&quot;&quot;&amp;INDEX([AudioLanguages.B$1:.B$1048576];MATCH([.C52];[AudioLanguages.A$1:.A$1048576];0))&amp;&quot;&quot;&quot;,voicename=&quot;&quot;&quot;&amp;INDEX([AudioLanguages.C$1:.C$1048576];MATCH([.C52];[AudioLanguages.A$1:.A$1048576];0))&amp;&quot;&quot;&quot;,ssmlgender=&quot;&amp;INDEX([AudioLanguages.D$1:.D$1048576];MATCH([.C52];[AudioLanguages.A$1:.A$1048576];0))&amp;&quot;,output_filename=&quot;&quot;&quot;&amp;[.F52]&amp;&quot;&quot;&quot;)&quot;" office:value-type="string" office:string-value="synthesize_ssml(ssml=file_to_string(&quot;12_link_wp_wdata_script_ssml_en_slide08.xml&quot;),langcode=&quot;en-GB&quot;,voicename=&quot;en-US-Wavenet-B&quot;,ssmlgender=texttospeech.SsmlVoiceGender.MALE,output_filename=&quot;12_link_wp_wdata_audio_en_slide08.mp3&quot;)" calcext:value-type="string">
            <text:p>synthesize_ssml(ssml=file_to_string("12_link_wp_wdata_script_ssml_en_slide08.xml"),langcode="en-GB",voicename="en-US-Wavenet-B",ssmlgender=texttospeech.SsmlVoiceGender.MALE,output_filename="12_link_wp_wdata_audio_en_slide08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29" table:number-matrix-columns-spanned="1" table:number-matrix-rows-spanned="1" table:formula="of:=INDEX([Topics.D$1:.D$1048576];MATCH([.A53];[Topics.B$1:.B$1048576];0))" office:value-type="string" office:string-value="link_wp_wdata" calcext:value-type="string">
            <text:p>link_wp_wdata</text:p>
          </table:table-cell>
          <table:table-cell office:value-type="string" calcext:value-type="string">
            <text:p>en</text:p>
          </table:table-cell>
          <table:table-cell office:value-type="float" office:value="9" calcext:value-type="float">
            <text:p>9</text:p>
          </table:table-cell>
          <table:table-cell table:style-name="ce29" table:formula="of:=LOWER(TEXT([.A53];&quot;00&quot;)&amp;&quot;_&quot;&amp;[.B53]&amp;&quot;_script_ssml_&quot;&amp;[.C53]&amp;&quot;_slide&quot;&amp;TEXT([.D53];&quot;00&quot;)&amp;&quot;.xml&quot;)" office:value-type="string" office:string-value="12_link_wp_wdata_script_ssml_en_slide09.xml" calcext:value-type="string">
            <text:p>12_link_wp_wdata_script_ssml_en_slide09.xml</text:p>
          </table:table-cell>
          <table:table-cell table:style-name="ce29" table:formula="of:=LOWER(TEXT([.A53];&quot;00&quot;)&amp;&quot;_&quot;&amp;[.B53]&amp;&quot;_audio_&quot;&amp;[.C53]&amp;&quot;_slide&quot;&amp;TEXT([.D53];&quot;00&quot;)&amp;&quot;.mp3&quot;)" office:value-type="string" office:string-value="12_link_wp_wdata_audio_en_slide09.mp3" calcext:value-type="string">
            <text:p>12_link_wp_wdata_audio_en_slide09.mp3</text:p>
          </table:table-cell>
          <table:table-cell table:style-name="ce29" table:number-matrix-columns-spanned="1" table:number-matrix-rows-spanned="1" table:formula="of:=&quot;synthesize_ssml(ssml=file_to_string(&quot;&quot;&quot;&amp;[.E53]&amp;&quot;&quot;&quot;),langcode=&quot;&quot;&quot;&amp;INDEX([AudioLanguages.B$1:.B$1048576];MATCH([.C53];[AudioLanguages.A$1:.A$1048576];0))&amp;&quot;&quot;&quot;,voicename=&quot;&quot;&quot;&amp;INDEX([AudioLanguages.C$1:.C$1048576];MATCH([.C53];[AudioLanguages.A$1:.A$1048576];0))&amp;&quot;&quot;&quot;,ssmlgender=&quot;&amp;INDEX([AudioLanguages.D$1:.D$1048576];MATCH([.C53];[AudioLanguages.A$1:.A$1048576];0))&amp;&quot;,output_filename=&quot;&quot;&quot;&amp;[.F53]&amp;&quot;&quot;&quot;)&quot;" office:value-type="string" office:string-value="synthesize_ssml(ssml=file_to_string(&quot;12_link_wp_wdata_script_ssml_en_slide09.xml&quot;),langcode=&quot;en-GB&quot;,voicename=&quot;en-US-Wavenet-B&quot;,ssmlgender=texttospeech.SsmlVoiceGender.MALE,output_filename=&quot;12_link_wp_wdata_audio_en_slide09.mp3&quot;)" calcext:value-type="string">
            <text:p>synthesize_ssml(ssml=file_to_string("12_link_wp_wdata_script_ssml_en_slide09.xml"),langcode="en-GB",voicename="en-US-Wavenet-B",ssmlgender=texttospeech.SsmlVoiceGender.MALE,output_filename="12_link_wp_wdata_audio_en_slide09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54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table:style-name="ce29" table:formula="of:=LOWER(TEXT([.A54];&quot;00&quot;)&amp;&quot;_&quot;&amp;[.B54]&amp;&quot;_script_ssml_&quot;&amp;[.C54]&amp;&quot;_slide&quot;&amp;TEXT([.D54];&quot;00&quot;)&amp;&quot;.xml&quot;)" office:value-type="string" office:string-value="01_create_account_script_ssml_de_slide01.xml" calcext:value-type="string">
            <text:p>01_create_account_script_ssml_de_slide01.xml</text:p>
          </table:table-cell>
          <table:table-cell table:style-name="ce29" table:formula="of:=LOWER(TEXT([.A54];&quot;00&quot;)&amp;&quot;_&quot;&amp;[.B54]&amp;&quot;_audio_&quot;&amp;[.C54]&amp;&quot;_slide&quot;&amp;TEXT([.D54];&quot;00&quot;)&amp;&quot;.mp3&quot;)" office:value-type="string" office:string-value="01_create_account_audio_de_slide01.mp3" calcext:value-type="string">
            <text:p>01_create_account_audio_de_slide01.mp3</text:p>
          </table:table-cell>
          <table:table-cell table:style-name="ce29" table:number-matrix-columns-spanned="1" table:number-matrix-rows-spanned="1" table:formula="of:=&quot;synthesize_ssml(ssml=file_to_string(&quot;&quot;&quot;&amp;[.E54]&amp;&quot;&quot;&quot;),langcode=&quot;&quot;&quot;&amp;INDEX([AudioLanguages.B$1:.B$1048576];MATCH([.C54];[AudioLanguages.A$1:.A$1048576];0))&amp;&quot;&quot;&quot;,voicename=&quot;&quot;&quot;&amp;INDEX([AudioLanguages.C$1:.C$1048576];MATCH([.C54];[AudioLanguages.A$1:.A$1048576];0))&amp;&quot;&quot;&quot;,ssmlgender=&quot;&amp;INDEX([AudioLanguages.D$1:.D$1048576];MATCH([.C54];[AudioLanguages.A$1:.A$1048576];0))&amp;&quot;,output_filename=&quot;&quot;&quot;&amp;[.F54]&amp;&quot;&quot;&quot;)&quot;" office:value-type="string" office:string-value="synthesize_ssml(ssml=file_to_string(&quot;01_create_account_script_ssml_de_slide01.xml&quot;),langcode=&quot;de-DE&quot;,voicename=&quot;de-DE-Wavenet-C&quot;,ssmlgender=texttospeech.SsmlVoiceGender.FEMALE,output_filename=&quot;01_create_account_audio_de_slide01.mp3&quot;)" calcext:value-type="string">
            <text:p>synthesize_ssml(ssml=file_to_string("01_create_account_script_ssml_de_slide01.xml"),langcode="de-DE",voicename="de-DE-Wavenet-C",ssmlgender=texttospeech.SsmlVoiceGender.FEMALE,output_filename="01_create_account_audio_de_slide01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55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table:style-name="ce29" table:formula="of:=LOWER(TEXT([.A55];&quot;00&quot;)&amp;&quot;_&quot;&amp;[.B55]&amp;&quot;_script_ssml_&quot;&amp;[.C55]&amp;&quot;_slide&quot;&amp;TEXT([.D55];&quot;00&quot;)&amp;&quot;.xml&quot;)" office:value-type="string" office:string-value="01_create_account_script_ssml_de_slide02.xml" calcext:value-type="string">
            <text:p>01_create_account_script_ssml_de_slide02.xml</text:p>
          </table:table-cell>
          <table:table-cell table:style-name="ce29" table:formula="of:=LOWER(TEXT([.A55];&quot;00&quot;)&amp;&quot;_&quot;&amp;[.B55]&amp;&quot;_audio_&quot;&amp;[.C55]&amp;&quot;_slide&quot;&amp;TEXT([.D55];&quot;00&quot;)&amp;&quot;.mp3&quot;)" office:value-type="string" office:string-value="01_create_account_audio_de_slide02.mp3" calcext:value-type="string">
            <text:p>01_create_account_audio_de_slide02.mp3</text:p>
          </table:table-cell>
          <table:table-cell table:style-name="ce29" table:number-matrix-columns-spanned="1" table:number-matrix-rows-spanned="1" table:formula="of:=&quot;synthesize_ssml(ssml=file_to_string(&quot;&quot;&quot;&amp;[.E55]&amp;&quot;&quot;&quot;),langcode=&quot;&quot;&quot;&amp;INDEX([AudioLanguages.B$1:.B$1048576];MATCH([.C55];[AudioLanguages.A$1:.A$1048576];0))&amp;&quot;&quot;&quot;,voicename=&quot;&quot;&quot;&amp;INDEX([AudioLanguages.C$1:.C$1048576];MATCH([.C55];[AudioLanguages.A$1:.A$1048576];0))&amp;&quot;&quot;&quot;,ssmlgender=&quot;&amp;INDEX([AudioLanguages.D$1:.D$1048576];MATCH([.C55];[AudioLanguages.A$1:.A$1048576];0))&amp;&quot;,output_filename=&quot;&quot;&quot;&amp;[.F55]&amp;&quot;&quot;&quot;)&quot;" office:value-type="string" office:string-value="synthesize_ssml(ssml=file_to_string(&quot;01_create_account_script_ssml_de_slide02.xml&quot;),langcode=&quot;de-DE&quot;,voicename=&quot;de-DE-Wavenet-C&quot;,ssmlgender=texttospeech.SsmlVoiceGender.FEMALE,output_filename=&quot;01_create_account_audio_de_slide02.mp3&quot;)" calcext:value-type="string">
            <text:p>synthesize_ssml(ssml=file_to_string("01_create_account_script_ssml_de_slide02.xml"),langcode="de-DE",voicename="de-DE-Wavenet-C",ssmlgender=texttospeech.SsmlVoiceGender.FEMALE,output_filename="01_create_account_audio_de_slide02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56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table:style-name="ce29" table:formula="of:=LOWER(TEXT([.A56];&quot;00&quot;)&amp;&quot;_&quot;&amp;[.B56]&amp;&quot;_script_ssml_&quot;&amp;[.C56]&amp;&quot;_slide&quot;&amp;TEXT([.D56];&quot;00&quot;)&amp;&quot;.xml&quot;)" office:value-type="string" office:string-value="01_create_account_script_ssml_de_slide03.xml" calcext:value-type="string">
            <text:p>01_create_account_script_ssml_de_slide03.xml</text:p>
          </table:table-cell>
          <table:table-cell table:style-name="ce29" table:formula="of:=LOWER(TEXT([.A56];&quot;00&quot;)&amp;&quot;_&quot;&amp;[.B56]&amp;&quot;_audio_&quot;&amp;[.C56]&amp;&quot;_slide&quot;&amp;TEXT([.D56];&quot;00&quot;)&amp;&quot;.mp3&quot;)" office:value-type="string" office:string-value="01_create_account_audio_de_slide03.mp3" calcext:value-type="string">
            <text:p>01_create_account_audio_de_slide03.mp3</text:p>
          </table:table-cell>
          <table:table-cell table:style-name="ce29" table:number-matrix-columns-spanned="1" table:number-matrix-rows-spanned="1" table:formula="of:=&quot;synthesize_ssml(ssml=file_to_string(&quot;&quot;&quot;&amp;[.E56]&amp;&quot;&quot;&quot;),langcode=&quot;&quot;&quot;&amp;INDEX([AudioLanguages.B$1:.B$1048576];MATCH([.C56];[AudioLanguages.A$1:.A$1048576];0))&amp;&quot;&quot;&quot;,voicename=&quot;&quot;&quot;&amp;INDEX([AudioLanguages.C$1:.C$1048576];MATCH([.C56];[AudioLanguages.A$1:.A$1048576];0))&amp;&quot;&quot;&quot;,ssmlgender=&quot;&amp;INDEX([AudioLanguages.D$1:.D$1048576];MATCH([.C56];[AudioLanguages.A$1:.A$1048576];0))&amp;&quot;,output_filename=&quot;&quot;&quot;&amp;[.F56]&amp;&quot;&quot;&quot;)&quot;" office:value-type="string" office:string-value="synthesize_ssml(ssml=file_to_string(&quot;01_create_account_script_ssml_de_slide03.xml&quot;),langcode=&quot;de-DE&quot;,voicename=&quot;de-DE-Wavenet-C&quot;,ssmlgender=texttospeech.SsmlVoiceGender.FEMALE,output_filename=&quot;01_create_account_audio_de_slide03.mp3&quot;)" calcext:value-type="string">
            <text:p>synthesize_ssml(ssml=file_to_string("01_create_account_script_ssml_de_slide03.xml"),langcode="de-DE",voicename="de-DE-Wavenet-C",ssmlgender=texttospeech.SsmlVoiceGender.FEMALE,output_filename="01_create_account_audio_de_slide03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57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table:style-name="ce29" table:formula="of:=LOWER(TEXT([.A57];&quot;00&quot;)&amp;&quot;_&quot;&amp;[.B57]&amp;&quot;_script_ssml_&quot;&amp;[.C57]&amp;&quot;_slide&quot;&amp;TEXT([.D57];&quot;00&quot;)&amp;&quot;.xml&quot;)" office:value-type="string" office:string-value="01_create_account_script_ssml_de_slide04.xml" calcext:value-type="string">
            <text:p>01_create_account_script_ssml_de_slide04.xml</text:p>
          </table:table-cell>
          <table:table-cell table:style-name="ce29" table:formula="of:=LOWER(TEXT([.A57];&quot;00&quot;)&amp;&quot;_&quot;&amp;[.B57]&amp;&quot;_audio_&quot;&amp;[.C57]&amp;&quot;_slide&quot;&amp;TEXT([.D57];&quot;00&quot;)&amp;&quot;.mp3&quot;)" office:value-type="string" office:string-value="01_create_account_audio_de_slide04.mp3" calcext:value-type="string">
            <text:p>01_create_account_audio_de_slide04.mp3</text:p>
          </table:table-cell>
          <table:table-cell table:style-name="ce29" table:number-matrix-columns-spanned="1" table:number-matrix-rows-spanned="1" table:formula="of:=&quot;synthesize_ssml(ssml=file_to_string(&quot;&quot;&quot;&amp;[.E57]&amp;&quot;&quot;&quot;),langcode=&quot;&quot;&quot;&amp;INDEX([AudioLanguages.B$1:.B$1048576];MATCH([.C57];[AudioLanguages.A$1:.A$1048576];0))&amp;&quot;&quot;&quot;,voicename=&quot;&quot;&quot;&amp;INDEX([AudioLanguages.C$1:.C$1048576];MATCH([.C57];[AudioLanguages.A$1:.A$1048576];0))&amp;&quot;&quot;&quot;,ssmlgender=&quot;&amp;INDEX([AudioLanguages.D$1:.D$1048576];MATCH([.C57];[AudioLanguages.A$1:.A$1048576];0))&amp;&quot;,output_filename=&quot;&quot;&quot;&amp;[.F57]&amp;&quot;&quot;&quot;)&quot;" office:value-type="string" office:string-value="synthesize_ssml(ssml=file_to_string(&quot;01_create_account_script_ssml_de_slide04.xml&quot;),langcode=&quot;de-DE&quot;,voicename=&quot;de-DE-Wavenet-C&quot;,ssmlgender=texttospeech.SsmlVoiceGender.FEMALE,output_filename=&quot;01_create_account_audio_de_slide04.mp3&quot;)" calcext:value-type="string">
            <text:p>synthesize_ssml(ssml=file_to_string("01_create_account_script_ssml_de_slide04.xml"),langcode="de-DE",voicename="de-DE-Wavenet-C",ssmlgender=texttospeech.SsmlVoiceGender.FEMALE,output_filename="01_create_account_audio_de_slide04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58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table:style-name="ce29" table:formula="of:=LOWER(TEXT([.A58];&quot;00&quot;)&amp;&quot;_&quot;&amp;[.B58]&amp;&quot;_script_ssml_&quot;&amp;[.C58]&amp;&quot;_slide&quot;&amp;TEXT([.D58];&quot;00&quot;)&amp;&quot;.xml&quot;)" office:value-type="string" office:string-value="01_create_account_script_ssml_de_slide05.xml" calcext:value-type="string">
            <text:p>01_create_account_script_ssml_de_slide05.xml</text:p>
          </table:table-cell>
          <table:table-cell table:style-name="ce29" table:formula="of:=LOWER(TEXT([.A58];&quot;00&quot;)&amp;&quot;_&quot;&amp;[.B58]&amp;&quot;_audio_&quot;&amp;[.C58]&amp;&quot;_slide&quot;&amp;TEXT([.D58];&quot;00&quot;)&amp;&quot;.mp3&quot;)" office:value-type="string" office:string-value="01_create_account_audio_de_slide05.mp3" calcext:value-type="string">
            <text:p>01_create_account_audio_de_slide05.mp3</text:p>
          </table:table-cell>
          <table:table-cell table:style-name="ce29" table:number-matrix-columns-spanned="1" table:number-matrix-rows-spanned="1" table:formula="of:=&quot;synthesize_ssml(ssml=file_to_string(&quot;&quot;&quot;&amp;[.E58]&amp;&quot;&quot;&quot;),langcode=&quot;&quot;&quot;&amp;INDEX([AudioLanguages.B$1:.B$1048576];MATCH([.C58];[AudioLanguages.A$1:.A$1048576];0))&amp;&quot;&quot;&quot;,voicename=&quot;&quot;&quot;&amp;INDEX([AudioLanguages.C$1:.C$1048576];MATCH([.C58];[AudioLanguages.A$1:.A$1048576];0))&amp;&quot;&quot;&quot;,ssmlgender=&quot;&amp;INDEX([AudioLanguages.D$1:.D$1048576];MATCH([.C58];[AudioLanguages.A$1:.A$1048576];0))&amp;&quot;,output_filename=&quot;&quot;&quot;&amp;[.F58]&amp;&quot;&quot;&quot;)&quot;" office:value-type="string" office:string-value="synthesize_ssml(ssml=file_to_string(&quot;01_create_account_script_ssml_de_slide05.xml&quot;),langcode=&quot;de-DE&quot;,voicename=&quot;de-DE-Wavenet-C&quot;,ssmlgender=texttospeech.SsmlVoiceGender.FEMALE,output_filename=&quot;01_create_account_audio_de_slide05.mp3&quot;)" calcext:value-type="string">
            <text:p>synthesize_ssml(ssml=file_to_string("01_create_account_script_ssml_de_slide05.xml"),langcode="de-DE",voicename="de-DE-Wavenet-C",ssmlgender=texttospeech.SsmlVoiceGender.FEMALE,output_filename="01_create_account_audio_de_slide05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59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table:style-name="ce29" table:formula="of:=LOWER(TEXT([.A59];&quot;00&quot;)&amp;&quot;_&quot;&amp;[.B59]&amp;&quot;_script_ssml_&quot;&amp;[.C59]&amp;&quot;_slide&quot;&amp;TEXT([.D59];&quot;00&quot;)&amp;&quot;.xml&quot;)" office:value-type="string" office:string-value="01_create_account_script_ssml_de_slide06.xml" calcext:value-type="string">
            <text:p>01_create_account_script_ssml_de_slide06.xml</text:p>
          </table:table-cell>
          <table:table-cell table:style-name="ce29" table:formula="of:=LOWER(TEXT([.A59];&quot;00&quot;)&amp;&quot;_&quot;&amp;[.B59]&amp;&quot;_audio_&quot;&amp;[.C59]&amp;&quot;_slide&quot;&amp;TEXT([.D59];&quot;00&quot;)&amp;&quot;.mp3&quot;)" office:value-type="string" office:string-value="01_create_account_audio_de_slide06.mp3" calcext:value-type="string">
            <text:p>01_create_account_audio_de_slide06.mp3</text:p>
          </table:table-cell>
          <table:table-cell table:style-name="ce29" table:number-matrix-columns-spanned="1" table:number-matrix-rows-spanned="1" table:formula="of:=&quot;synthesize_ssml(ssml=file_to_string(&quot;&quot;&quot;&amp;[.E59]&amp;&quot;&quot;&quot;),langcode=&quot;&quot;&quot;&amp;INDEX([AudioLanguages.B$1:.B$1048576];MATCH([.C59];[AudioLanguages.A$1:.A$1048576];0))&amp;&quot;&quot;&quot;,voicename=&quot;&quot;&quot;&amp;INDEX([AudioLanguages.C$1:.C$1048576];MATCH([.C59];[AudioLanguages.A$1:.A$1048576];0))&amp;&quot;&quot;&quot;,ssmlgender=&quot;&amp;INDEX([AudioLanguages.D$1:.D$1048576];MATCH([.C59];[AudioLanguages.A$1:.A$1048576];0))&amp;&quot;,output_filename=&quot;&quot;&quot;&amp;[.F59]&amp;&quot;&quot;&quot;)&quot;" office:value-type="string" office:string-value="synthesize_ssml(ssml=file_to_string(&quot;01_create_account_script_ssml_de_slide06.xml&quot;),langcode=&quot;de-DE&quot;,voicename=&quot;de-DE-Wavenet-C&quot;,ssmlgender=texttospeech.SsmlVoiceGender.FEMALE,output_filename=&quot;01_create_account_audio_de_slide06.mp3&quot;)" calcext:value-type="string">
            <text:p>synthesize_ssml(ssml=file_to_string("01_create_account_script_ssml_de_slide06.xml"),langcode="de-DE",voicename="de-DE-Wavenet-C",ssmlgender=texttospeech.SsmlVoiceGender.FEMALE,output_filename="01_create_account_audio_de_slide06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60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table:style-name="ce29" table:formula="of:=LOWER(TEXT([.A60];&quot;00&quot;)&amp;&quot;_&quot;&amp;[.B60]&amp;&quot;_script_ssml_&quot;&amp;[.C60]&amp;&quot;_slide&quot;&amp;TEXT([.D60];&quot;00&quot;)&amp;&quot;.xml&quot;)" office:value-type="string" office:string-value="01_create_account_script_ssml_de_slide07.xml" calcext:value-type="string">
            <text:p>01_create_account_script_ssml_de_slide07.xml</text:p>
          </table:table-cell>
          <table:table-cell table:style-name="ce29" table:formula="of:=LOWER(TEXT([.A60];&quot;00&quot;)&amp;&quot;_&quot;&amp;[.B60]&amp;&quot;_audio_&quot;&amp;[.C60]&amp;&quot;_slide&quot;&amp;TEXT([.D60];&quot;00&quot;)&amp;&quot;.mp3&quot;)" office:value-type="string" office:string-value="01_create_account_audio_de_slide07.mp3" calcext:value-type="string">
            <text:p>01_create_account_audio_de_slide07.mp3</text:p>
          </table:table-cell>
          <table:table-cell table:style-name="ce29" table:number-matrix-columns-spanned="1" table:number-matrix-rows-spanned="1" table:formula="of:=&quot;synthesize_ssml(ssml=file_to_string(&quot;&quot;&quot;&amp;[.E60]&amp;&quot;&quot;&quot;),langcode=&quot;&quot;&quot;&amp;INDEX([AudioLanguages.B$1:.B$1048576];MATCH([.C60];[AudioLanguages.A$1:.A$1048576];0))&amp;&quot;&quot;&quot;,voicename=&quot;&quot;&quot;&amp;INDEX([AudioLanguages.C$1:.C$1048576];MATCH([.C60];[AudioLanguages.A$1:.A$1048576];0))&amp;&quot;&quot;&quot;,ssmlgender=&quot;&amp;INDEX([AudioLanguages.D$1:.D$1048576];MATCH([.C60];[AudioLanguages.A$1:.A$1048576];0))&amp;&quot;,output_filename=&quot;&quot;&quot;&amp;[.F60]&amp;&quot;&quot;&quot;)&quot;" office:value-type="string" office:string-value="synthesize_ssml(ssml=file_to_string(&quot;01_create_account_script_ssml_de_slide07.xml&quot;),langcode=&quot;de-DE&quot;,voicename=&quot;de-DE-Wavenet-C&quot;,ssmlgender=texttospeech.SsmlVoiceGender.FEMALE,output_filename=&quot;01_create_account_audio_de_slide07.mp3&quot;)" calcext:value-type="string">
            <text:p>synthesize_ssml(ssml=file_to_string("01_create_account_script_ssml_de_slide07.xml"),langcode="de-DE",voicename="de-DE-Wavenet-C",ssmlgender=texttospeech.SsmlVoiceGender.FEMALE,output_filename="01_create_account_audio_de_slide07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61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table:style-name="ce29" table:formula="of:=LOWER(TEXT([.A61];&quot;00&quot;)&amp;&quot;_&quot;&amp;[.B61]&amp;&quot;_script_ssml_&quot;&amp;[.C61]&amp;&quot;_slide&quot;&amp;TEXT([.D61];&quot;00&quot;)&amp;&quot;.xml&quot;)" office:value-type="string" office:string-value="01_create_account_script_ssml_de_slide08.xml" calcext:value-type="string">
            <text:p>01_create_account_script_ssml_de_slide08.xml</text:p>
          </table:table-cell>
          <table:table-cell table:style-name="ce29" table:formula="of:=LOWER(TEXT([.A61];&quot;00&quot;)&amp;&quot;_&quot;&amp;[.B61]&amp;&quot;_audio_&quot;&amp;[.C61]&amp;&quot;_slide&quot;&amp;TEXT([.D61];&quot;00&quot;)&amp;&quot;.mp3&quot;)" office:value-type="string" office:string-value="01_create_account_audio_de_slide08.mp3" calcext:value-type="string">
            <text:p>01_create_account_audio_de_slide08.mp3</text:p>
          </table:table-cell>
          <table:table-cell table:style-name="ce29" table:number-matrix-columns-spanned="1" table:number-matrix-rows-spanned="1" table:formula="of:=&quot;synthesize_ssml(ssml=file_to_string(&quot;&quot;&quot;&amp;[.E61]&amp;&quot;&quot;&quot;),langcode=&quot;&quot;&quot;&amp;INDEX([AudioLanguages.B$1:.B$1048576];MATCH([.C61];[AudioLanguages.A$1:.A$1048576];0))&amp;&quot;&quot;&quot;,voicename=&quot;&quot;&quot;&amp;INDEX([AudioLanguages.C$1:.C$1048576];MATCH([.C61];[AudioLanguages.A$1:.A$1048576];0))&amp;&quot;&quot;&quot;,ssmlgender=&quot;&amp;INDEX([AudioLanguages.D$1:.D$1048576];MATCH([.C61];[AudioLanguages.A$1:.A$1048576];0))&amp;&quot;,output_filename=&quot;&quot;&quot;&amp;[.F61]&amp;&quot;&quot;&quot;)&quot;" office:value-type="string" office:string-value="synthesize_ssml(ssml=file_to_string(&quot;01_create_account_script_ssml_de_slide08.xml&quot;),langcode=&quot;de-DE&quot;,voicename=&quot;de-DE-Wavenet-C&quot;,ssmlgender=texttospeech.SsmlVoiceGender.FEMALE,output_filename=&quot;01_create_account_audio_de_slide08.mp3&quot;)" calcext:value-type="string">
            <text:p>synthesize_ssml(ssml=file_to_string("01_create_account_script_ssml_de_slide08.xml"),langcode="de-DE",voicename="de-DE-Wavenet-C",ssmlgender=texttospeech.SsmlVoiceGender.FEMALE,output_filename="01_create_account_audio_de_slide08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62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table:style-name="ce29" table:formula="of:=LOWER(TEXT([.A62];&quot;00&quot;)&amp;&quot;_&quot;&amp;[.B62]&amp;&quot;_script_ssml_&quot;&amp;[.C62]&amp;&quot;_slide&quot;&amp;TEXT([.D62];&quot;00&quot;)&amp;&quot;.xml&quot;)" office:value-type="string" office:string-value="01_create_account_script_ssml_de_slide09.xml" calcext:value-type="string">
            <text:p>01_create_account_script_ssml_de_slide09.xml</text:p>
          </table:table-cell>
          <table:table-cell table:style-name="ce29" table:formula="of:=LOWER(TEXT([.A62];&quot;00&quot;)&amp;&quot;_&quot;&amp;[.B62]&amp;&quot;_audio_&quot;&amp;[.C62]&amp;&quot;_slide&quot;&amp;TEXT([.D62];&quot;00&quot;)&amp;&quot;.mp3&quot;)" office:value-type="string" office:string-value="01_create_account_audio_de_slide09.mp3" calcext:value-type="string">
            <text:p>01_create_account_audio_de_slide09.mp3</text:p>
          </table:table-cell>
          <table:table-cell table:style-name="ce29" table:number-matrix-columns-spanned="1" table:number-matrix-rows-spanned="1" table:formula="of:=&quot;synthesize_ssml(ssml=file_to_string(&quot;&quot;&quot;&amp;[.E62]&amp;&quot;&quot;&quot;),langcode=&quot;&quot;&quot;&amp;INDEX([AudioLanguages.B$1:.B$1048576];MATCH([.C62];[AudioLanguages.A$1:.A$1048576];0))&amp;&quot;&quot;&quot;,voicename=&quot;&quot;&quot;&amp;INDEX([AudioLanguages.C$1:.C$1048576];MATCH([.C62];[AudioLanguages.A$1:.A$1048576];0))&amp;&quot;&quot;&quot;,ssmlgender=&quot;&amp;INDEX([AudioLanguages.D$1:.D$1048576];MATCH([.C62];[AudioLanguages.A$1:.A$1048576];0))&amp;&quot;,output_filename=&quot;&quot;&quot;&amp;[.F62]&amp;&quot;&quot;&quot;)&quot;" office:value-type="string" office:string-value="synthesize_ssml(ssml=file_to_string(&quot;01_create_account_script_ssml_de_slide09.xml&quot;),langcode=&quot;de-DE&quot;,voicename=&quot;de-DE-Wavenet-C&quot;,ssmlgender=texttospeech.SsmlVoiceGender.FEMALE,output_filename=&quot;01_create_account_audio_de_slide09.mp3&quot;)" calcext:value-type="string">
            <text:p>synthesize_ssml(ssml=file_to_string("01_create_account_script_ssml_de_slide09.xml"),langcode="de-DE",voicename="de-DE-Wavenet-C",ssmlgender=texttospeech.SsmlVoiceGender.FEMALE,output_filename="01_create_account_audio_de_slide09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63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table:style-name="ce29" table:formula="of:=LOWER(TEXT([.A63];&quot;00&quot;)&amp;&quot;_&quot;&amp;[.B63]&amp;&quot;_script_ssml_&quot;&amp;[.C63]&amp;&quot;_slide&quot;&amp;TEXT([.D63];&quot;00&quot;)&amp;&quot;.xml&quot;)" office:value-type="string" office:string-value="01_create_account_script_ssml_de_slide10.xml" calcext:value-type="string">
            <text:p>01_create_account_script_ssml_de_slide10.xml</text:p>
          </table:table-cell>
          <table:table-cell table:style-name="ce29" table:formula="of:=LOWER(TEXT([.A63];&quot;00&quot;)&amp;&quot;_&quot;&amp;[.B63]&amp;&quot;_audio_&quot;&amp;[.C63]&amp;&quot;_slide&quot;&amp;TEXT([.D63];&quot;00&quot;)&amp;&quot;.mp3&quot;)" office:value-type="string" office:string-value="01_create_account_audio_de_slide10.mp3" calcext:value-type="string">
            <text:p>01_create_account_audio_de_slide10.mp3</text:p>
          </table:table-cell>
          <table:table-cell table:style-name="ce29" table:number-matrix-columns-spanned="1" table:number-matrix-rows-spanned="1" table:formula="of:=&quot;synthesize_ssml(ssml=file_to_string(&quot;&quot;&quot;&amp;[.E63]&amp;&quot;&quot;&quot;),langcode=&quot;&quot;&quot;&amp;INDEX([AudioLanguages.B$1:.B$1048576];MATCH([.C63];[AudioLanguages.A$1:.A$1048576];0))&amp;&quot;&quot;&quot;,voicename=&quot;&quot;&quot;&amp;INDEX([AudioLanguages.C$1:.C$1048576];MATCH([.C63];[AudioLanguages.A$1:.A$1048576];0))&amp;&quot;&quot;&quot;,ssmlgender=&quot;&amp;INDEX([AudioLanguages.D$1:.D$1048576];MATCH([.C63];[AudioLanguages.A$1:.A$1048576];0))&amp;&quot;,output_filename=&quot;&quot;&quot;&amp;[.F63]&amp;&quot;&quot;&quot;)&quot;" office:value-type="string" office:string-value="synthesize_ssml(ssml=file_to_string(&quot;01_create_account_script_ssml_de_slide10.xml&quot;),langcode=&quot;de-DE&quot;,voicename=&quot;de-DE-Wavenet-C&quot;,ssmlgender=texttospeech.SsmlVoiceGender.FEMALE,output_filename=&quot;01_create_account_audio_de_slide10.mp3&quot;)" calcext:value-type="string">
            <text:p>synthesize_ssml(ssml=file_to_string("01_create_account_script_ssml_de_slide10.xml"),langcode="de-DE",voicename="de-DE-Wavenet-C",ssmlgender=texttospeech.SsmlVoiceGender.FEMALE,output_filename="01_create_account_audio_de_slide10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64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fr</text:p>
          </table:table-cell>
          <table:table-cell office:value-type="float" office:value="1" calcext:value-type="float">
            <text:p>1</text:p>
          </table:table-cell>
          <table:table-cell table:style-name="ce29" table:formula="of:=LOWER(TEXT([.A64];&quot;00&quot;)&amp;&quot;_&quot;&amp;[.B64]&amp;&quot;_script_ssml_&quot;&amp;[.C64]&amp;&quot;_slide&quot;&amp;TEXT([.D64];&quot;00&quot;)&amp;&quot;.xml&quot;)" office:value-type="string" office:string-value="01_create_account_script_ssml_fr_slide01.xml" calcext:value-type="string">
            <text:p>01_create_account_script_ssml_fr_slide01.xml</text:p>
          </table:table-cell>
          <table:table-cell table:style-name="ce29" table:formula="of:=LOWER(TEXT([.A64];&quot;00&quot;)&amp;&quot;_&quot;&amp;[.B64]&amp;&quot;_audio_&quot;&amp;[.C64]&amp;&quot;_slide&quot;&amp;TEXT([.D64];&quot;00&quot;)&amp;&quot;.mp3&quot;)" office:value-type="string" office:string-value="01_create_account_audio_fr_slide01.mp3" calcext:value-type="string">
            <text:p>01_create_account_audio_fr_slide01.mp3</text:p>
          </table:table-cell>
          <table:table-cell table:style-name="ce29" table:number-matrix-columns-spanned="1" table:number-matrix-rows-spanned="1" table:formula="of:=&quot;synthesize_ssml(ssml=file_to_string(&quot;&quot;&quot;&amp;[.E64]&amp;&quot;&quot;&quot;),langcode=&quot;&quot;&quot;&amp;INDEX([AudioLanguages.B$1:.B$1048576];MATCH([.C64];[AudioLanguages.A$1:.A$1048576];0))&amp;&quot;&quot;&quot;,voicename=&quot;&quot;&quot;&amp;INDEX([AudioLanguages.C$1:.C$1048576];MATCH([.C64];[AudioLanguages.A$1:.A$1048576];0))&amp;&quot;&quot;&quot;,ssmlgender=&quot;&amp;INDEX([AudioLanguages.D$1:.D$1048576];MATCH([.C64];[AudioLanguages.A$1:.A$1048576];0))&amp;&quot;,output_filename=&quot;&quot;&quot;&amp;[.F64]&amp;&quot;&quot;&quot;)&quot;" office:value-type="string" office:string-value="synthesize_ssml(ssml=file_to_string(&quot;01_create_account_script_ssml_fr_slide01.xml&quot;),langcode=&quot;fr-FR&quot;,voicename=&quot;fr-FR-Wavenet-E&quot;,ssmlgender=texttospeech.SsmlVoiceGender.FEMALE,output_filename=&quot;01_create_account_audio_fr_slide01.mp3&quot;)" calcext:value-type="string">
            <text:p>synthesize_ssml(ssml=file_to_string("01_create_account_script_ssml_fr_slide01.xml"),langcode="fr-FR",voicename="fr-FR-Wavenet-E",ssmlgender=texttospeech.SsmlVoiceGender.FEMALE,output_filename="01_create_account_audio_fr_slide01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65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table:style-name="ce29" table:formula="of:=LOWER(TEXT([.A65];&quot;00&quot;)&amp;&quot;_&quot;&amp;[.B65]&amp;&quot;_script_ssml_&quot;&amp;[.C65]&amp;&quot;_slide&quot;&amp;TEXT([.D65];&quot;00&quot;)&amp;&quot;.xml&quot;)" office:value-type="string" office:string-value="01_create_account_script_ssml_fr_slide02.xml" calcext:value-type="string">
            <text:p>01_create_account_script_ssml_fr_slide02.xml</text:p>
          </table:table-cell>
          <table:table-cell table:style-name="ce29" table:formula="of:=LOWER(TEXT([.A65];&quot;00&quot;)&amp;&quot;_&quot;&amp;[.B65]&amp;&quot;_audio_&quot;&amp;[.C65]&amp;&quot;_slide&quot;&amp;TEXT([.D65];&quot;00&quot;)&amp;&quot;.mp3&quot;)" office:value-type="string" office:string-value="01_create_account_audio_fr_slide02.mp3" calcext:value-type="string">
            <text:p>01_create_account_audio_fr_slide02.mp3</text:p>
          </table:table-cell>
          <table:table-cell table:style-name="ce29" table:number-matrix-columns-spanned="1" table:number-matrix-rows-spanned="1" table:formula="of:=&quot;synthesize_ssml(ssml=file_to_string(&quot;&quot;&quot;&amp;[.E65]&amp;&quot;&quot;&quot;),langcode=&quot;&quot;&quot;&amp;INDEX([AudioLanguages.B$1:.B$1048576];MATCH([.C65];[AudioLanguages.A$1:.A$1048576];0))&amp;&quot;&quot;&quot;,voicename=&quot;&quot;&quot;&amp;INDEX([AudioLanguages.C$1:.C$1048576];MATCH([.C65];[AudioLanguages.A$1:.A$1048576];0))&amp;&quot;&quot;&quot;,ssmlgender=&quot;&amp;INDEX([AudioLanguages.D$1:.D$1048576];MATCH([.C65];[AudioLanguages.A$1:.A$1048576];0))&amp;&quot;,output_filename=&quot;&quot;&quot;&amp;[.F65]&amp;&quot;&quot;&quot;)&quot;" office:value-type="string" office:string-value="synthesize_ssml(ssml=file_to_string(&quot;01_create_account_script_ssml_fr_slide02.xml&quot;),langcode=&quot;fr-FR&quot;,voicename=&quot;fr-FR-Wavenet-E&quot;,ssmlgender=texttospeech.SsmlVoiceGender.FEMALE,output_filename=&quot;01_create_account_audio_fr_slide02.mp3&quot;)" calcext:value-type="string">
            <text:p>synthesize_ssml(ssml=file_to_string("01_create_account_script_ssml_fr_slide02.xml"),langcode="fr-FR",voicename="fr-FR-Wavenet-E",ssmlgender=texttospeech.SsmlVoiceGender.FEMALE,output_filename="01_create_account_audio_fr_slide02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66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fr</text:p>
          </table:table-cell>
          <table:table-cell office:value-type="float" office:value="3" calcext:value-type="float">
            <text:p>3</text:p>
          </table:table-cell>
          <table:table-cell table:style-name="ce29" table:formula="of:=LOWER(TEXT([.A66];&quot;00&quot;)&amp;&quot;_&quot;&amp;[.B66]&amp;&quot;_script_ssml_&quot;&amp;[.C66]&amp;&quot;_slide&quot;&amp;TEXT([.D66];&quot;00&quot;)&amp;&quot;.xml&quot;)" office:value-type="string" office:string-value="01_create_account_script_ssml_fr_slide03.xml" calcext:value-type="string">
            <text:p>01_create_account_script_ssml_fr_slide03.xml</text:p>
          </table:table-cell>
          <table:table-cell table:style-name="ce29" table:formula="of:=LOWER(TEXT([.A66];&quot;00&quot;)&amp;&quot;_&quot;&amp;[.B66]&amp;&quot;_audio_&quot;&amp;[.C66]&amp;&quot;_slide&quot;&amp;TEXT([.D66];&quot;00&quot;)&amp;&quot;.mp3&quot;)" office:value-type="string" office:string-value="01_create_account_audio_fr_slide03.mp3" calcext:value-type="string">
            <text:p>01_create_account_audio_fr_slide03.mp3</text:p>
          </table:table-cell>
          <table:table-cell table:style-name="ce29" table:number-matrix-columns-spanned="1" table:number-matrix-rows-spanned="1" table:formula="of:=&quot;synthesize_ssml(ssml=file_to_string(&quot;&quot;&quot;&amp;[.E66]&amp;&quot;&quot;&quot;),langcode=&quot;&quot;&quot;&amp;INDEX([AudioLanguages.B$1:.B$1048576];MATCH([.C66];[AudioLanguages.A$1:.A$1048576];0))&amp;&quot;&quot;&quot;,voicename=&quot;&quot;&quot;&amp;INDEX([AudioLanguages.C$1:.C$1048576];MATCH([.C66];[AudioLanguages.A$1:.A$1048576];0))&amp;&quot;&quot;&quot;,ssmlgender=&quot;&amp;INDEX([AudioLanguages.D$1:.D$1048576];MATCH([.C66];[AudioLanguages.A$1:.A$1048576];0))&amp;&quot;,output_filename=&quot;&quot;&quot;&amp;[.F66]&amp;&quot;&quot;&quot;)&quot;" office:value-type="string" office:string-value="synthesize_ssml(ssml=file_to_string(&quot;01_create_account_script_ssml_fr_slide03.xml&quot;),langcode=&quot;fr-FR&quot;,voicename=&quot;fr-FR-Wavenet-E&quot;,ssmlgender=texttospeech.SsmlVoiceGender.FEMALE,output_filename=&quot;01_create_account_audio_fr_slide03.mp3&quot;)" calcext:value-type="string">
            <text:p>synthesize_ssml(ssml=file_to_string("01_create_account_script_ssml_fr_slide03.xml"),langcode="fr-FR",voicename="fr-FR-Wavenet-E",ssmlgender=texttospeech.SsmlVoiceGender.FEMALE,output_filename="01_create_account_audio_fr_slide03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67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table:style-name="ce29" table:formula="of:=LOWER(TEXT([.A67];&quot;00&quot;)&amp;&quot;_&quot;&amp;[.B67]&amp;&quot;_script_ssml_&quot;&amp;[.C67]&amp;&quot;_slide&quot;&amp;TEXT([.D67];&quot;00&quot;)&amp;&quot;.xml&quot;)" office:value-type="string" office:string-value="01_create_account_script_ssml_fr_slide04.xml" calcext:value-type="string">
            <text:p>01_create_account_script_ssml_fr_slide04.xml</text:p>
          </table:table-cell>
          <table:table-cell table:style-name="ce29" table:formula="of:=LOWER(TEXT([.A67];&quot;00&quot;)&amp;&quot;_&quot;&amp;[.B67]&amp;&quot;_audio_&quot;&amp;[.C67]&amp;&quot;_slide&quot;&amp;TEXT([.D67];&quot;00&quot;)&amp;&quot;.mp3&quot;)" office:value-type="string" office:string-value="01_create_account_audio_fr_slide04.mp3" calcext:value-type="string">
            <text:p>01_create_account_audio_fr_slide04.mp3</text:p>
          </table:table-cell>
          <table:table-cell table:style-name="ce29" table:number-matrix-columns-spanned="1" table:number-matrix-rows-spanned="1" table:formula="of:=&quot;synthesize_ssml(ssml=file_to_string(&quot;&quot;&quot;&amp;[.E67]&amp;&quot;&quot;&quot;),langcode=&quot;&quot;&quot;&amp;INDEX([AudioLanguages.B$1:.B$1048576];MATCH([.C67];[AudioLanguages.A$1:.A$1048576];0))&amp;&quot;&quot;&quot;,voicename=&quot;&quot;&quot;&amp;INDEX([AudioLanguages.C$1:.C$1048576];MATCH([.C67];[AudioLanguages.A$1:.A$1048576];0))&amp;&quot;&quot;&quot;,ssmlgender=&quot;&amp;INDEX([AudioLanguages.D$1:.D$1048576];MATCH([.C67];[AudioLanguages.A$1:.A$1048576];0))&amp;&quot;,output_filename=&quot;&quot;&quot;&amp;[.F67]&amp;&quot;&quot;&quot;)&quot;" office:value-type="string" office:string-value="synthesize_ssml(ssml=file_to_string(&quot;01_create_account_script_ssml_fr_slide04.xml&quot;),langcode=&quot;fr-FR&quot;,voicename=&quot;fr-FR-Wavenet-E&quot;,ssmlgender=texttospeech.SsmlVoiceGender.FEMALE,output_filename=&quot;01_create_account_audio_fr_slide04.mp3&quot;)" calcext:value-type="string">
            <text:p>synthesize_ssml(ssml=file_to_string("01_create_account_script_ssml_fr_slide04.xml"),langcode="fr-FR",voicename="fr-FR-Wavenet-E",ssmlgender=texttospeech.SsmlVoiceGender.FEMALE,output_filename="01_create_account_audio_fr_slide04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68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fr</text:p>
          </table:table-cell>
          <table:table-cell office:value-type="float" office:value="5" calcext:value-type="float">
            <text:p>5</text:p>
          </table:table-cell>
          <table:table-cell table:style-name="ce29" table:formula="of:=LOWER(TEXT([.A68];&quot;00&quot;)&amp;&quot;_&quot;&amp;[.B68]&amp;&quot;_script_ssml_&quot;&amp;[.C68]&amp;&quot;_slide&quot;&amp;TEXT([.D68];&quot;00&quot;)&amp;&quot;.xml&quot;)" office:value-type="string" office:string-value="01_create_account_script_ssml_fr_slide05.xml" calcext:value-type="string">
            <text:p>01_create_account_script_ssml_fr_slide05.xml</text:p>
          </table:table-cell>
          <table:table-cell table:style-name="ce29" table:formula="of:=LOWER(TEXT([.A68];&quot;00&quot;)&amp;&quot;_&quot;&amp;[.B68]&amp;&quot;_audio_&quot;&amp;[.C68]&amp;&quot;_slide&quot;&amp;TEXT([.D68];&quot;00&quot;)&amp;&quot;.mp3&quot;)" office:value-type="string" office:string-value="01_create_account_audio_fr_slide05.mp3" calcext:value-type="string">
            <text:p>01_create_account_audio_fr_slide05.mp3</text:p>
          </table:table-cell>
          <table:table-cell table:style-name="ce29" table:number-matrix-columns-spanned="1" table:number-matrix-rows-spanned="1" table:formula="of:=&quot;synthesize_ssml(ssml=file_to_string(&quot;&quot;&quot;&amp;[.E68]&amp;&quot;&quot;&quot;),langcode=&quot;&quot;&quot;&amp;INDEX([AudioLanguages.B$1:.B$1048576];MATCH([.C68];[AudioLanguages.A$1:.A$1048576];0))&amp;&quot;&quot;&quot;,voicename=&quot;&quot;&quot;&amp;INDEX([AudioLanguages.C$1:.C$1048576];MATCH([.C68];[AudioLanguages.A$1:.A$1048576];0))&amp;&quot;&quot;&quot;,ssmlgender=&quot;&amp;INDEX([AudioLanguages.D$1:.D$1048576];MATCH([.C68];[AudioLanguages.A$1:.A$1048576];0))&amp;&quot;,output_filename=&quot;&quot;&quot;&amp;[.F68]&amp;&quot;&quot;&quot;)&quot;" office:value-type="string" office:string-value="synthesize_ssml(ssml=file_to_string(&quot;01_create_account_script_ssml_fr_slide05.xml&quot;),langcode=&quot;fr-FR&quot;,voicename=&quot;fr-FR-Wavenet-E&quot;,ssmlgender=texttospeech.SsmlVoiceGender.FEMALE,output_filename=&quot;01_create_account_audio_fr_slide05.mp3&quot;)" calcext:value-type="string">
            <text:p>synthesize_ssml(ssml=file_to_string("01_create_account_script_ssml_fr_slide05.xml"),langcode="fr-FR",voicename="fr-FR-Wavenet-E",ssmlgender=texttospeech.SsmlVoiceGender.FEMALE,output_filename="01_create_account_audio_fr_slide05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69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fr</text:p>
          </table:table-cell>
          <table:table-cell office:value-type="float" office:value="6" calcext:value-type="float">
            <text:p>6</text:p>
          </table:table-cell>
          <table:table-cell table:style-name="ce29" table:formula="of:=LOWER(TEXT([.A69];&quot;00&quot;)&amp;&quot;_&quot;&amp;[.B69]&amp;&quot;_script_ssml_&quot;&amp;[.C69]&amp;&quot;_slide&quot;&amp;TEXT([.D69];&quot;00&quot;)&amp;&quot;.xml&quot;)" office:value-type="string" office:string-value="01_create_account_script_ssml_fr_slide06.xml" calcext:value-type="string">
            <text:p>01_create_account_script_ssml_fr_slide06.xml</text:p>
          </table:table-cell>
          <table:table-cell table:style-name="ce29" table:formula="of:=LOWER(TEXT([.A69];&quot;00&quot;)&amp;&quot;_&quot;&amp;[.B69]&amp;&quot;_audio_&quot;&amp;[.C69]&amp;&quot;_slide&quot;&amp;TEXT([.D69];&quot;00&quot;)&amp;&quot;.mp3&quot;)" office:value-type="string" office:string-value="01_create_account_audio_fr_slide06.mp3" calcext:value-type="string">
            <text:p>01_create_account_audio_fr_slide06.mp3</text:p>
          </table:table-cell>
          <table:table-cell table:style-name="ce29" table:number-matrix-columns-spanned="1" table:number-matrix-rows-spanned="1" table:formula="of:=&quot;synthesize_ssml(ssml=file_to_string(&quot;&quot;&quot;&amp;[.E69]&amp;&quot;&quot;&quot;),langcode=&quot;&quot;&quot;&amp;INDEX([AudioLanguages.B$1:.B$1048576];MATCH([.C69];[AudioLanguages.A$1:.A$1048576];0))&amp;&quot;&quot;&quot;,voicename=&quot;&quot;&quot;&amp;INDEX([AudioLanguages.C$1:.C$1048576];MATCH([.C69];[AudioLanguages.A$1:.A$1048576];0))&amp;&quot;&quot;&quot;,ssmlgender=&quot;&amp;INDEX([AudioLanguages.D$1:.D$1048576];MATCH([.C69];[AudioLanguages.A$1:.A$1048576];0))&amp;&quot;,output_filename=&quot;&quot;&quot;&amp;[.F69]&amp;&quot;&quot;&quot;)&quot;" office:value-type="string" office:string-value="synthesize_ssml(ssml=file_to_string(&quot;01_create_account_script_ssml_fr_slide06.xml&quot;),langcode=&quot;fr-FR&quot;,voicename=&quot;fr-FR-Wavenet-E&quot;,ssmlgender=texttospeech.SsmlVoiceGender.FEMALE,output_filename=&quot;01_create_account_audio_fr_slide06.mp3&quot;)" calcext:value-type="string">
            <text:p>synthesize_ssml(ssml=file_to_string("01_create_account_script_ssml_fr_slide06.xml"),langcode="fr-FR",voicename="fr-FR-Wavenet-E",ssmlgender=texttospeech.SsmlVoiceGender.FEMALE,output_filename="01_create_account_audio_fr_slide06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70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fr</text:p>
          </table:table-cell>
          <table:table-cell office:value-type="float" office:value="7" calcext:value-type="float">
            <text:p>7</text:p>
          </table:table-cell>
          <table:table-cell table:style-name="ce29" table:formula="of:=LOWER(TEXT([.A70];&quot;00&quot;)&amp;&quot;_&quot;&amp;[.B70]&amp;&quot;_script_ssml_&quot;&amp;[.C70]&amp;&quot;_slide&quot;&amp;TEXT([.D70];&quot;00&quot;)&amp;&quot;.xml&quot;)" office:value-type="string" office:string-value="01_create_account_script_ssml_fr_slide07.xml" calcext:value-type="string">
            <text:p>01_create_account_script_ssml_fr_slide07.xml</text:p>
          </table:table-cell>
          <table:table-cell table:style-name="ce29" table:formula="of:=LOWER(TEXT([.A70];&quot;00&quot;)&amp;&quot;_&quot;&amp;[.B70]&amp;&quot;_audio_&quot;&amp;[.C70]&amp;&quot;_slide&quot;&amp;TEXT([.D70];&quot;00&quot;)&amp;&quot;.mp3&quot;)" office:value-type="string" office:string-value="01_create_account_audio_fr_slide07.mp3" calcext:value-type="string">
            <text:p>01_create_account_audio_fr_slide07.mp3</text:p>
          </table:table-cell>
          <table:table-cell table:style-name="ce29" table:number-matrix-columns-spanned="1" table:number-matrix-rows-spanned="1" table:formula="of:=&quot;synthesize_ssml(ssml=file_to_string(&quot;&quot;&quot;&amp;[.E70]&amp;&quot;&quot;&quot;),langcode=&quot;&quot;&quot;&amp;INDEX([AudioLanguages.B$1:.B$1048576];MATCH([.C70];[AudioLanguages.A$1:.A$1048576];0))&amp;&quot;&quot;&quot;,voicename=&quot;&quot;&quot;&amp;INDEX([AudioLanguages.C$1:.C$1048576];MATCH([.C70];[AudioLanguages.A$1:.A$1048576];0))&amp;&quot;&quot;&quot;,ssmlgender=&quot;&amp;INDEX([AudioLanguages.D$1:.D$1048576];MATCH([.C70];[AudioLanguages.A$1:.A$1048576];0))&amp;&quot;,output_filename=&quot;&quot;&quot;&amp;[.F70]&amp;&quot;&quot;&quot;)&quot;" office:value-type="string" office:string-value="synthesize_ssml(ssml=file_to_string(&quot;01_create_account_script_ssml_fr_slide07.xml&quot;),langcode=&quot;fr-FR&quot;,voicename=&quot;fr-FR-Wavenet-E&quot;,ssmlgender=texttospeech.SsmlVoiceGender.FEMALE,output_filename=&quot;01_create_account_audio_fr_slide07.mp3&quot;)" calcext:value-type="string">
            <text:p>synthesize_ssml(ssml=file_to_string("01_create_account_script_ssml_fr_slide07.xml"),langcode="fr-FR",voicename="fr-FR-Wavenet-E",ssmlgender=texttospeech.SsmlVoiceGender.FEMALE,output_filename="01_create_account_audio_fr_slide07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71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fr</text:p>
          </table:table-cell>
          <table:table-cell office:value-type="float" office:value="8" calcext:value-type="float">
            <text:p>8</text:p>
          </table:table-cell>
          <table:table-cell table:style-name="ce29" table:formula="of:=LOWER(TEXT([.A71];&quot;00&quot;)&amp;&quot;_&quot;&amp;[.B71]&amp;&quot;_script_ssml_&quot;&amp;[.C71]&amp;&quot;_slide&quot;&amp;TEXT([.D71];&quot;00&quot;)&amp;&quot;.xml&quot;)" office:value-type="string" office:string-value="01_create_account_script_ssml_fr_slide08.xml" calcext:value-type="string">
            <text:p>01_create_account_script_ssml_fr_slide08.xml</text:p>
          </table:table-cell>
          <table:table-cell table:style-name="ce29" table:formula="of:=LOWER(TEXT([.A71];&quot;00&quot;)&amp;&quot;_&quot;&amp;[.B71]&amp;&quot;_audio_&quot;&amp;[.C71]&amp;&quot;_slide&quot;&amp;TEXT([.D71];&quot;00&quot;)&amp;&quot;.mp3&quot;)" office:value-type="string" office:string-value="01_create_account_audio_fr_slide08.mp3" calcext:value-type="string">
            <text:p>01_create_account_audio_fr_slide08.mp3</text:p>
          </table:table-cell>
          <table:table-cell table:style-name="ce29" table:number-matrix-columns-spanned="1" table:number-matrix-rows-spanned="1" table:formula="of:=&quot;synthesize_ssml(ssml=file_to_string(&quot;&quot;&quot;&amp;[.E71]&amp;&quot;&quot;&quot;),langcode=&quot;&quot;&quot;&amp;INDEX([AudioLanguages.B$1:.B$1048576];MATCH([.C71];[AudioLanguages.A$1:.A$1048576];0))&amp;&quot;&quot;&quot;,voicename=&quot;&quot;&quot;&amp;INDEX([AudioLanguages.C$1:.C$1048576];MATCH([.C71];[AudioLanguages.A$1:.A$1048576];0))&amp;&quot;&quot;&quot;,ssmlgender=&quot;&amp;INDEX([AudioLanguages.D$1:.D$1048576];MATCH([.C71];[AudioLanguages.A$1:.A$1048576];0))&amp;&quot;,output_filename=&quot;&quot;&quot;&amp;[.F71]&amp;&quot;&quot;&quot;)&quot;" office:value-type="string" office:string-value="synthesize_ssml(ssml=file_to_string(&quot;01_create_account_script_ssml_fr_slide08.xml&quot;),langcode=&quot;fr-FR&quot;,voicename=&quot;fr-FR-Wavenet-E&quot;,ssmlgender=texttospeech.SsmlVoiceGender.FEMALE,output_filename=&quot;01_create_account_audio_fr_slide08.mp3&quot;)" calcext:value-type="string">
            <text:p>synthesize_ssml(ssml=file_to_string("01_create_account_script_ssml_fr_slide08.xml"),langcode="fr-FR",voicename="fr-FR-Wavenet-E",ssmlgender=texttospeech.SsmlVoiceGender.FEMALE,output_filename="01_create_account_audio_fr_slide08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72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fr</text:p>
          </table:table-cell>
          <table:table-cell office:value-type="float" office:value="9" calcext:value-type="float">
            <text:p>9</text:p>
          </table:table-cell>
          <table:table-cell table:style-name="ce29" table:formula="of:=LOWER(TEXT([.A72];&quot;00&quot;)&amp;&quot;_&quot;&amp;[.B72]&amp;&quot;_script_ssml_&quot;&amp;[.C72]&amp;&quot;_slide&quot;&amp;TEXT([.D72];&quot;00&quot;)&amp;&quot;.xml&quot;)" office:value-type="string" office:string-value="01_create_account_script_ssml_fr_slide09.xml" calcext:value-type="string">
            <text:p>01_create_account_script_ssml_fr_slide09.xml</text:p>
          </table:table-cell>
          <table:table-cell table:style-name="ce29" table:formula="of:=LOWER(TEXT([.A72];&quot;00&quot;)&amp;&quot;_&quot;&amp;[.B72]&amp;&quot;_audio_&quot;&amp;[.C72]&amp;&quot;_slide&quot;&amp;TEXT([.D72];&quot;00&quot;)&amp;&quot;.mp3&quot;)" office:value-type="string" office:string-value="01_create_account_audio_fr_slide09.mp3" calcext:value-type="string">
            <text:p>01_create_account_audio_fr_slide09.mp3</text:p>
          </table:table-cell>
          <table:table-cell table:style-name="ce29" table:number-matrix-columns-spanned="1" table:number-matrix-rows-spanned="1" table:formula="of:=&quot;synthesize_ssml(ssml=file_to_string(&quot;&quot;&quot;&amp;[.E72]&amp;&quot;&quot;&quot;),langcode=&quot;&quot;&quot;&amp;INDEX([AudioLanguages.B$1:.B$1048576];MATCH([.C72];[AudioLanguages.A$1:.A$1048576];0))&amp;&quot;&quot;&quot;,voicename=&quot;&quot;&quot;&amp;INDEX([AudioLanguages.C$1:.C$1048576];MATCH([.C72];[AudioLanguages.A$1:.A$1048576];0))&amp;&quot;&quot;&quot;,ssmlgender=&quot;&amp;INDEX([AudioLanguages.D$1:.D$1048576];MATCH([.C72];[AudioLanguages.A$1:.A$1048576];0))&amp;&quot;,output_filename=&quot;&quot;&quot;&amp;[.F72]&amp;&quot;&quot;&quot;)&quot;" office:value-type="string" office:string-value="synthesize_ssml(ssml=file_to_string(&quot;01_create_account_script_ssml_fr_slide09.xml&quot;),langcode=&quot;fr-FR&quot;,voicename=&quot;fr-FR-Wavenet-E&quot;,ssmlgender=texttospeech.SsmlVoiceGender.FEMALE,output_filename=&quot;01_create_account_audio_fr_slide09.mp3&quot;)" calcext:value-type="string">
            <text:p>synthesize_ssml(ssml=file_to_string("01_create_account_script_ssml_fr_slide09.xml"),langcode="fr-FR",voicename="fr-FR-Wavenet-E",ssmlgender=texttospeech.SsmlVoiceGender.FEMALE,output_filename="01_create_account_audio_fr_slide09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" calcext:value-type="float">
            <text:p>01</text:p>
          </table:table-cell>
          <table:table-cell table:style-name="ce29" table:number-matrix-columns-spanned="1" table:number-matrix-rows-spanned="1" table:formula="of:=INDEX([Topics.D$1:.D$1048576];MATCH([.A73];[Topics.B$1:.B$1048576];0))" office:value-type="string" office:string-value="create_account" calcext:value-type="string">
            <text:p>create_account</text:p>
          </table:table-cell>
          <table:table-cell office:value-type="string" calcext:value-type="string">
            <text:p>fr</text:p>
          </table:table-cell>
          <table:table-cell office:value-type="float" office:value="10" calcext:value-type="float">
            <text:p>10</text:p>
          </table:table-cell>
          <table:table-cell table:style-name="ce29" table:formula="of:=LOWER(TEXT([.A73];&quot;00&quot;)&amp;&quot;_&quot;&amp;[.B73]&amp;&quot;_script_ssml_&quot;&amp;[.C73]&amp;&quot;_slide&quot;&amp;TEXT([.D73];&quot;00&quot;)&amp;&quot;.xml&quot;)" office:value-type="string" office:string-value="01_create_account_script_ssml_fr_slide10.xml" calcext:value-type="string">
            <text:p>01_create_account_script_ssml_fr_slide10.xml</text:p>
          </table:table-cell>
          <table:table-cell table:style-name="ce29" table:formula="of:=LOWER(TEXT([.A73];&quot;00&quot;)&amp;&quot;_&quot;&amp;[.B73]&amp;&quot;_audio_&quot;&amp;[.C73]&amp;&quot;_slide&quot;&amp;TEXT([.D73];&quot;00&quot;)&amp;&quot;.mp3&quot;)" office:value-type="string" office:string-value="01_create_account_audio_fr_slide10.mp3" calcext:value-type="string">
            <text:p>01_create_account_audio_fr_slide10.mp3</text:p>
          </table:table-cell>
          <table:table-cell table:style-name="ce29" table:number-matrix-columns-spanned="1" table:number-matrix-rows-spanned="1" table:formula="of:=&quot;synthesize_ssml(ssml=file_to_string(&quot;&quot;&quot;&amp;[.E73]&amp;&quot;&quot;&quot;),langcode=&quot;&quot;&quot;&amp;INDEX([AudioLanguages.B$1:.B$1048576];MATCH([.C73];[AudioLanguages.A$1:.A$1048576];0))&amp;&quot;&quot;&quot;,voicename=&quot;&quot;&quot;&amp;INDEX([AudioLanguages.C$1:.C$1048576];MATCH([.C73];[AudioLanguages.A$1:.A$1048576];0))&amp;&quot;&quot;&quot;,ssmlgender=&quot;&amp;INDEX([AudioLanguages.D$1:.D$1048576];MATCH([.C73];[AudioLanguages.A$1:.A$1048576];0))&amp;&quot;,output_filename=&quot;&quot;&quot;&amp;[.F73]&amp;&quot;&quot;&quot;)&quot;" office:value-type="string" office:string-value="synthesize_ssml(ssml=file_to_string(&quot;01_create_account_script_ssml_fr_slide10.xml&quot;),langcode=&quot;fr-FR&quot;,voicename=&quot;fr-FR-Wavenet-E&quot;,ssmlgender=texttospeech.SsmlVoiceGender.FEMALE,output_filename=&quot;01_create_account_audio_fr_slide10.mp3&quot;)" calcext:value-type="string">
            <text:p>synthesize_ssml(ssml=file_to_string("01_create_account_script_ssml_fr_slide10.xml"),langcode="fr-FR",voicename="fr-FR-Wavenet-E",ssmlgender=texttospeech.SsmlVoiceGender.FEMALE,output_filename="01_create_account_audio_fr_slide10.mp3")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74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74];&quot;00&quot;)&amp;&quot;_&quot;&amp;[.B74]&amp;&quot;_script_ssml_&quot;&amp;[.C74]&amp;&quot;_slide&quot;&amp;TEXT([.D74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74];&quot;00&quot;)&amp;&quot;_&quot;&amp;[.B74]&amp;&quot;_audio_&quot;&amp;[.C74]&amp;&quot;_slide&quot;&amp;TEXT([.D74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74]&amp;&quot;&quot;&quot;),langcode=&quot;&quot;&quot;&amp;INDEX([AudioLanguages.B$1:.B$1048576];MATCH([.C74];[AudioLanguages.A$1:.A$1048576];0))&amp;&quot;&quot;&quot;,voicename=&quot;&quot;&quot;&amp;INDEX([AudioLanguages.C$1:.C$1048576];MATCH([.C74];[AudioLanguages.A$1:.A$1048576];0))&amp;&quot;&quot;&quot;,ssmlgender=&quot;&amp;INDEX([AudioLanguages.D$1:.D$1048576];MATCH([.C74];[AudioLanguages.A$1:.A$1048576];0))&amp;&quot;,output_filename=&quot;&quot;&quot;&amp;[.F74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75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75];&quot;00&quot;)&amp;&quot;_&quot;&amp;[.B75]&amp;&quot;_script_ssml_&quot;&amp;[.C75]&amp;&quot;_slide&quot;&amp;TEXT([.D75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75];&quot;00&quot;)&amp;&quot;_&quot;&amp;[.B75]&amp;&quot;_audio_&quot;&amp;[.C75]&amp;&quot;_slide&quot;&amp;TEXT([.D75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75]&amp;&quot;&quot;&quot;),langcode=&quot;&quot;&quot;&amp;INDEX([AudioLanguages.B$1:.B$1048576];MATCH([.C75];[AudioLanguages.A$1:.A$1048576];0))&amp;&quot;&quot;&quot;,voicename=&quot;&quot;&quot;&amp;INDEX([AudioLanguages.C$1:.C$1048576];MATCH([.C75];[AudioLanguages.A$1:.A$1048576];0))&amp;&quot;&quot;&quot;,ssmlgender=&quot;&amp;INDEX([AudioLanguages.D$1:.D$1048576];MATCH([.C75];[AudioLanguages.A$1:.A$1048576];0))&amp;&quot;,output_filename=&quot;&quot;&quot;&amp;[.F75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76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76];&quot;00&quot;)&amp;&quot;_&quot;&amp;[.B76]&amp;&quot;_script_ssml_&quot;&amp;[.C76]&amp;&quot;_slide&quot;&amp;TEXT([.D76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76];&quot;00&quot;)&amp;&quot;_&quot;&amp;[.B76]&amp;&quot;_audio_&quot;&amp;[.C76]&amp;&quot;_slide&quot;&amp;TEXT([.D76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76]&amp;&quot;&quot;&quot;),langcode=&quot;&quot;&quot;&amp;INDEX([AudioLanguages.B$1:.B$1048576];MATCH([.C76];[AudioLanguages.A$1:.A$1048576];0))&amp;&quot;&quot;&quot;,voicename=&quot;&quot;&quot;&amp;INDEX([AudioLanguages.C$1:.C$1048576];MATCH([.C76];[AudioLanguages.A$1:.A$1048576];0))&amp;&quot;&quot;&quot;,ssmlgender=&quot;&amp;INDEX([AudioLanguages.D$1:.D$1048576];MATCH([.C76];[AudioLanguages.A$1:.A$1048576];0))&amp;&quot;,output_filename=&quot;&quot;&quot;&amp;[.F76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77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77];&quot;00&quot;)&amp;&quot;_&quot;&amp;[.B77]&amp;&quot;_script_ssml_&quot;&amp;[.C77]&amp;&quot;_slide&quot;&amp;TEXT([.D77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77];&quot;00&quot;)&amp;&quot;_&quot;&amp;[.B77]&amp;&quot;_audio_&quot;&amp;[.C77]&amp;&quot;_slide&quot;&amp;TEXT([.D77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77]&amp;&quot;&quot;&quot;),langcode=&quot;&quot;&quot;&amp;INDEX([AudioLanguages.B$1:.B$1048576];MATCH([.C77];[AudioLanguages.A$1:.A$1048576];0))&amp;&quot;&quot;&quot;,voicename=&quot;&quot;&quot;&amp;INDEX([AudioLanguages.C$1:.C$1048576];MATCH([.C77];[AudioLanguages.A$1:.A$1048576];0))&amp;&quot;&quot;&quot;,ssmlgender=&quot;&amp;INDEX([AudioLanguages.D$1:.D$1048576];MATCH([.C77];[AudioLanguages.A$1:.A$1048576];0))&amp;&quot;,output_filename=&quot;&quot;&quot;&amp;[.F77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78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78];&quot;00&quot;)&amp;&quot;_&quot;&amp;[.B78]&amp;&quot;_script_ssml_&quot;&amp;[.C78]&amp;&quot;_slide&quot;&amp;TEXT([.D78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78];&quot;00&quot;)&amp;&quot;_&quot;&amp;[.B78]&amp;&quot;_audio_&quot;&amp;[.C78]&amp;&quot;_slide&quot;&amp;TEXT([.D78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78]&amp;&quot;&quot;&quot;),langcode=&quot;&quot;&quot;&amp;INDEX([AudioLanguages.B$1:.B$1048576];MATCH([.C78];[AudioLanguages.A$1:.A$1048576];0))&amp;&quot;&quot;&quot;,voicename=&quot;&quot;&quot;&amp;INDEX([AudioLanguages.C$1:.C$1048576];MATCH([.C78];[AudioLanguages.A$1:.A$1048576];0))&amp;&quot;&quot;&quot;,ssmlgender=&quot;&amp;INDEX([AudioLanguages.D$1:.D$1048576];MATCH([.C78];[AudioLanguages.A$1:.A$1048576];0))&amp;&quot;,output_filename=&quot;&quot;&quot;&amp;[.F78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79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79];&quot;00&quot;)&amp;&quot;_&quot;&amp;[.B79]&amp;&quot;_script_ssml_&quot;&amp;[.C79]&amp;&quot;_slide&quot;&amp;TEXT([.D79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79];&quot;00&quot;)&amp;&quot;_&quot;&amp;[.B79]&amp;&quot;_audio_&quot;&amp;[.C79]&amp;&quot;_slide&quot;&amp;TEXT([.D79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79]&amp;&quot;&quot;&quot;),langcode=&quot;&quot;&quot;&amp;INDEX([AudioLanguages.B$1:.B$1048576];MATCH([.C79];[AudioLanguages.A$1:.A$1048576];0))&amp;&quot;&quot;&quot;,voicename=&quot;&quot;&quot;&amp;INDEX([AudioLanguages.C$1:.C$1048576];MATCH([.C79];[AudioLanguages.A$1:.A$1048576];0))&amp;&quot;&quot;&quot;,ssmlgender=&quot;&amp;INDEX([AudioLanguages.D$1:.D$1048576];MATCH([.C79];[AudioLanguages.A$1:.A$1048576];0))&amp;&quot;,output_filename=&quot;&quot;&quot;&amp;[.F79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80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80];&quot;00&quot;)&amp;&quot;_&quot;&amp;[.B80]&amp;&quot;_script_ssml_&quot;&amp;[.C80]&amp;&quot;_slide&quot;&amp;TEXT([.D80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80];&quot;00&quot;)&amp;&quot;_&quot;&amp;[.B80]&amp;&quot;_audio_&quot;&amp;[.C80]&amp;&quot;_slide&quot;&amp;TEXT([.D80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80]&amp;&quot;&quot;&quot;),langcode=&quot;&quot;&quot;&amp;INDEX([AudioLanguages.B$1:.B$1048576];MATCH([.C80];[AudioLanguages.A$1:.A$1048576];0))&amp;&quot;&quot;&quot;,voicename=&quot;&quot;&quot;&amp;INDEX([AudioLanguages.C$1:.C$1048576];MATCH([.C80];[AudioLanguages.A$1:.A$1048576];0))&amp;&quot;&quot;&quot;,ssmlgender=&quot;&amp;INDEX([AudioLanguages.D$1:.D$1048576];MATCH([.C80];[AudioLanguages.A$1:.A$1048576];0))&amp;&quot;,output_filename=&quot;&quot;&quot;&amp;[.F80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81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81];&quot;00&quot;)&amp;&quot;_&quot;&amp;[.B81]&amp;&quot;_script_ssml_&quot;&amp;[.C81]&amp;&quot;_slide&quot;&amp;TEXT([.D81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81];&quot;00&quot;)&amp;&quot;_&quot;&amp;[.B81]&amp;&quot;_audio_&quot;&amp;[.C81]&amp;&quot;_slide&quot;&amp;TEXT([.D81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81]&amp;&quot;&quot;&quot;),langcode=&quot;&quot;&quot;&amp;INDEX([AudioLanguages.B$1:.B$1048576];MATCH([.C81];[AudioLanguages.A$1:.A$1048576];0))&amp;&quot;&quot;&quot;,voicename=&quot;&quot;&quot;&amp;INDEX([AudioLanguages.C$1:.C$1048576];MATCH([.C81];[AudioLanguages.A$1:.A$1048576];0))&amp;&quot;&quot;&quot;,ssmlgender=&quot;&amp;INDEX([AudioLanguages.D$1:.D$1048576];MATCH([.C81];[AudioLanguages.A$1:.A$1048576];0))&amp;&quot;,output_filename=&quot;&quot;&quot;&amp;[.F81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82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82];&quot;00&quot;)&amp;&quot;_&quot;&amp;[.B82]&amp;&quot;_script_ssml_&quot;&amp;[.C82]&amp;&quot;_slide&quot;&amp;TEXT([.D82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82];&quot;00&quot;)&amp;&quot;_&quot;&amp;[.B82]&amp;&quot;_audio_&quot;&amp;[.C82]&amp;&quot;_slide&quot;&amp;TEXT([.D82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82]&amp;&quot;&quot;&quot;),langcode=&quot;&quot;&quot;&amp;INDEX([AudioLanguages.B$1:.B$1048576];MATCH([.C82];[AudioLanguages.A$1:.A$1048576];0))&amp;&quot;&quot;&quot;,voicename=&quot;&quot;&quot;&amp;INDEX([AudioLanguages.C$1:.C$1048576];MATCH([.C82];[AudioLanguages.A$1:.A$1048576];0))&amp;&quot;&quot;&quot;,ssmlgender=&quot;&amp;INDEX([AudioLanguages.D$1:.D$1048576];MATCH([.C82];[AudioLanguages.A$1:.A$1048576];0))&amp;&quot;,output_filename=&quot;&quot;&quot;&amp;[.F82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83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83];&quot;00&quot;)&amp;&quot;_&quot;&amp;[.B83]&amp;&quot;_script_ssml_&quot;&amp;[.C83]&amp;&quot;_slide&quot;&amp;TEXT([.D83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83];&quot;00&quot;)&amp;&quot;_&quot;&amp;[.B83]&amp;&quot;_audio_&quot;&amp;[.C83]&amp;&quot;_slide&quot;&amp;TEXT([.D83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83]&amp;&quot;&quot;&quot;),langcode=&quot;&quot;&quot;&amp;INDEX([AudioLanguages.B$1:.B$1048576];MATCH([.C83];[AudioLanguages.A$1:.A$1048576];0))&amp;&quot;&quot;&quot;,voicename=&quot;&quot;&quot;&amp;INDEX([AudioLanguages.C$1:.C$1048576];MATCH([.C83];[AudioLanguages.A$1:.A$1048576];0))&amp;&quot;&quot;&quot;,ssmlgender=&quot;&amp;INDEX([AudioLanguages.D$1:.D$1048576];MATCH([.C83];[AudioLanguages.A$1:.A$1048576];0))&amp;&quot;,output_filename=&quot;&quot;&quot;&amp;[.F83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84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84];&quot;00&quot;)&amp;&quot;_&quot;&amp;[.B84]&amp;&quot;_script_ssml_&quot;&amp;[.C84]&amp;&quot;_slide&quot;&amp;TEXT([.D84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84];&quot;00&quot;)&amp;&quot;_&quot;&amp;[.B84]&amp;&quot;_audio_&quot;&amp;[.C84]&amp;&quot;_slide&quot;&amp;TEXT([.D84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84]&amp;&quot;&quot;&quot;),langcode=&quot;&quot;&quot;&amp;INDEX([AudioLanguages.B$1:.B$1048576];MATCH([.C84];[AudioLanguages.A$1:.A$1048576];0))&amp;&quot;&quot;&quot;,voicename=&quot;&quot;&quot;&amp;INDEX([AudioLanguages.C$1:.C$1048576];MATCH([.C84];[AudioLanguages.A$1:.A$1048576];0))&amp;&quot;&quot;&quot;,ssmlgender=&quot;&amp;INDEX([AudioLanguages.D$1:.D$1048576];MATCH([.C84];[AudioLanguages.A$1:.A$1048576];0))&amp;&quot;,output_filename=&quot;&quot;&quot;&amp;[.F84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85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85];&quot;00&quot;)&amp;&quot;_&quot;&amp;[.B85]&amp;&quot;_script_ssml_&quot;&amp;[.C85]&amp;&quot;_slide&quot;&amp;TEXT([.D85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85];&quot;00&quot;)&amp;&quot;_&quot;&amp;[.B85]&amp;&quot;_audio_&quot;&amp;[.C85]&amp;&quot;_slide&quot;&amp;TEXT([.D85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85]&amp;&quot;&quot;&quot;),langcode=&quot;&quot;&quot;&amp;INDEX([AudioLanguages.B$1:.B$1048576];MATCH([.C85];[AudioLanguages.A$1:.A$1048576];0))&amp;&quot;&quot;&quot;,voicename=&quot;&quot;&quot;&amp;INDEX([AudioLanguages.C$1:.C$1048576];MATCH([.C85];[AudioLanguages.A$1:.A$1048576];0))&amp;&quot;&quot;&quot;,ssmlgender=&quot;&amp;INDEX([AudioLanguages.D$1:.D$1048576];MATCH([.C85];[AudioLanguages.A$1:.A$1048576];0))&amp;&quot;,output_filename=&quot;&quot;&quot;&amp;[.F85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86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86];&quot;00&quot;)&amp;&quot;_&quot;&amp;[.B86]&amp;&quot;_script_ssml_&quot;&amp;[.C86]&amp;&quot;_slide&quot;&amp;TEXT([.D86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86];&quot;00&quot;)&amp;&quot;_&quot;&amp;[.B86]&amp;&quot;_audio_&quot;&amp;[.C86]&amp;&quot;_slide&quot;&amp;TEXT([.D86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86]&amp;&quot;&quot;&quot;),langcode=&quot;&quot;&quot;&amp;INDEX([AudioLanguages.B$1:.B$1048576];MATCH([.C86];[AudioLanguages.A$1:.A$1048576];0))&amp;&quot;&quot;&quot;,voicename=&quot;&quot;&quot;&amp;INDEX([AudioLanguages.C$1:.C$1048576];MATCH([.C86];[AudioLanguages.A$1:.A$1048576];0))&amp;&quot;&quot;&quot;,ssmlgender=&quot;&amp;INDEX([AudioLanguages.D$1:.D$1048576];MATCH([.C86];[AudioLanguages.A$1:.A$1048576];0))&amp;&quot;,output_filename=&quot;&quot;&quot;&amp;[.F86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87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87];&quot;00&quot;)&amp;&quot;_&quot;&amp;[.B87]&amp;&quot;_script_ssml_&quot;&amp;[.C87]&amp;&quot;_slide&quot;&amp;TEXT([.D87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87];&quot;00&quot;)&amp;&quot;_&quot;&amp;[.B87]&amp;&quot;_audio_&quot;&amp;[.C87]&amp;&quot;_slide&quot;&amp;TEXT([.D87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87]&amp;&quot;&quot;&quot;),langcode=&quot;&quot;&quot;&amp;INDEX([AudioLanguages.B$1:.B$1048576];MATCH([.C87];[AudioLanguages.A$1:.A$1048576];0))&amp;&quot;&quot;&quot;,voicename=&quot;&quot;&quot;&amp;INDEX([AudioLanguages.C$1:.C$1048576];MATCH([.C87];[AudioLanguages.A$1:.A$1048576];0))&amp;&quot;&quot;&quot;,ssmlgender=&quot;&amp;INDEX([AudioLanguages.D$1:.D$1048576];MATCH([.C87];[AudioLanguages.A$1:.A$1048576];0))&amp;&quot;,output_filename=&quot;&quot;&quot;&amp;[.F87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88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88];&quot;00&quot;)&amp;&quot;_&quot;&amp;[.B88]&amp;&quot;_script_ssml_&quot;&amp;[.C88]&amp;&quot;_slide&quot;&amp;TEXT([.D88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88];&quot;00&quot;)&amp;&quot;_&quot;&amp;[.B88]&amp;&quot;_audio_&quot;&amp;[.C88]&amp;&quot;_slide&quot;&amp;TEXT([.D88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88]&amp;&quot;&quot;&quot;),langcode=&quot;&quot;&quot;&amp;INDEX([AudioLanguages.B$1:.B$1048576];MATCH([.C88];[AudioLanguages.A$1:.A$1048576];0))&amp;&quot;&quot;&quot;,voicename=&quot;&quot;&quot;&amp;INDEX([AudioLanguages.C$1:.C$1048576];MATCH([.C88];[AudioLanguages.A$1:.A$1048576];0))&amp;&quot;&quot;&quot;,ssmlgender=&quot;&amp;INDEX([AudioLanguages.D$1:.D$1048576];MATCH([.C88];[AudioLanguages.A$1:.A$1048576];0))&amp;&quot;,output_filename=&quot;&quot;&quot;&amp;[.F88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89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89];&quot;00&quot;)&amp;&quot;_&quot;&amp;[.B89]&amp;&quot;_script_ssml_&quot;&amp;[.C89]&amp;&quot;_slide&quot;&amp;TEXT([.D89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89];&quot;00&quot;)&amp;&quot;_&quot;&amp;[.B89]&amp;&quot;_audio_&quot;&amp;[.C89]&amp;&quot;_slide&quot;&amp;TEXT([.D89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89]&amp;&quot;&quot;&quot;),langcode=&quot;&quot;&quot;&amp;INDEX([AudioLanguages.B$1:.B$1048576];MATCH([.C89];[AudioLanguages.A$1:.A$1048576];0))&amp;&quot;&quot;&quot;,voicename=&quot;&quot;&quot;&amp;INDEX([AudioLanguages.C$1:.C$1048576];MATCH([.C89];[AudioLanguages.A$1:.A$1048576];0))&amp;&quot;&quot;&quot;,ssmlgender=&quot;&amp;INDEX([AudioLanguages.D$1:.D$1048576];MATCH([.C89];[AudioLanguages.A$1:.A$1048576];0))&amp;&quot;,output_filename=&quot;&quot;&quot;&amp;[.F89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90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90];&quot;00&quot;)&amp;&quot;_&quot;&amp;[.B90]&amp;&quot;_script_ssml_&quot;&amp;[.C90]&amp;&quot;_slide&quot;&amp;TEXT([.D90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90];&quot;00&quot;)&amp;&quot;_&quot;&amp;[.B90]&amp;&quot;_audio_&quot;&amp;[.C90]&amp;&quot;_slide&quot;&amp;TEXT([.D90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90]&amp;&quot;&quot;&quot;),langcode=&quot;&quot;&quot;&amp;INDEX([AudioLanguages.B$1:.B$1048576];MATCH([.C90];[AudioLanguages.A$1:.A$1048576];0))&amp;&quot;&quot;&quot;,voicename=&quot;&quot;&quot;&amp;INDEX([AudioLanguages.C$1:.C$1048576];MATCH([.C90];[AudioLanguages.A$1:.A$1048576];0))&amp;&quot;&quot;&quot;,ssmlgender=&quot;&amp;INDEX([AudioLanguages.D$1:.D$1048576];MATCH([.C90];[AudioLanguages.A$1:.A$1048576];0))&amp;&quot;,output_filename=&quot;&quot;&quot;&amp;[.F90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91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91];&quot;00&quot;)&amp;&quot;_&quot;&amp;[.B91]&amp;&quot;_script_ssml_&quot;&amp;[.C91]&amp;&quot;_slide&quot;&amp;TEXT([.D91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91];&quot;00&quot;)&amp;&quot;_&quot;&amp;[.B91]&amp;&quot;_audio_&quot;&amp;[.C91]&amp;&quot;_slide&quot;&amp;TEXT([.D91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91]&amp;&quot;&quot;&quot;),langcode=&quot;&quot;&quot;&amp;INDEX([AudioLanguages.B$1:.B$1048576];MATCH([.C91];[AudioLanguages.A$1:.A$1048576];0))&amp;&quot;&quot;&quot;,voicename=&quot;&quot;&quot;&amp;INDEX([AudioLanguages.C$1:.C$1048576];MATCH([.C91];[AudioLanguages.A$1:.A$1048576];0))&amp;&quot;&quot;&quot;,ssmlgender=&quot;&amp;INDEX([AudioLanguages.D$1:.D$1048576];MATCH([.C91];[AudioLanguages.A$1:.A$1048576];0))&amp;&quot;,output_filename=&quot;&quot;&quot;&amp;[.F91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92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92];&quot;00&quot;)&amp;&quot;_&quot;&amp;[.B92]&amp;&quot;_script_ssml_&quot;&amp;[.C92]&amp;&quot;_slide&quot;&amp;TEXT([.D92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92];&quot;00&quot;)&amp;&quot;_&quot;&amp;[.B92]&amp;&quot;_audio_&quot;&amp;[.C92]&amp;&quot;_slide&quot;&amp;TEXT([.D92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92]&amp;&quot;&quot;&quot;),langcode=&quot;&quot;&quot;&amp;INDEX([AudioLanguages.B$1:.B$1048576];MATCH([.C92];[AudioLanguages.A$1:.A$1048576];0))&amp;&quot;&quot;&quot;,voicename=&quot;&quot;&quot;&amp;INDEX([AudioLanguages.C$1:.C$1048576];MATCH([.C92];[AudioLanguages.A$1:.A$1048576];0))&amp;&quot;&quot;&quot;,ssmlgender=&quot;&amp;INDEX([AudioLanguages.D$1:.D$1048576];MATCH([.C92];[AudioLanguages.A$1:.A$1048576];0))&amp;&quot;,output_filename=&quot;&quot;&quot;&amp;[.F92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93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93];&quot;00&quot;)&amp;&quot;_&quot;&amp;[.B93]&amp;&quot;_script_ssml_&quot;&amp;[.C93]&amp;&quot;_slide&quot;&amp;TEXT([.D93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93];&quot;00&quot;)&amp;&quot;_&quot;&amp;[.B93]&amp;&quot;_audio_&quot;&amp;[.C93]&amp;&quot;_slide&quot;&amp;TEXT([.D93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93]&amp;&quot;&quot;&quot;),langcode=&quot;&quot;&quot;&amp;INDEX([AudioLanguages.B$1:.B$1048576];MATCH([.C93];[AudioLanguages.A$1:.A$1048576];0))&amp;&quot;&quot;&quot;,voicename=&quot;&quot;&quot;&amp;INDEX([AudioLanguages.C$1:.C$1048576];MATCH([.C93];[AudioLanguages.A$1:.A$1048576];0))&amp;&quot;&quot;&quot;,ssmlgender=&quot;&amp;INDEX([AudioLanguages.D$1:.D$1048576];MATCH([.C93];[AudioLanguages.A$1:.A$1048576];0))&amp;&quot;,output_filename=&quot;&quot;&quot;&amp;[.F93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94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94];&quot;00&quot;)&amp;&quot;_&quot;&amp;[.B94]&amp;&quot;_script_ssml_&quot;&amp;[.C94]&amp;&quot;_slide&quot;&amp;TEXT([.D94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94];&quot;00&quot;)&amp;&quot;_&quot;&amp;[.B94]&amp;&quot;_audio_&quot;&amp;[.C94]&amp;&quot;_slide&quot;&amp;TEXT([.D94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94]&amp;&quot;&quot;&quot;),langcode=&quot;&quot;&quot;&amp;INDEX([AudioLanguages.B$1:.B$1048576];MATCH([.C94];[AudioLanguages.A$1:.A$1048576];0))&amp;&quot;&quot;&quot;,voicename=&quot;&quot;&quot;&amp;INDEX([AudioLanguages.C$1:.C$1048576];MATCH([.C94];[AudioLanguages.A$1:.A$1048576];0))&amp;&quot;&quot;&quot;,ssmlgender=&quot;&amp;INDEX([AudioLanguages.D$1:.D$1048576];MATCH([.C94];[AudioLanguages.A$1:.A$1048576];0))&amp;&quot;,output_filename=&quot;&quot;&quot;&amp;[.F94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95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95];&quot;00&quot;)&amp;&quot;_&quot;&amp;[.B95]&amp;&quot;_script_ssml_&quot;&amp;[.C95]&amp;&quot;_slide&quot;&amp;TEXT([.D95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95];&quot;00&quot;)&amp;&quot;_&quot;&amp;[.B95]&amp;&quot;_audio_&quot;&amp;[.C95]&amp;&quot;_slide&quot;&amp;TEXT([.D95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95]&amp;&quot;&quot;&quot;),langcode=&quot;&quot;&quot;&amp;INDEX([AudioLanguages.B$1:.B$1048576];MATCH([.C95];[AudioLanguages.A$1:.A$1048576];0))&amp;&quot;&quot;&quot;,voicename=&quot;&quot;&quot;&amp;INDEX([AudioLanguages.C$1:.C$1048576];MATCH([.C95];[AudioLanguages.A$1:.A$1048576];0))&amp;&quot;&quot;&quot;,ssmlgender=&quot;&amp;INDEX([AudioLanguages.D$1:.D$1048576];MATCH([.C95];[AudioLanguages.A$1:.A$1048576];0))&amp;&quot;,output_filename=&quot;&quot;&quot;&amp;[.F95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96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96];&quot;00&quot;)&amp;&quot;_&quot;&amp;[.B96]&amp;&quot;_script_ssml_&quot;&amp;[.C96]&amp;&quot;_slide&quot;&amp;TEXT([.D96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96];&quot;00&quot;)&amp;&quot;_&quot;&amp;[.B96]&amp;&quot;_audio_&quot;&amp;[.C96]&amp;&quot;_slide&quot;&amp;TEXT([.D96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96]&amp;&quot;&quot;&quot;),langcode=&quot;&quot;&quot;&amp;INDEX([AudioLanguages.B$1:.B$1048576];MATCH([.C96];[AudioLanguages.A$1:.A$1048576];0))&amp;&quot;&quot;&quot;,voicename=&quot;&quot;&quot;&amp;INDEX([AudioLanguages.C$1:.C$1048576];MATCH([.C96];[AudioLanguages.A$1:.A$1048576];0))&amp;&quot;&quot;&quot;,ssmlgender=&quot;&amp;INDEX([AudioLanguages.D$1:.D$1048576];MATCH([.C96];[AudioLanguages.A$1:.A$1048576];0))&amp;&quot;,output_filename=&quot;&quot;&quot;&amp;[.F96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97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97];&quot;00&quot;)&amp;&quot;_&quot;&amp;[.B97]&amp;&quot;_script_ssml_&quot;&amp;[.C97]&amp;&quot;_slide&quot;&amp;TEXT([.D97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97];&quot;00&quot;)&amp;&quot;_&quot;&amp;[.B97]&amp;&quot;_audio_&quot;&amp;[.C97]&amp;&quot;_slide&quot;&amp;TEXT([.D97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97]&amp;&quot;&quot;&quot;),langcode=&quot;&quot;&quot;&amp;INDEX([AudioLanguages.B$1:.B$1048576];MATCH([.C97];[AudioLanguages.A$1:.A$1048576];0))&amp;&quot;&quot;&quot;,voicename=&quot;&quot;&quot;&amp;INDEX([AudioLanguages.C$1:.C$1048576];MATCH([.C97];[AudioLanguages.A$1:.A$1048576];0))&amp;&quot;&quot;&quot;,ssmlgender=&quot;&amp;INDEX([AudioLanguages.D$1:.D$1048576];MATCH([.C97];[AudioLanguages.A$1:.A$1048576];0))&amp;&quot;,output_filename=&quot;&quot;&quot;&amp;[.F97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98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98];&quot;00&quot;)&amp;&quot;_&quot;&amp;[.B98]&amp;&quot;_script_ssml_&quot;&amp;[.C98]&amp;&quot;_slide&quot;&amp;TEXT([.D98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98];&quot;00&quot;)&amp;&quot;_&quot;&amp;[.B98]&amp;&quot;_audio_&quot;&amp;[.C98]&amp;&quot;_slide&quot;&amp;TEXT([.D98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98]&amp;&quot;&quot;&quot;),langcode=&quot;&quot;&quot;&amp;INDEX([AudioLanguages.B$1:.B$1048576];MATCH([.C98];[AudioLanguages.A$1:.A$1048576];0))&amp;&quot;&quot;&quot;,voicename=&quot;&quot;&quot;&amp;INDEX([AudioLanguages.C$1:.C$1048576];MATCH([.C98];[AudioLanguages.A$1:.A$1048576];0))&amp;&quot;&quot;&quot;,ssmlgender=&quot;&amp;INDEX([AudioLanguages.D$1:.D$1048576];MATCH([.C98];[AudioLanguages.A$1:.A$1048576];0))&amp;&quot;,output_filename=&quot;&quot;&quot;&amp;[.F98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99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99];&quot;00&quot;)&amp;&quot;_&quot;&amp;[.B99]&amp;&quot;_script_ssml_&quot;&amp;[.C99]&amp;&quot;_slide&quot;&amp;TEXT([.D99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99];&quot;00&quot;)&amp;&quot;_&quot;&amp;[.B99]&amp;&quot;_audio_&quot;&amp;[.C99]&amp;&quot;_slide&quot;&amp;TEXT([.D99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99]&amp;&quot;&quot;&quot;),langcode=&quot;&quot;&quot;&amp;INDEX([AudioLanguages.B$1:.B$1048576];MATCH([.C99];[AudioLanguages.A$1:.A$1048576];0))&amp;&quot;&quot;&quot;,voicename=&quot;&quot;&quot;&amp;INDEX([AudioLanguages.C$1:.C$1048576];MATCH([.C99];[AudioLanguages.A$1:.A$1048576];0))&amp;&quot;&quot;&quot;,ssmlgender=&quot;&amp;INDEX([AudioLanguages.D$1:.D$1048576];MATCH([.C99];[AudioLanguages.A$1:.A$1048576];0))&amp;&quot;,output_filename=&quot;&quot;&quot;&amp;[.F99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00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00];&quot;00&quot;)&amp;&quot;_&quot;&amp;[.B100]&amp;&quot;_script_ssml_&quot;&amp;[.C100]&amp;&quot;_slide&quot;&amp;TEXT([.D100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00];&quot;00&quot;)&amp;&quot;_&quot;&amp;[.B100]&amp;&quot;_audio_&quot;&amp;[.C100]&amp;&quot;_slide&quot;&amp;TEXT([.D100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00]&amp;&quot;&quot;&quot;),langcode=&quot;&quot;&quot;&amp;INDEX([AudioLanguages.B$1:.B$1048576];MATCH([.C100];[AudioLanguages.A$1:.A$1048576];0))&amp;&quot;&quot;&quot;,voicename=&quot;&quot;&quot;&amp;INDEX([AudioLanguages.C$1:.C$1048576];MATCH([.C100];[AudioLanguages.A$1:.A$1048576];0))&amp;&quot;&quot;&quot;,ssmlgender=&quot;&amp;INDEX([AudioLanguages.D$1:.D$1048576];MATCH([.C100];[AudioLanguages.A$1:.A$1048576];0))&amp;&quot;,output_filename=&quot;&quot;&quot;&amp;[.F100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01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01];&quot;00&quot;)&amp;&quot;_&quot;&amp;[.B101]&amp;&quot;_script_ssml_&quot;&amp;[.C101]&amp;&quot;_slide&quot;&amp;TEXT([.D101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01];&quot;00&quot;)&amp;&quot;_&quot;&amp;[.B101]&amp;&quot;_audio_&quot;&amp;[.C101]&amp;&quot;_slide&quot;&amp;TEXT([.D101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01]&amp;&quot;&quot;&quot;),langcode=&quot;&quot;&quot;&amp;INDEX([AudioLanguages.B$1:.B$1048576];MATCH([.C101];[AudioLanguages.A$1:.A$1048576];0))&amp;&quot;&quot;&quot;,voicename=&quot;&quot;&quot;&amp;INDEX([AudioLanguages.C$1:.C$1048576];MATCH([.C101];[AudioLanguages.A$1:.A$1048576];0))&amp;&quot;&quot;&quot;,ssmlgender=&quot;&amp;INDEX([AudioLanguages.D$1:.D$1048576];MATCH([.C101];[AudioLanguages.A$1:.A$1048576];0))&amp;&quot;,output_filename=&quot;&quot;&quot;&amp;[.F101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02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02];&quot;00&quot;)&amp;&quot;_&quot;&amp;[.B102]&amp;&quot;_script_ssml_&quot;&amp;[.C102]&amp;&quot;_slide&quot;&amp;TEXT([.D102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02];&quot;00&quot;)&amp;&quot;_&quot;&amp;[.B102]&amp;&quot;_audio_&quot;&amp;[.C102]&amp;&quot;_slide&quot;&amp;TEXT([.D102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02]&amp;&quot;&quot;&quot;),langcode=&quot;&quot;&quot;&amp;INDEX([AudioLanguages.B$1:.B$1048576];MATCH([.C102];[AudioLanguages.A$1:.A$1048576];0))&amp;&quot;&quot;&quot;,voicename=&quot;&quot;&quot;&amp;INDEX([AudioLanguages.C$1:.C$1048576];MATCH([.C102];[AudioLanguages.A$1:.A$1048576];0))&amp;&quot;&quot;&quot;,ssmlgender=&quot;&amp;INDEX([AudioLanguages.D$1:.D$1048576];MATCH([.C102];[AudioLanguages.A$1:.A$1048576];0))&amp;&quot;,output_filename=&quot;&quot;&quot;&amp;[.F102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03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03];&quot;00&quot;)&amp;&quot;_&quot;&amp;[.B103]&amp;&quot;_script_ssml_&quot;&amp;[.C103]&amp;&quot;_slide&quot;&amp;TEXT([.D103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03];&quot;00&quot;)&amp;&quot;_&quot;&amp;[.B103]&amp;&quot;_audio_&quot;&amp;[.C103]&amp;&quot;_slide&quot;&amp;TEXT([.D103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03]&amp;&quot;&quot;&quot;),langcode=&quot;&quot;&quot;&amp;INDEX([AudioLanguages.B$1:.B$1048576];MATCH([.C103];[AudioLanguages.A$1:.A$1048576];0))&amp;&quot;&quot;&quot;,voicename=&quot;&quot;&quot;&amp;INDEX([AudioLanguages.C$1:.C$1048576];MATCH([.C103];[AudioLanguages.A$1:.A$1048576];0))&amp;&quot;&quot;&quot;,ssmlgender=&quot;&amp;INDEX([AudioLanguages.D$1:.D$1048576];MATCH([.C103];[AudioLanguages.A$1:.A$1048576];0))&amp;&quot;,output_filename=&quot;&quot;&quot;&amp;[.F103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04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04];&quot;00&quot;)&amp;&quot;_&quot;&amp;[.B104]&amp;&quot;_script_ssml_&quot;&amp;[.C104]&amp;&quot;_slide&quot;&amp;TEXT([.D104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04];&quot;00&quot;)&amp;&quot;_&quot;&amp;[.B104]&amp;&quot;_audio_&quot;&amp;[.C104]&amp;&quot;_slide&quot;&amp;TEXT([.D104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04]&amp;&quot;&quot;&quot;),langcode=&quot;&quot;&quot;&amp;INDEX([AudioLanguages.B$1:.B$1048576];MATCH([.C104];[AudioLanguages.A$1:.A$1048576];0))&amp;&quot;&quot;&quot;,voicename=&quot;&quot;&quot;&amp;INDEX([AudioLanguages.C$1:.C$1048576];MATCH([.C104];[AudioLanguages.A$1:.A$1048576];0))&amp;&quot;&quot;&quot;,ssmlgender=&quot;&amp;INDEX([AudioLanguages.D$1:.D$1048576];MATCH([.C104];[AudioLanguages.A$1:.A$1048576];0))&amp;&quot;,output_filename=&quot;&quot;&quot;&amp;[.F104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05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05];&quot;00&quot;)&amp;&quot;_&quot;&amp;[.B105]&amp;&quot;_script_ssml_&quot;&amp;[.C105]&amp;&quot;_slide&quot;&amp;TEXT([.D105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05];&quot;00&quot;)&amp;&quot;_&quot;&amp;[.B105]&amp;&quot;_audio_&quot;&amp;[.C105]&amp;&quot;_slide&quot;&amp;TEXT([.D105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05]&amp;&quot;&quot;&quot;),langcode=&quot;&quot;&quot;&amp;INDEX([AudioLanguages.B$1:.B$1048576];MATCH([.C105];[AudioLanguages.A$1:.A$1048576];0))&amp;&quot;&quot;&quot;,voicename=&quot;&quot;&quot;&amp;INDEX([AudioLanguages.C$1:.C$1048576];MATCH([.C105];[AudioLanguages.A$1:.A$1048576];0))&amp;&quot;&quot;&quot;,ssmlgender=&quot;&amp;INDEX([AudioLanguages.D$1:.D$1048576];MATCH([.C105];[AudioLanguages.A$1:.A$1048576];0))&amp;&quot;,output_filename=&quot;&quot;&quot;&amp;[.F105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06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06];&quot;00&quot;)&amp;&quot;_&quot;&amp;[.B106]&amp;&quot;_script_ssml_&quot;&amp;[.C106]&amp;&quot;_slide&quot;&amp;TEXT([.D106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06];&quot;00&quot;)&amp;&quot;_&quot;&amp;[.B106]&amp;&quot;_audio_&quot;&amp;[.C106]&amp;&quot;_slide&quot;&amp;TEXT([.D106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06]&amp;&quot;&quot;&quot;),langcode=&quot;&quot;&quot;&amp;INDEX([AudioLanguages.B$1:.B$1048576];MATCH([.C106];[AudioLanguages.A$1:.A$1048576];0))&amp;&quot;&quot;&quot;,voicename=&quot;&quot;&quot;&amp;INDEX([AudioLanguages.C$1:.C$1048576];MATCH([.C106];[AudioLanguages.A$1:.A$1048576];0))&amp;&quot;&quot;&quot;,ssmlgender=&quot;&amp;INDEX([AudioLanguages.D$1:.D$1048576];MATCH([.C106];[AudioLanguages.A$1:.A$1048576];0))&amp;&quot;,output_filename=&quot;&quot;&quot;&amp;[.F106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07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07];&quot;00&quot;)&amp;&quot;_&quot;&amp;[.B107]&amp;&quot;_script_ssml_&quot;&amp;[.C107]&amp;&quot;_slide&quot;&amp;TEXT([.D107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07];&quot;00&quot;)&amp;&quot;_&quot;&amp;[.B107]&amp;&quot;_audio_&quot;&amp;[.C107]&amp;&quot;_slide&quot;&amp;TEXT([.D107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07]&amp;&quot;&quot;&quot;),langcode=&quot;&quot;&quot;&amp;INDEX([AudioLanguages.B$1:.B$1048576];MATCH([.C107];[AudioLanguages.A$1:.A$1048576];0))&amp;&quot;&quot;&quot;,voicename=&quot;&quot;&quot;&amp;INDEX([AudioLanguages.C$1:.C$1048576];MATCH([.C107];[AudioLanguages.A$1:.A$1048576];0))&amp;&quot;&quot;&quot;,ssmlgender=&quot;&amp;INDEX([AudioLanguages.D$1:.D$1048576];MATCH([.C107];[AudioLanguages.A$1:.A$1048576];0))&amp;&quot;,output_filename=&quot;&quot;&quot;&amp;[.F107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08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08];&quot;00&quot;)&amp;&quot;_&quot;&amp;[.B108]&amp;&quot;_script_ssml_&quot;&amp;[.C108]&amp;&quot;_slide&quot;&amp;TEXT([.D108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08];&quot;00&quot;)&amp;&quot;_&quot;&amp;[.B108]&amp;&quot;_audio_&quot;&amp;[.C108]&amp;&quot;_slide&quot;&amp;TEXT([.D108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08]&amp;&quot;&quot;&quot;),langcode=&quot;&quot;&quot;&amp;INDEX([AudioLanguages.B$1:.B$1048576];MATCH([.C108];[AudioLanguages.A$1:.A$1048576];0))&amp;&quot;&quot;&quot;,voicename=&quot;&quot;&quot;&amp;INDEX([AudioLanguages.C$1:.C$1048576];MATCH([.C108];[AudioLanguages.A$1:.A$1048576];0))&amp;&quot;&quot;&quot;,ssmlgender=&quot;&amp;INDEX([AudioLanguages.D$1:.D$1048576];MATCH([.C108];[AudioLanguages.A$1:.A$1048576];0))&amp;&quot;,output_filename=&quot;&quot;&quot;&amp;[.F108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09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09];&quot;00&quot;)&amp;&quot;_&quot;&amp;[.B109]&amp;&quot;_script_ssml_&quot;&amp;[.C109]&amp;&quot;_slide&quot;&amp;TEXT([.D109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09];&quot;00&quot;)&amp;&quot;_&quot;&amp;[.B109]&amp;&quot;_audio_&quot;&amp;[.C109]&amp;&quot;_slide&quot;&amp;TEXT([.D109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09]&amp;&quot;&quot;&quot;),langcode=&quot;&quot;&quot;&amp;INDEX([AudioLanguages.B$1:.B$1048576];MATCH([.C109];[AudioLanguages.A$1:.A$1048576];0))&amp;&quot;&quot;&quot;,voicename=&quot;&quot;&quot;&amp;INDEX([AudioLanguages.C$1:.C$1048576];MATCH([.C109];[AudioLanguages.A$1:.A$1048576];0))&amp;&quot;&quot;&quot;,ssmlgender=&quot;&amp;INDEX([AudioLanguages.D$1:.D$1048576];MATCH([.C109];[AudioLanguages.A$1:.A$1048576];0))&amp;&quot;,output_filename=&quot;&quot;&quot;&amp;[.F109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10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10];&quot;00&quot;)&amp;&quot;_&quot;&amp;[.B110]&amp;&quot;_script_ssml_&quot;&amp;[.C110]&amp;&quot;_slide&quot;&amp;TEXT([.D110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10];&quot;00&quot;)&amp;&quot;_&quot;&amp;[.B110]&amp;&quot;_audio_&quot;&amp;[.C110]&amp;&quot;_slide&quot;&amp;TEXT([.D110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10]&amp;&quot;&quot;&quot;),langcode=&quot;&quot;&quot;&amp;INDEX([AudioLanguages.B$1:.B$1048576];MATCH([.C110];[AudioLanguages.A$1:.A$1048576];0))&amp;&quot;&quot;&quot;,voicename=&quot;&quot;&quot;&amp;INDEX([AudioLanguages.C$1:.C$1048576];MATCH([.C110];[AudioLanguages.A$1:.A$1048576];0))&amp;&quot;&quot;&quot;,ssmlgender=&quot;&amp;INDEX([AudioLanguages.D$1:.D$1048576];MATCH([.C110];[AudioLanguages.A$1:.A$1048576];0))&amp;&quot;,output_filename=&quot;&quot;&quot;&amp;[.F110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11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11];&quot;00&quot;)&amp;&quot;_&quot;&amp;[.B111]&amp;&quot;_script_ssml_&quot;&amp;[.C111]&amp;&quot;_slide&quot;&amp;TEXT([.D111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11];&quot;00&quot;)&amp;&quot;_&quot;&amp;[.B111]&amp;&quot;_audio_&quot;&amp;[.C111]&amp;&quot;_slide&quot;&amp;TEXT([.D111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11]&amp;&quot;&quot;&quot;),langcode=&quot;&quot;&quot;&amp;INDEX([AudioLanguages.B$1:.B$1048576];MATCH([.C111];[AudioLanguages.A$1:.A$1048576];0))&amp;&quot;&quot;&quot;,voicename=&quot;&quot;&quot;&amp;INDEX([AudioLanguages.C$1:.C$1048576];MATCH([.C111];[AudioLanguages.A$1:.A$1048576];0))&amp;&quot;&quot;&quot;,ssmlgender=&quot;&amp;INDEX([AudioLanguages.D$1:.D$1048576];MATCH([.C111];[AudioLanguages.A$1:.A$1048576];0))&amp;&quot;,output_filename=&quot;&quot;&quot;&amp;[.F111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12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12];&quot;00&quot;)&amp;&quot;_&quot;&amp;[.B112]&amp;&quot;_script_ssml_&quot;&amp;[.C112]&amp;&quot;_slide&quot;&amp;TEXT([.D112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12];&quot;00&quot;)&amp;&quot;_&quot;&amp;[.B112]&amp;&quot;_audio_&quot;&amp;[.C112]&amp;&quot;_slide&quot;&amp;TEXT([.D112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12]&amp;&quot;&quot;&quot;),langcode=&quot;&quot;&quot;&amp;INDEX([AudioLanguages.B$1:.B$1048576];MATCH([.C112];[AudioLanguages.A$1:.A$1048576];0))&amp;&quot;&quot;&quot;,voicename=&quot;&quot;&quot;&amp;INDEX([AudioLanguages.C$1:.C$1048576];MATCH([.C112];[AudioLanguages.A$1:.A$1048576];0))&amp;&quot;&quot;&quot;,ssmlgender=&quot;&amp;INDEX([AudioLanguages.D$1:.D$1048576];MATCH([.C112];[AudioLanguages.A$1:.A$1048576];0))&amp;&quot;,output_filename=&quot;&quot;&quot;&amp;[.F112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13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13];&quot;00&quot;)&amp;&quot;_&quot;&amp;[.B113]&amp;&quot;_script_ssml_&quot;&amp;[.C113]&amp;&quot;_slide&quot;&amp;TEXT([.D113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13];&quot;00&quot;)&amp;&quot;_&quot;&amp;[.B113]&amp;&quot;_audio_&quot;&amp;[.C113]&amp;&quot;_slide&quot;&amp;TEXT([.D113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13]&amp;&quot;&quot;&quot;),langcode=&quot;&quot;&quot;&amp;INDEX([AudioLanguages.B$1:.B$1048576];MATCH([.C113];[AudioLanguages.A$1:.A$1048576];0))&amp;&quot;&quot;&quot;,voicename=&quot;&quot;&quot;&amp;INDEX([AudioLanguages.C$1:.C$1048576];MATCH([.C113];[AudioLanguages.A$1:.A$1048576];0))&amp;&quot;&quot;&quot;,ssmlgender=&quot;&amp;INDEX([AudioLanguages.D$1:.D$1048576];MATCH([.C113];[AudioLanguages.A$1:.A$1048576];0))&amp;&quot;,output_filename=&quot;&quot;&quot;&amp;[.F113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14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14];&quot;00&quot;)&amp;&quot;_&quot;&amp;[.B114]&amp;&quot;_script_ssml_&quot;&amp;[.C114]&amp;&quot;_slide&quot;&amp;TEXT([.D114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14];&quot;00&quot;)&amp;&quot;_&quot;&amp;[.B114]&amp;&quot;_audio_&quot;&amp;[.C114]&amp;&quot;_slide&quot;&amp;TEXT([.D114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14]&amp;&quot;&quot;&quot;),langcode=&quot;&quot;&quot;&amp;INDEX([AudioLanguages.B$1:.B$1048576];MATCH([.C114];[AudioLanguages.A$1:.A$1048576];0))&amp;&quot;&quot;&quot;,voicename=&quot;&quot;&quot;&amp;INDEX([AudioLanguages.C$1:.C$1048576];MATCH([.C114];[AudioLanguages.A$1:.A$1048576];0))&amp;&quot;&quot;&quot;,ssmlgender=&quot;&amp;INDEX([AudioLanguages.D$1:.D$1048576];MATCH([.C114];[AudioLanguages.A$1:.A$1048576];0))&amp;&quot;,output_filename=&quot;&quot;&quot;&amp;[.F114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15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15];&quot;00&quot;)&amp;&quot;_&quot;&amp;[.B115]&amp;&quot;_script_ssml_&quot;&amp;[.C115]&amp;&quot;_slide&quot;&amp;TEXT([.D115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15];&quot;00&quot;)&amp;&quot;_&quot;&amp;[.B115]&amp;&quot;_audio_&quot;&amp;[.C115]&amp;&quot;_slide&quot;&amp;TEXT([.D115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15]&amp;&quot;&quot;&quot;),langcode=&quot;&quot;&quot;&amp;INDEX([AudioLanguages.B$1:.B$1048576];MATCH([.C115];[AudioLanguages.A$1:.A$1048576];0))&amp;&quot;&quot;&quot;,voicename=&quot;&quot;&quot;&amp;INDEX([AudioLanguages.C$1:.C$1048576];MATCH([.C115];[AudioLanguages.A$1:.A$1048576];0))&amp;&quot;&quot;&quot;,ssmlgender=&quot;&amp;INDEX([AudioLanguages.D$1:.D$1048576];MATCH([.C115];[AudioLanguages.A$1:.A$1048576];0))&amp;&quot;,output_filename=&quot;&quot;&quot;&amp;[.F115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16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16];&quot;00&quot;)&amp;&quot;_&quot;&amp;[.B116]&amp;&quot;_script_ssml_&quot;&amp;[.C116]&amp;&quot;_slide&quot;&amp;TEXT([.D116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16];&quot;00&quot;)&amp;&quot;_&quot;&amp;[.B116]&amp;&quot;_audio_&quot;&amp;[.C116]&amp;&quot;_slide&quot;&amp;TEXT([.D116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16]&amp;&quot;&quot;&quot;),langcode=&quot;&quot;&quot;&amp;INDEX([AudioLanguages.B$1:.B$1048576];MATCH([.C116];[AudioLanguages.A$1:.A$1048576];0))&amp;&quot;&quot;&quot;,voicename=&quot;&quot;&quot;&amp;INDEX([AudioLanguages.C$1:.C$1048576];MATCH([.C116];[AudioLanguages.A$1:.A$1048576];0))&amp;&quot;&quot;&quot;,ssmlgender=&quot;&amp;INDEX([AudioLanguages.D$1:.D$1048576];MATCH([.C116];[AudioLanguages.A$1:.A$1048576];0))&amp;&quot;,output_filename=&quot;&quot;&quot;&amp;[.F116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17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17];&quot;00&quot;)&amp;&quot;_&quot;&amp;[.B117]&amp;&quot;_script_ssml_&quot;&amp;[.C117]&amp;&quot;_slide&quot;&amp;TEXT([.D117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17];&quot;00&quot;)&amp;&quot;_&quot;&amp;[.B117]&amp;&quot;_audio_&quot;&amp;[.C117]&amp;&quot;_slide&quot;&amp;TEXT([.D117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17]&amp;&quot;&quot;&quot;),langcode=&quot;&quot;&quot;&amp;INDEX([AudioLanguages.B$1:.B$1048576];MATCH([.C117];[AudioLanguages.A$1:.A$1048576];0))&amp;&quot;&quot;&quot;,voicename=&quot;&quot;&quot;&amp;INDEX([AudioLanguages.C$1:.C$1048576];MATCH([.C117];[AudioLanguages.A$1:.A$1048576];0))&amp;&quot;&quot;&quot;,ssmlgender=&quot;&amp;INDEX([AudioLanguages.D$1:.D$1048576];MATCH([.C117];[AudioLanguages.A$1:.A$1048576];0))&amp;&quot;,output_filename=&quot;&quot;&quot;&amp;[.F117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18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18];&quot;00&quot;)&amp;&quot;_&quot;&amp;[.B118]&amp;&quot;_script_ssml_&quot;&amp;[.C118]&amp;&quot;_slide&quot;&amp;TEXT([.D118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18];&quot;00&quot;)&amp;&quot;_&quot;&amp;[.B118]&amp;&quot;_audio_&quot;&amp;[.C118]&amp;&quot;_slide&quot;&amp;TEXT([.D118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18]&amp;&quot;&quot;&quot;),langcode=&quot;&quot;&quot;&amp;INDEX([AudioLanguages.B$1:.B$1048576];MATCH([.C118];[AudioLanguages.A$1:.A$1048576];0))&amp;&quot;&quot;&quot;,voicename=&quot;&quot;&quot;&amp;INDEX([AudioLanguages.C$1:.C$1048576];MATCH([.C118];[AudioLanguages.A$1:.A$1048576];0))&amp;&quot;&quot;&quot;,ssmlgender=&quot;&amp;INDEX([AudioLanguages.D$1:.D$1048576];MATCH([.C118];[AudioLanguages.A$1:.A$1048576];0))&amp;&quot;,output_filename=&quot;&quot;&quot;&amp;[.F118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19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19];&quot;00&quot;)&amp;&quot;_&quot;&amp;[.B119]&amp;&quot;_script_ssml_&quot;&amp;[.C119]&amp;&quot;_slide&quot;&amp;TEXT([.D119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19];&quot;00&quot;)&amp;&quot;_&quot;&amp;[.B119]&amp;&quot;_audio_&quot;&amp;[.C119]&amp;&quot;_slide&quot;&amp;TEXT([.D119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19]&amp;&quot;&quot;&quot;),langcode=&quot;&quot;&quot;&amp;INDEX([AudioLanguages.B$1:.B$1048576];MATCH([.C119];[AudioLanguages.A$1:.A$1048576];0))&amp;&quot;&quot;&quot;,voicename=&quot;&quot;&quot;&amp;INDEX([AudioLanguages.C$1:.C$1048576];MATCH([.C119];[AudioLanguages.A$1:.A$1048576];0))&amp;&quot;&quot;&quot;,ssmlgender=&quot;&amp;INDEX([AudioLanguages.D$1:.D$1048576];MATCH([.C119];[AudioLanguages.A$1:.A$1048576];0))&amp;&quot;,output_filename=&quot;&quot;&quot;&amp;[.F119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20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20];&quot;00&quot;)&amp;&quot;_&quot;&amp;[.B120]&amp;&quot;_script_ssml_&quot;&amp;[.C120]&amp;&quot;_slide&quot;&amp;TEXT([.D120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20];&quot;00&quot;)&amp;&quot;_&quot;&amp;[.B120]&amp;&quot;_audio_&quot;&amp;[.C120]&amp;&quot;_slide&quot;&amp;TEXT([.D120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20]&amp;&quot;&quot;&quot;),langcode=&quot;&quot;&quot;&amp;INDEX([AudioLanguages.B$1:.B$1048576];MATCH([.C120];[AudioLanguages.A$1:.A$1048576];0))&amp;&quot;&quot;&quot;,voicename=&quot;&quot;&quot;&amp;INDEX([AudioLanguages.C$1:.C$1048576];MATCH([.C120];[AudioLanguages.A$1:.A$1048576];0))&amp;&quot;&quot;&quot;,ssmlgender=&quot;&amp;INDEX([AudioLanguages.D$1:.D$1048576];MATCH([.C120];[AudioLanguages.A$1:.A$1048576];0))&amp;&quot;,output_filename=&quot;&quot;&quot;&amp;[.F120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21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21];&quot;00&quot;)&amp;&quot;_&quot;&amp;[.B121]&amp;&quot;_script_ssml_&quot;&amp;[.C121]&amp;&quot;_slide&quot;&amp;TEXT([.D121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21];&quot;00&quot;)&amp;&quot;_&quot;&amp;[.B121]&amp;&quot;_audio_&quot;&amp;[.C121]&amp;&quot;_slide&quot;&amp;TEXT([.D121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21]&amp;&quot;&quot;&quot;),langcode=&quot;&quot;&quot;&amp;INDEX([AudioLanguages.B$1:.B$1048576];MATCH([.C121];[AudioLanguages.A$1:.A$1048576];0))&amp;&quot;&quot;&quot;,voicename=&quot;&quot;&quot;&amp;INDEX([AudioLanguages.C$1:.C$1048576];MATCH([.C121];[AudioLanguages.A$1:.A$1048576];0))&amp;&quot;&quot;&quot;,ssmlgender=&quot;&amp;INDEX([AudioLanguages.D$1:.D$1048576];MATCH([.C121];[AudioLanguages.A$1:.A$1048576];0))&amp;&quot;,output_filename=&quot;&quot;&quot;&amp;[.F121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22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22];&quot;00&quot;)&amp;&quot;_&quot;&amp;[.B122]&amp;&quot;_script_ssml_&quot;&amp;[.C122]&amp;&quot;_slide&quot;&amp;TEXT([.D122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22];&quot;00&quot;)&amp;&quot;_&quot;&amp;[.B122]&amp;&quot;_audio_&quot;&amp;[.C122]&amp;&quot;_slide&quot;&amp;TEXT([.D122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22]&amp;&quot;&quot;&quot;),langcode=&quot;&quot;&quot;&amp;INDEX([AudioLanguages.B$1:.B$1048576];MATCH([.C122];[AudioLanguages.A$1:.A$1048576];0))&amp;&quot;&quot;&quot;,voicename=&quot;&quot;&quot;&amp;INDEX([AudioLanguages.C$1:.C$1048576];MATCH([.C122];[AudioLanguages.A$1:.A$1048576];0))&amp;&quot;&quot;&quot;,ssmlgender=&quot;&amp;INDEX([AudioLanguages.D$1:.D$1048576];MATCH([.C122];[AudioLanguages.A$1:.A$1048576];0))&amp;&quot;,output_filename=&quot;&quot;&quot;&amp;[.F122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23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23];&quot;00&quot;)&amp;&quot;_&quot;&amp;[.B123]&amp;&quot;_script_ssml_&quot;&amp;[.C123]&amp;&quot;_slide&quot;&amp;TEXT([.D123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23];&quot;00&quot;)&amp;&quot;_&quot;&amp;[.B123]&amp;&quot;_audio_&quot;&amp;[.C123]&amp;&quot;_slide&quot;&amp;TEXT([.D123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23]&amp;&quot;&quot;&quot;),langcode=&quot;&quot;&quot;&amp;INDEX([AudioLanguages.B$1:.B$1048576];MATCH([.C123];[AudioLanguages.A$1:.A$1048576];0))&amp;&quot;&quot;&quot;,voicename=&quot;&quot;&quot;&amp;INDEX([AudioLanguages.C$1:.C$1048576];MATCH([.C123];[AudioLanguages.A$1:.A$1048576];0))&amp;&quot;&quot;&quot;,ssmlgender=&quot;&amp;INDEX([AudioLanguages.D$1:.D$1048576];MATCH([.C123];[AudioLanguages.A$1:.A$1048576];0))&amp;&quot;,output_filename=&quot;&quot;&quot;&amp;[.F123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24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24];&quot;00&quot;)&amp;&quot;_&quot;&amp;[.B124]&amp;&quot;_script_ssml_&quot;&amp;[.C124]&amp;&quot;_slide&quot;&amp;TEXT([.D124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24];&quot;00&quot;)&amp;&quot;_&quot;&amp;[.B124]&amp;&quot;_audio_&quot;&amp;[.C124]&amp;&quot;_slide&quot;&amp;TEXT([.D124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24]&amp;&quot;&quot;&quot;),langcode=&quot;&quot;&quot;&amp;INDEX([AudioLanguages.B$1:.B$1048576];MATCH([.C124];[AudioLanguages.A$1:.A$1048576];0))&amp;&quot;&quot;&quot;,voicename=&quot;&quot;&quot;&amp;INDEX([AudioLanguages.C$1:.C$1048576];MATCH([.C124];[AudioLanguages.A$1:.A$1048576];0))&amp;&quot;&quot;&quot;,ssmlgender=&quot;&amp;INDEX([AudioLanguages.D$1:.D$1048576];MATCH([.C124];[AudioLanguages.A$1:.A$1048576];0))&amp;&quot;,output_filename=&quot;&quot;&quot;&amp;[.F124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25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25];&quot;00&quot;)&amp;&quot;_&quot;&amp;[.B125]&amp;&quot;_script_ssml_&quot;&amp;[.C125]&amp;&quot;_slide&quot;&amp;TEXT([.D125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25];&quot;00&quot;)&amp;&quot;_&quot;&amp;[.B125]&amp;&quot;_audio_&quot;&amp;[.C125]&amp;&quot;_slide&quot;&amp;TEXT([.D125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25]&amp;&quot;&quot;&quot;),langcode=&quot;&quot;&quot;&amp;INDEX([AudioLanguages.B$1:.B$1048576];MATCH([.C125];[AudioLanguages.A$1:.A$1048576];0))&amp;&quot;&quot;&quot;,voicename=&quot;&quot;&quot;&amp;INDEX([AudioLanguages.C$1:.C$1048576];MATCH([.C125];[AudioLanguages.A$1:.A$1048576];0))&amp;&quot;&quot;&quot;,ssmlgender=&quot;&amp;INDEX([AudioLanguages.D$1:.D$1048576];MATCH([.C125];[AudioLanguages.A$1:.A$1048576];0))&amp;&quot;,output_filename=&quot;&quot;&quot;&amp;[.F125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26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26];&quot;00&quot;)&amp;&quot;_&quot;&amp;[.B126]&amp;&quot;_script_ssml_&quot;&amp;[.C126]&amp;&quot;_slide&quot;&amp;TEXT([.D126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26];&quot;00&quot;)&amp;&quot;_&quot;&amp;[.B126]&amp;&quot;_audio_&quot;&amp;[.C126]&amp;&quot;_slide&quot;&amp;TEXT([.D126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26]&amp;&quot;&quot;&quot;),langcode=&quot;&quot;&quot;&amp;INDEX([AudioLanguages.B$1:.B$1048576];MATCH([.C126];[AudioLanguages.A$1:.A$1048576];0))&amp;&quot;&quot;&quot;,voicename=&quot;&quot;&quot;&amp;INDEX([AudioLanguages.C$1:.C$1048576];MATCH([.C126];[AudioLanguages.A$1:.A$1048576];0))&amp;&quot;&quot;&quot;,ssmlgender=&quot;&amp;INDEX([AudioLanguages.D$1:.D$1048576];MATCH([.C126];[AudioLanguages.A$1:.A$1048576];0))&amp;&quot;,output_filename=&quot;&quot;&quot;&amp;[.F126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27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27];&quot;00&quot;)&amp;&quot;_&quot;&amp;[.B127]&amp;&quot;_script_ssml_&quot;&amp;[.C127]&amp;&quot;_slide&quot;&amp;TEXT([.D127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27];&quot;00&quot;)&amp;&quot;_&quot;&amp;[.B127]&amp;&quot;_audio_&quot;&amp;[.C127]&amp;&quot;_slide&quot;&amp;TEXT([.D127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27]&amp;&quot;&quot;&quot;),langcode=&quot;&quot;&quot;&amp;INDEX([AudioLanguages.B$1:.B$1048576];MATCH([.C127];[AudioLanguages.A$1:.A$1048576];0))&amp;&quot;&quot;&quot;,voicename=&quot;&quot;&quot;&amp;INDEX([AudioLanguages.C$1:.C$1048576];MATCH([.C127];[AudioLanguages.A$1:.A$1048576];0))&amp;&quot;&quot;&quot;,ssmlgender=&quot;&amp;INDEX([AudioLanguages.D$1:.D$1048576];MATCH([.C127];[AudioLanguages.A$1:.A$1048576];0))&amp;&quot;,output_filename=&quot;&quot;&quot;&amp;[.F127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28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28];&quot;00&quot;)&amp;&quot;_&quot;&amp;[.B128]&amp;&quot;_script_ssml_&quot;&amp;[.C128]&amp;&quot;_slide&quot;&amp;TEXT([.D128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28];&quot;00&quot;)&amp;&quot;_&quot;&amp;[.B128]&amp;&quot;_audio_&quot;&amp;[.C128]&amp;&quot;_slide&quot;&amp;TEXT([.D128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28]&amp;&quot;&quot;&quot;),langcode=&quot;&quot;&quot;&amp;INDEX([AudioLanguages.B$1:.B$1048576];MATCH([.C128];[AudioLanguages.A$1:.A$1048576];0))&amp;&quot;&quot;&quot;,voicename=&quot;&quot;&quot;&amp;INDEX([AudioLanguages.C$1:.C$1048576];MATCH([.C128];[AudioLanguages.A$1:.A$1048576];0))&amp;&quot;&quot;&quot;,ssmlgender=&quot;&amp;INDEX([AudioLanguages.D$1:.D$1048576];MATCH([.C128];[AudioLanguages.A$1:.A$1048576];0))&amp;&quot;,output_filename=&quot;&quot;&quot;&amp;[.F128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29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29];&quot;00&quot;)&amp;&quot;_&quot;&amp;[.B129]&amp;&quot;_script_ssml_&quot;&amp;[.C129]&amp;&quot;_slide&quot;&amp;TEXT([.D129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29];&quot;00&quot;)&amp;&quot;_&quot;&amp;[.B129]&amp;&quot;_audio_&quot;&amp;[.C129]&amp;&quot;_slide&quot;&amp;TEXT([.D129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29]&amp;&quot;&quot;&quot;),langcode=&quot;&quot;&quot;&amp;INDEX([AudioLanguages.B$1:.B$1048576];MATCH([.C129];[AudioLanguages.A$1:.A$1048576];0))&amp;&quot;&quot;&quot;,voicename=&quot;&quot;&quot;&amp;INDEX([AudioLanguages.C$1:.C$1048576];MATCH([.C129];[AudioLanguages.A$1:.A$1048576];0))&amp;&quot;&quot;&quot;,ssmlgender=&quot;&amp;INDEX([AudioLanguages.D$1:.D$1048576];MATCH([.C129];[AudioLanguages.A$1:.A$1048576];0))&amp;&quot;,output_filename=&quot;&quot;&quot;&amp;[.F129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30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30];&quot;00&quot;)&amp;&quot;_&quot;&amp;[.B130]&amp;&quot;_script_ssml_&quot;&amp;[.C130]&amp;&quot;_slide&quot;&amp;TEXT([.D130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30];&quot;00&quot;)&amp;&quot;_&quot;&amp;[.B130]&amp;&quot;_audio_&quot;&amp;[.C130]&amp;&quot;_slide&quot;&amp;TEXT([.D130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30]&amp;&quot;&quot;&quot;),langcode=&quot;&quot;&quot;&amp;INDEX([AudioLanguages.B$1:.B$1048576];MATCH([.C130];[AudioLanguages.A$1:.A$1048576];0))&amp;&quot;&quot;&quot;,voicename=&quot;&quot;&quot;&amp;INDEX([AudioLanguages.C$1:.C$1048576];MATCH([.C130];[AudioLanguages.A$1:.A$1048576];0))&amp;&quot;&quot;&quot;,ssmlgender=&quot;&amp;INDEX([AudioLanguages.D$1:.D$1048576];MATCH([.C130];[AudioLanguages.A$1:.A$1048576];0))&amp;&quot;,output_filename=&quot;&quot;&quot;&amp;[.F130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31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31];&quot;00&quot;)&amp;&quot;_&quot;&amp;[.B131]&amp;&quot;_script_ssml_&quot;&amp;[.C131]&amp;&quot;_slide&quot;&amp;TEXT([.D131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31];&quot;00&quot;)&amp;&quot;_&quot;&amp;[.B131]&amp;&quot;_audio_&quot;&amp;[.C131]&amp;&quot;_slide&quot;&amp;TEXT([.D131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31]&amp;&quot;&quot;&quot;),langcode=&quot;&quot;&quot;&amp;INDEX([AudioLanguages.B$1:.B$1048576];MATCH([.C131];[AudioLanguages.A$1:.A$1048576];0))&amp;&quot;&quot;&quot;,voicename=&quot;&quot;&quot;&amp;INDEX([AudioLanguages.C$1:.C$1048576];MATCH([.C131];[AudioLanguages.A$1:.A$1048576];0))&amp;&quot;&quot;&quot;,ssmlgender=&quot;&amp;INDEX([AudioLanguages.D$1:.D$1048576];MATCH([.C131];[AudioLanguages.A$1:.A$1048576];0))&amp;&quot;,output_filename=&quot;&quot;&quot;&amp;[.F131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32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32];&quot;00&quot;)&amp;&quot;_&quot;&amp;[.B132]&amp;&quot;_script_ssml_&quot;&amp;[.C132]&amp;&quot;_slide&quot;&amp;TEXT([.D132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32];&quot;00&quot;)&amp;&quot;_&quot;&amp;[.B132]&amp;&quot;_audio_&quot;&amp;[.C132]&amp;&quot;_slide&quot;&amp;TEXT([.D132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32]&amp;&quot;&quot;&quot;),langcode=&quot;&quot;&quot;&amp;INDEX([AudioLanguages.B$1:.B$1048576];MATCH([.C132];[AudioLanguages.A$1:.A$1048576];0))&amp;&quot;&quot;&quot;,voicename=&quot;&quot;&quot;&amp;INDEX([AudioLanguages.C$1:.C$1048576];MATCH([.C132];[AudioLanguages.A$1:.A$1048576];0))&amp;&quot;&quot;&quot;,ssmlgender=&quot;&amp;INDEX([AudioLanguages.D$1:.D$1048576];MATCH([.C132];[AudioLanguages.A$1:.A$1048576];0))&amp;&quot;,output_filename=&quot;&quot;&quot;&amp;[.F132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33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33];&quot;00&quot;)&amp;&quot;_&quot;&amp;[.B133]&amp;&quot;_script_ssml_&quot;&amp;[.C133]&amp;&quot;_slide&quot;&amp;TEXT([.D133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33];&quot;00&quot;)&amp;&quot;_&quot;&amp;[.B133]&amp;&quot;_audio_&quot;&amp;[.C133]&amp;&quot;_slide&quot;&amp;TEXT([.D133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33]&amp;&quot;&quot;&quot;),langcode=&quot;&quot;&quot;&amp;INDEX([AudioLanguages.B$1:.B$1048576];MATCH([.C133];[AudioLanguages.A$1:.A$1048576];0))&amp;&quot;&quot;&quot;,voicename=&quot;&quot;&quot;&amp;INDEX([AudioLanguages.C$1:.C$1048576];MATCH([.C133];[AudioLanguages.A$1:.A$1048576];0))&amp;&quot;&quot;&quot;,ssmlgender=&quot;&amp;INDEX([AudioLanguages.D$1:.D$1048576];MATCH([.C133];[AudioLanguages.A$1:.A$1048576];0))&amp;&quot;,output_filename=&quot;&quot;&quot;&amp;[.F133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34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34];&quot;00&quot;)&amp;&quot;_&quot;&amp;[.B134]&amp;&quot;_script_ssml_&quot;&amp;[.C134]&amp;&quot;_slide&quot;&amp;TEXT([.D134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34];&quot;00&quot;)&amp;&quot;_&quot;&amp;[.B134]&amp;&quot;_audio_&quot;&amp;[.C134]&amp;&quot;_slide&quot;&amp;TEXT([.D134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34]&amp;&quot;&quot;&quot;),langcode=&quot;&quot;&quot;&amp;INDEX([AudioLanguages.B$1:.B$1048576];MATCH([.C134];[AudioLanguages.A$1:.A$1048576];0))&amp;&quot;&quot;&quot;,voicename=&quot;&quot;&quot;&amp;INDEX([AudioLanguages.C$1:.C$1048576];MATCH([.C134];[AudioLanguages.A$1:.A$1048576];0))&amp;&quot;&quot;&quot;,ssmlgender=&quot;&amp;INDEX([AudioLanguages.D$1:.D$1048576];MATCH([.C134];[AudioLanguages.A$1:.A$1048576];0))&amp;&quot;,output_filename=&quot;&quot;&quot;&amp;[.F134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35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35];&quot;00&quot;)&amp;&quot;_&quot;&amp;[.B135]&amp;&quot;_script_ssml_&quot;&amp;[.C135]&amp;&quot;_slide&quot;&amp;TEXT([.D135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35];&quot;00&quot;)&amp;&quot;_&quot;&amp;[.B135]&amp;&quot;_audio_&quot;&amp;[.C135]&amp;&quot;_slide&quot;&amp;TEXT([.D135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35]&amp;&quot;&quot;&quot;),langcode=&quot;&quot;&quot;&amp;INDEX([AudioLanguages.B$1:.B$1048576];MATCH([.C135];[AudioLanguages.A$1:.A$1048576];0))&amp;&quot;&quot;&quot;,voicename=&quot;&quot;&quot;&amp;INDEX([AudioLanguages.C$1:.C$1048576];MATCH([.C135];[AudioLanguages.A$1:.A$1048576];0))&amp;&quot;&quot;&quot;,ssmlgender=&quot;&amp;INDEX([AudioLanguages.D$1:.D$1048576];MATCH([.C135];[AudioLanguages.A$1:.A$1048576];0))&amp;&quot;,output_filename=&quot;&quot;&quot;&amp;[.F135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36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36];&quot;00&quot;)&amp;&quot;_&quot;&amp;[.B136]&amp;&quot;_script_ssml_&quot;&amp;[.C136]&amp;&quot;_slide&quot;&amp;TEXT([.D136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36];&quot;00&quot;)&amp;&quot;_&quot;&amp;[.B136]&amp;&quot;_audio_&quot;&amp;[.C136]&amp;&quot;_slide&quot;&amp;TEXT([.D136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36]&amp;&quot;&quot;&quot;),langcode=&quot;&quot;&quot;&amp;INDEX([AudioLanguages.B$1:.B$1048576];MATCH([.C136];[AudioLanguages.A$1:.A$1048576];0))&amp;&quot;&quot;&quot;,voicename=&quot;&quot;&quot;&amp;INDEX([AudioLanguages.C$1:.C$1048576];MATCH([.C136];[AudioLanguages.A$1:.A$1048576];0))&amp;&quot;&quot;&quot;,ssmlgender=&quot;&amp;INDEX([AudioLanguages.D$1:.D$1048576];MATCH([.C136];[AudioLanguages.A$1:.A$1048576];0))&amp;&quot;,output_filename=&quot;&quot;&quot;&amp;[.F136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37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37];&quot;00&quot;)&amp;&quot;_&quot;&amp;[.B137]&amp;&quot;_script_ssml_&quot;&amp;[.C137]&amp;&quot;_slide&quot;&amp;TEXT([.D137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37];&quot;00&quot;)&amp;&quot;_&quot;&amp;[.B137]&amp;&quot;_audio_&quot;&amp;[.C137]&amp;&quot;_slide&quot;&amp;TEXT([.D137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37]&amp;&quot;&quot;&quot;),langcode=&quot;&quot;&quot;&amp;INDEX([AudioLanguages.B$1:.B$1048576];MATCH([.C137];[AudioLanguages.A$1:.A$1048576];0))&amp;&quot;&quot;&quot;,voicename=&quot;&quot;&quot;&amp;INDEX([AudioLanguages.C$1:.C$1048576];MATCH([.C137];[AudioLanguages.A$1:.A$1048576];0))&amp;&quot;&quot;&quot;,ssmlgender=&quot;&amp;INDEX([AudioLanguages.D$1:.D$1048576];MATCH([.C137];[AudioLanguages.A$1:.A$1048576];0))&amp;&quot;,output_filename=&quot;&quot;&quot;&amp;[.F137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38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38];&quot;00&quot;)&amp;&quot;_&quot;&amp;[.B138]&amp;&quot;_script_ssml_&quot;&amp;[.C138]&amp;&quot;_slide&quot;&amp;TEXT([.D138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38];&quot;00&quot;)&amp;&quot;_&quot;&amp;[.B138]&amp;&quot;_audio_&quot;&amp;[.C138]&amp;&quot;_slide&quot;&amp;TEXT([.D138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38]&amp;&quot;&quot;&quot;),langcode=&quot;&quot;&quot;&amp;INDEX([AudioLanguages.B$1:.B$1048576];MATCH([.C138];[AudioLanguages.A$1:.A$1048576];0))&amp;&quot;&quot;&quot;,voicename=&quot;&quot;&quot;&amp;INDEX([AudioLanguages.C$1:.C$1048576];MATCH([.C138];[AudioLanguages.A$1:.A$1048576];0))&amp;&quot;&quot;&quot;,ssmlgender=&quot;&amp;INDEX([AudioLanguages.D$1:.D$1048576];MATCH([.C138];[AudioLanguages.A$1:.A$1048576];0))&amp;&quot;,output_filename=&quot;&quot;&quot;&amp;[.F138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39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39];&quot;00&quot;)&amp;&quot;_&quot;&amp;[.B139]&amp;&quot;_script_ssml_&quot;&amp;[.C139]&amp;&quot;_slide&quot;&amp;TEXT([.D139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39];&quot;00&quot;)&amp;&quot;_&quot;&amp;[.B139]&amp;&quot;_audio_&quot;&amp;[.C139]&amp;&quot;_slide&quot;&amp;TEXT([.D139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39]&amp;&quot;&quot;&quot;),langcode=&quot;&quot;&quot;&amp;INDEX([AudioLanguages.B$1:.B$1048576];MATCH([.C139];[AudioLanguages.A$1:.A$1048576];0))&amp;&quot;&quot;&quot;,voicename=&quot;&quot;&quot;&amp;INDEX([AudioLanguages.C$1:.C$1048576];MATCH([.C139];[AudioLanguages.A$1:.A$1048576];0))&amp;&quot;&quot;&quot;,ssmlgender=&quot;&amp;INDEX([AudioLanguages.D$1:.D$1048576];MATCH([.C139];[AudioLanguages.A$1:.A$1048576];0))&amp;&quot;,output_filename=&quot;&quot;&quot;&amp;[.F139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40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40];&quot;00&quot;)&amp;&quot;_&quot;&amp;[.B140]&amp;&quot;_script_ssml_&quot;&amp;[.C140]&amp;&quot;_slide&quot;&amp;TEXT([.D140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40];&quot;00&quot;)&amp;&quot;_&quot;&amp;[.B140]&amp;&quot;_audio_&quot;&amp;[.C140]&amp;&quot;_slide&quot;&amp;TEXT([.D140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40]&amp;&quot;&quot;&quot;),langcode=&quot;&quot;&quot;&amp;INDEX([AudioLanguages.B$1:.B$1048576];MATCH([.C140];[AudioLanguages.A$1:.A$1048576];0))&amp;&quot;&quot;&quot;,voicename=&quot;&quot;&quot;&amp;INDEX([AudioLanguages.C$1:.C$1048576];MATCH([.C140];[AudioLanguages.A$1:.A$1048576];0))&amp;&quot;&quot;&quot;,ssmlgender=&quot;&amp;INDEX([AudioLanguages.D$1:.D$1048576];MATCH([.C140];[AudioLanguages.A$1:.A$1048576];0))&amp;&quot;,output_filename=&quot;&quot;&quot;&amp;[.F140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41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41];&quot;00&quot;)&amp;&quot;_&quot;&amp;[.B141]&amp;&quot;_script_ssml_&quot;&amp;[.C141]&amp;&quot;_slide&quot;&amp;TEXT([.D141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41];&quot;00&quot;)&amp;&quot;_&quot;&amp;[.B141]&amp;&quot;_audio_&quot;&amp;[.C141]&amp;&quot;_slide&quot;&amp;TEXT([.D141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41]&amp;&quot;&quot;&quot;),langcode=&quot;&quot;&quot;&amp;INDEX([AudioLanguages.B$1:.B$1048576];MATCH([.C141];[AudioLanguages.A$1:.A$1048576];0))&amp;&quot;&quot;&quot;,voicename=&quot;&quot;&quot;&amp;INDEX([AudioLanguages.C$1:.C$1048576];MATCH([.C141];[AudioLanguages.A$1:.A$1048576];0))&amp;&quot;&quot;&quot;,ssmlgender=&quot;&amp;INDEX([AudioLanguages.D$1:.D$1048576];MATCH([.C141];[AudioLanguages.A$1:.A$1048576];0))&amp;&quot;,output_filename=&quot;&quot;&quot;&amp;[.F141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42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42];&quot;00&quot;)&amp;&quot;_&quot;&amp;[.B142]&amp;&quot;_script_ssml_&quot;&amp;[.C142]&amp;&quot;_slide&quot;&amp;TEXT([.D142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42];&quot;00&quot;)&amp;&quot;_&quot;&amp;[.B142]&amp;&quot;_audio_&quot;&amp;[.C142]&amp;&quot;_slide&quot;&amp;TEXT([.D142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42]&amp;&quot;&quot;&quot;),langcode=&quot;&quot;&quot;&amp;INDEX([AudioLanguages.B$1:.B$1048576];MATCH([.C142];[AudioLanguages.A$1:.A$1048576];0))&amp;&quot;&quot;&quot;,voicename=&quot;&quot;&quot;&amp;INDEX([AudioLanguages.C$1:.C$1048576];MATCH([.C142];[AudioLanguages.A$1:.A$1048576];0))&amp;&quot;&quot;&quot;,ssmlgender=&quot;&amp;INDEX([AudioLanguages.D$1:.D$1048576];MATCH([.C142];[AudioLanguages.A$1:.A$1048576];0))&amp;&quot;,output_filename=&quot;&quot;&quot;&amp;[.F142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43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43];&quot;00&quot;)&amp;&quot;_&quot;&amp;[.B143]&amp;&quot;_script_ssml_&quot;&amp;[.C143]&amp;&quot;_slide&quot;&amp;TEXT([.D143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43];&quot;00&quot;)&amp;&quot;_&quot;&amp;[.B143]&amp;&quot;_audio_&quot;&amp;[.C143]&amp;&quot;_slide&quot;&amp;TEXT([.D143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43]&amp;&quot;&quot;&quot;),langcode=&quot;&quot;&quot;&amp;INDEX([AudioLanguages.B$1:.B$1048576];MATCH([.C143];[AudioLanguages.A$1:.A$1048576];0))&amp;&quot;&quot;&quot;,voicename=&quot;&quot;&quot;&amp;INDEX([AudioLanguages.C$1:.C$1048576];MATCH([.C143];[AudioLanguages.A$1:.A$1048576];0))&amp;&quot;&quot;&quot;,ssmlgender=&quot;&amp;INDEX([AudioLanguages.D$1:.D$1048576];MATCH([.C143];[AudioLanguages.A$1:.A$1048576];0))&amp;&quot;,output_filename=&quot;&quot;&quot;&amp;[.F143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44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44];&quot;00&quot;)&amp;&quot;_&quot;&amp;[.B144]&amp;&quot;_script_ssml_&quot;&amp;[.C144]&amp;&quot;_slide&quot;&amp;TEXT([.D144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44];&quot;00&quot;)&amp;&quot;_&quot;&amp;[.B144]&amp;&quot;_audio_&quot;&amp;[.C144]&amp;&quot;_slide&quot;&amp;TEXT([.D144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44]&amp;&quot;&quot;&quot;),langcode=&quot;&quot;&quot;&amp;INDEX([AudioLanguages.B$1:.B$1048576];MATCH([.C144];[AudioLanguages.A$1:.A$1048576];0))&amp;&quot;&quot;&quot;,voicename=&quot;&quot;&quot;&amp;INDEX([AudioLanguages.C$1:.C$1048576];MATCH([.C144];[AudioLanguages.A$1:.A$1048576];0))&amp;&quot;&quot;&quot;,ssmlgender=&quot;&amp;INDEX([AudioLanguages.D$1:.D$1048576];MATCH([.C144];[AudioLanguages.A$1:.A$1048576];0))&amp;&quot;,output_filename=&quot;&quot;&quot;&amp;[.F144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45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45];&quot;00&quot;)&amp;&quot;_&quot;&amp;[.B145]&amp;&quot;_script_ssml_&quot;&amp;[.C145]&amp;&quot;_slide&quot;&amp;TEXT([.D145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45];&quot;00&quot;)&amp;&quot;_&quot;&amp;[.B145]&amp;&quot;_audio_&quot;&amp;[.C145]&amp;&quot;_slide&quot;&amp;TEXT([.D145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45]&amp;&quot;&quot;&quot;),langcode=&quot;&quot;&quot;&amp;INDEX([AudioLanguages.B$1:.B$1048576];MATCH([.C145];[AudioLanguages.A$1:.A$1048576];0))&amp;&quot;&quot;&quot;,voicename=&quot;&quot;&quot;&amp;INDEX([AudioLanguages.C$1:.C$1048576];MATCH([.C145];[AudioLanguages.A$1:.A$1048576];0))&amp;&quot;&quot;&quot;,ssmlgender=&quot;&amp;INDEX([AudioLanguages.D$1:.D$1048576];MATCH([.C145];[AudioLanguages.A$1:.A$1048576];0))&amp;&quot;,output_filename=&quot;&quot;&quot;&amp;[.F145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46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46];&quot;00&quot;)&amp;&quot;_&quot;&amp;[.B146]&amp;&quot;_script_ssml_&quot;&amp;[.C146]&amp;&quot;_slide&quot;&amp;TEXT([.D146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46];&quot;00&quot;)&amp;&quot;_&quot;&amp;[.B146]&amp;&quot;_audio_&quot;&amp;[.C146]&amp;&quot;_slide&quot;&amp;TEXT([.D146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46]&amp;&quot;&quot;&quot;),langcode=&quot;&quot;&quot;&amp;INDEX([AudioLanguages.B$1:.B$1048576];MATCH([.C146];[AudioLanguages.A$1:.A$1048576];0))&amp;&quot;&quot;&quot;,voicename=&quot;&quot;&quot;&amp;INDEX([AudioLanguages.C$1:.C$1048576];MATCH([.C146];[AudioLanguages.A$1:.A$1048576];0))&amp;&quot;&quot;&quot;,ssmlgender=&quot;&amp;INDEX([AudioLanguages.D$1:.D$1048576];MATCH([.C146];[AudioLanguages.A$1:.A$1048576];0))&amp;&quot;,output_filename=&quot;&quot;&quot;&amp;[.F146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47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47];&quot;00&quot;)&amp;&quot;_&quot;&amp;[.B147]&amp;&quot;_script_ssml_&quot;&amp;[.C147]&amp;&quot;_slide&quot;&amp;TEXT([.D147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47];&quot;00&quot;)&amp;&quot;_&quot;&amp;[.B147]&amp;&quot;_audio_&quot;&amp;[.C147]&amp;&quot;_slide&quot;&amp;TEXT([.D147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47]&amp;&quot;&quot;&quot;),langcode=&quot;&quot;&quot;&amp;INDEX([AudioLanguages.B$1:.B$1048576];MATCH([.C147];[AudioLanguages.A$1:.A$1048576];0))&amp;&quot;&quot;&quot;,voicename=&quot;&quot;&quot;&amp;INDEX([AudioLanguages.C$1:.C$1048576];MATCH([.C147];[AudioLanguages.A$1:.A$1048576];0))&amp;&quot;&quot;&quot;,ssmlgender=&quot;&amp;INDEX([AudioLanguages.D$1:.D$1048576];MATCH([.C147];[AudioLanguages.A$1:.A$1048576];0))&amp;&quot;,output_filename=&quot;&quot;&quot;&amp;[.F147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48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48];&quot;00&quot;)&amp;&quot;_&quot;&amp;[.B148]&amp;&quot;_script_ssml_&quot;&amp;[.C148]&amp;&quot;_slide&quot;&amp;TEXT([.D148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48];&quot;00&quot;)&amp;&quot;_&quot;&amp;[.B148]&amp;&quot;_audio_&quot;&amp;[.C148]&amp;&quot;_slide&quot;&amp;TEXT([.D148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48]&amp;&quot;&quot;&quot;),langcode=&quot;&quot;&quot;&amp;INDEX([AudioLanguages.B$1:.B$1048576];MATCH([.C148];[AudioLanguages.A$1:.A$1048576];0))&amp;&quot;&quot;&quot;,voicename=&quot;&quot;&quot;&amp;INDEX([AudioLanguages.C$1:.C$1048576];MATCH([.C148];[AudioLanguages.A$1:.A$1048576];0))&amp;&quot;&quot;&quot;,ssmlgender=&quot;&amp;INDEX([AudioLanguages.D$1:.D$1048576];MATCH([.C148];[AudioLanguages.A$1:.A$1048576];0))&amp;&quot;,output_filename=&quot;&quot;&quot;&amp;[.F148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49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49];&quot;00&quot;)&amp;&quot;_&quot;&amp;[.B149]&amp;&quot;_script_ssml_&quot;&amp;[.C149]&amp;&quot;_slide&quot;&amp;TEXT([.D149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49];&quot;00&quot;)&amp;&quot;_&quot;&amp;[.B149]&amp;&quot;_audio_&quot;&amp;[.C149]&amp;&quot;_slide&quot;&amp;TEXT([.D149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49]&amp;&quot;&quot;&quot;),langcode=&quot;&quot;&quot;&amp;INDEX([AudioLanguages.B$1:.B$1048576];MATCH([.C149];[AudioLanguages.A$1:.A$1048576];0))&amp;&quot;&quot;&quot;,voicename=&quot;&quot;&quot;&amp;INDEX([AudioLanguages.C$1:.C$1048576];MATCH([.C149];[AudioLanguages.A$1:.A$1048576];0))&amp;&quot;&quot;&quot;,ssmlgender=&quot;&amp;INDEX([AudioLanguages.D$1:.D$1048576];MATCH([.C149];[AudioLanguages.A$1:.A$1048576];0))&amp;&quot;,output_filename=&quot;&quot;&quot;&amp;[.F149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29" table:number-matrix-columns-spanned="1" table:number-matrix-rows-spanned="1" table:formula="of:=INDEX([Topics.D$1:.D$1048576];MATCH([.A150];[Topics.B$1:.B$1048576];0))" office:value-type="string" office:string-value="query_resultformats" calcext:value-type="string">
            <text:p>query_resultformats</text:p>
          </table:table-cell>
          <table:table-cell table:number-columns-repeated="2"/>
          <table:table-cell table:style-name="ce29" table:formula="of:=LOWER(TEXT([.A150];&quot;00&quot;)&amp;&quot;_&quot;&amp;[.B150]&amp;&quot;_script_ssml_&quot;&amp;[.C150]&amp;&quot;_slide&quot;&amp;TEXT([.D150];&quot;00&quot;)&amp;&quot;.xml&quot;)" office:value-type="string" office:string-value="11_query_resultformats_script_ssml__slide00.xml" calcext:value-type="string">
            <text:p>11_query_resultformats_script_ssml__slide00.xml</text:p>
          </table:table-cell>
          <table:table-cell table:style-name="ce29" table:formula="of:=LOWER(TEXT([.A150];&quot;00&quot;)&amp;&quot;_&quot;&amp;[.B150]&amp;&quot;_audio_&quot;&amp;[.C150]&amp;&quot;_slide&quot;&amp;TEXT([.D150];&quot;00&quot;)&amp;&quot;.mp3&quot;)" office:value-type="string" office:string-value="11_query_resultformats_audio__slide00.mp3" calcext:value-type="string">
            <text:p>11_query_resultformats_audio__slide00.mp3</text:p>
          </table:table-cell>
          <table:table-cell table:style-name="ce29" table:number-matrix-columns-spanned="1" table:number-matrix-rows-spanned="1" table:formula="of:=&quot;synthesize_ssml(ssml=file_to_string(&quot;&quot;&quot;&amp;[.E150]&amp;&quot;&quot;&quot;),langcode=&quot;&quot;&quot;&amp;INDEX([AudioLanguages.B$1:.B$1048576];MATCH([.C150];[AudioLanguages.A$1:.A$1048576];0))&amp;&quot;&quot;&quot;,voicename=&quot;&quot;&quot;&amp;INDEX([AudioLanguages.C$1:.C$1048576];MATCH([.C150];[AudioLanguages.A$1:.A$1048576];0))&amp;&quot;&quot;&quot;,ssmlgender=&quot;&amp;INDEX([AudioLanguages.D$1:.D$1048576];MATCH([.C150];[AudioLanguages.A$1:.A$1048576];0))&amp;&quot;,output_filename=&quot;&quot;&quot;&amp;[.F150]&amp;&quot;&quot;&quot;)&quot;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2" table:number-rows-repeated="843">
          <table:table-cell table:style-name="ce3"/>
          <table:table-cell table:number-columns-repeated="1023"/>
        </table:table-row>
        <table:table-row table:style-name="ro3" table:number-rows-repeated="10475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pics" table:style-name="ta2">
        <office:forms form:automatic-focus="false" form:apply-design-mode="false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7" table:number-columns-repeated="14" table:default-cell-style-name="ce30"/>
        <table:table-column table:style-name="co8" table:number-columns-repeated="1005" table:default-cell-style-name="ce30"/>
        <table:table-row table:style-name="ro2">
          <table:table-cell table:style-name="ce11" office:value-type="string" calcext:value-type="string">
            <text:p>TUT</text:p>
          </table:table-cell>
          <table:table-cell table:style-name="ce12" office:value-type="string" calcext:value-type="string">
            <text:p>TutNo</text:p>
          </table:table-cell>
          <table:table-cell table:style-name="ce11" office:value-type="string" calcext:value-type="string">
            <text:p>Theme</text:p>
          </table:table-cell>
          <table:table-cell table:style-name="ce11" office:value-type="string" calcext:value-type="string">
            <text:p>TopicShort</text:p>
          </table:table-cell>
          <table:table-cell table:style-name="ce11" table:number-columns-repeated="14"/>
          <table:table-cell table:number-columns-repeated="1005"/>
        </table:table-row>
        <table:table-row table:style-name="ro2">
          <table:table-cell table:style-name="ce14" office:value-type="string" calcext:value-type="string">
            <text:p>TUT_01</text:p>
          </table:table-cell>
          <table:table-cell table:style-name="ce15" table:formula="of:=VALUE(SUBSTITUTE([.A2];&quot;TUT_&quot;;&quot;&quot;))" office:value-type="float" office:value="1" calcext:value-type="float">
            <text:p>01</text:p>
          </table:table-cell>
          <table:table-cell table:style-name="ce14" office:value-type="string" calcext:value-type="string">
            <text:p>Create an account</text:p>
          </table:table-cell>
          <table:table-cell table:style-name="ce14" office:value-type="string" calcext:value-type="string">
            <text:p>create_account</text:p>
          </table:table-cell>
          <table:table-cell table:style-name="ce14" table:number-columns-repeated="14"/>
          <table:table-cell table:number-columns-repeated="1005"/>
        </table:table-row>
        <table:table-row table:style-name="ro2">
          <table:table-cell table:style-name="ce14" office:value-type="string" calcext:value-type="string">
            <text:p>TUT_02</text:p>
          </table:table-cell>
          <table:table-cell table:style-name="ce15" table:formula="of:=VALUE(SUBSTITUTE([.A3];&quot;TUT_&quot;;&quot;&quot;))" office:value-type="float" office:value="2" calcext:value-type="float">
            <text:p>02</text:p>
          </table:table-cell>
          <table:table-cell table:style-name="ce14" office:value-type="string" calcext:value-type="string">
            <text:p>Simple edit: add website</text:p>
          </table:table-cell>
          <table:table-cell table:style-name="ce14" office:value-type="string" calcext:value-type="string">
            <text:p>add_website</text:p>
          </table:table-cell>
          <table:table-cell table:style-name="ce14" table:number-columns-repeated="14"/>
          <table:table-cell table:number-columns-repeated="1005"/>
        </table:table-row>
        <table:table-row table:style-name="ro2">
          <table:table-cell table:style-name="ce14" office:value-type="string" calcext:value-type="string">
            <text:p>TUT_03</text:p>
          </table:table-cell>
          <table:table-cell table:style-name="ce15" table:formula="of:=VALUE(SUBSTITUTE([.A4];&quot;TUT_&quot;;&quot;&quot;))" office:value-type="float" office:value="3" calcext:value-type="float">
            <text:p>03</text:p>
          </table:table-cell>
          <table:table-cell table:style-name="ce14" office:value-type="string" calcext:value-type="string">
            <text:p>add street address</text:p>
          </table:table-cell>
          <table:table-cell table:style-name="ce14" office:value-type="string" calcext:value-type="string">
            <text:p>add_street_address</text:p>
          </table:table-cell>
          <table:table-cell table:style-name="ce14" table:number-columns-repeated="14"/>
          <table:table-cell table:number-columns-repeated="1005"/>
        </table:table-row>
        <table:table-row table:style-name="ro2">
          <table:table-cell table:style-name="ce14" office:value-type="string" calcext:value-type="string">
            <text:p>TUT_04</text:p>
          </table:table-cell>
          <table:table-cell table:style-name="ce15" table:formula="of:=VALUE(SUBSTITUTE([.A5];&quot;TUT_&quot;;&quot;&quot;))" office:value-type="float" office:value="4" calcext:value-type="float">
            <text:p>04</text:p>
          </table:table-cell>
          <table:table-cell table:style-name="ce14" office:value-type="string" calcext:value-type="string">
            <text:p>Add coordinates</text:p>
          </table:table-cell>
          <table:table-cell table:style-name="ce14" office:value-type="string" calcext:value-type="string">
            <text:p>add_coordinate_location</text:p>
          </table:table-cell>
          <table:table-cell table:style-name="ce14" table:number-columns-repeated="14"/>
          <table:table-cell table:number-columns-repeated="1005"/>
        </table:table-row>
        <table:table-row table:style-name="ro2">
          <table:table-cell table:style-name="ce14" office:value-type="string" calcext:value-type="string">
            <text:p>TUT_05</text:p>
          </table:table-cell>
          <table:table-cell table:style-name="ce15" table:formula="of:=VALUE(SUBSTITUTE([.A6];&quot;TUT_&quot;;&quot;&quot;))" office:value-type="float" office:value="5" calcext:value-type="float">
            <text:p>05</text:p>
          </table:table-cell>
          <table:table-cell table:style-name="ce14" office:value-type="string" calcext:value-type="string">
            <text:p>Create and add director</text:p>
          </table:table-cell>
          <table:table-cell table:style-name="ce14" office:value-type="string" calcext:value-type="string">
            <text:p>add_director</text:p>
          </table:table-cell>
          <table:table-cell table:style-name="ce14" table:number-columns-repeated="14"/>
          <table:table-cell table:number-columns-repeated="1005"/>
        </table:table-row>
        <table:table-row table:style-name="ro2">
          <table:table-cell table:style-name="ce14" office:value-type="string" calcext:value-type="string">
            <text:p>TUT_06</text:p>
          </table:table-cell>
          <table:table-cell table:style-name="ce15" table:formula="of:=VALUE(SUBSTITUTE([.A7];&quot;TUT_&quot;;&quot;&quot;))" office:value-type="float" office:value="6" calcext:value-type="float">
            <text:p>06</text:p>
          </table:table-cell>
          <table:table-cell table:style-name="ce14" office:value-type="string" calcext:value-type="string">
            <text:p>Add number of visitors</text:p>
          </table:table-cell>
          <table:table-cell table:style-name="ce14" office:value-type="string" calcext:value-type="string">
            <text:p>add_visitors</text:p>
          </table:table-cell>
          <table:table-cell table:style-name="ce14" table:number-columns-repeated="14"/>
          <table:table-cell table:number-columns-repeated="1005"/>
        </table:table-row>
        <table:table-row table:style-name="ro2">
          <table:table-cell table:style-name="ce14" office:value-type="string" calcext:value-type="string">
            <text:p>TUT_07</text:p>
          </table:table-cell>
          <table:table-cell table:style-name="ce15" table:formula="of:=VALUE(SUBSTITUTE([.A8];&quot;TUT_&quot;;&quot;&quot;))" office:value-type="float" office:value="7" calcext:value-type="float">
            <text:p>07</text:p>
          </table:table-cell>
          <table:table-cell table:style-name="ce14" office:value-type="string" calcext:value-type="string">
            <text:p>Useful gadgets</text:p>
          </table:table-cell>
          <table:table-cell table:style-name="ce14" office:value-type="string" calcext:value-type="string">
            <text:p>useful_gadgets</text:p>
          </table:table-cell>
          <table:table-cell table:style-name="ce14" table:number-columns-repeated="14"/>
          <table:table-cell table:number-columns-repeated="1005"/>
        </table:table-row>
        <table:table-row table:style-name="ro2">
          <table:table-cell table:style-name="ce14" office:value-type="string" calcext:value-type="string">
            <text:p>TUT_08</text:p>
          </table:table-cell>
          <table:table-cell table:style-name="ce15" table:formula="of:=VALUE(SUBSTITUTE([.A9];&quot;TUT_&quot;;&quot;&quot;))" office:value-type="float" office:value="8" calcext:value-type="float">
            <text:p>08</text:p>
          </table:table-cell>
          <table:table-cell table:style-name="ce14" office:value-type="string" calcext:value-type="string">
            <text:p>Image upload (Commons)</text:p>
          </table:table-cell>
          <table:table-cell table:style-name="ce14" office:value-type="string" calcext:value-type="string">
            <text:p>image_upload</text:p>
          </table:table-cell>
          <table:table-cell table:style-name="ce14" table:number-columns-repeated="14"/>
          <table:table-cell table:number-columns-repeated="1005"/>
        </table:table-row>
        <table:table-row table:style-name="ro2">
          <table:table-cell table:style-name="ce14" office:value-type="string" calcext:value-type="string">
            <text:p>TUT_09</text:p>
          </table:table-cell>
          <table:table-cell table:style-name="ce15" table:formula="of:=VALUE(SUBSTITUTE([.A10];&quot;TUT_&quot;;&quot;&quot;))" office:value-type="float" office:value="9" calcext:value-type="float">
            <text:p>09</text:p>
          </table:table-cell>
          <table:table-cell table:style-name="ce14" office:value-type="string" calcext:value-type="string">
            <text:p>Short intro video</text:p>
          </table:table-cell>
          <table:table-cell table:style-name="ce14" office:value-type="string" calcext:value-type="string">
            <text:p>intro_video</text:p>
          </table:table-cell>
          <table:table-cell table:style-name="ce14" table:number-columns-repeated="14"/>
          <table:table-cell table:number-columns-repeated="1005"/>
        </table:table-row>
        <table:table-row table:style-name="ro2">
          <table:table-cell table:style-name="ce14" office:value-type="string" calcext:value-type="string">
            <text:p>TUT_10</text:p>
          </table:table-cell>
          <table:table-cell table:style-name="ce15" table:formula="of:=VALUE(SUBSTITUTE([.A11];&quot;TUT_&quot;;&quot;&quot;))" office:value-type="float" office:value="10" calcext:value-type="float">
            <text:p>10</text:p>
          </table:table-cell>
          <table:table-cell table:style-name="ce14" office:value-type="string" calcext:value-type="string">
            <text:p>Easy query: museum without website</text:p>
          </table:table-cell>
          <table:table-cell table:style-name="ce14" office:value-type="string" calcext:value-type="string">
            <text:p>query_museum_no_website</text:p>
          </table:table-cell>
          <table:table-cell table:style-name="ce14" table:number-columns-repeated="14"/>
          <table:table-cell table:number-columns-repeated="1005"/>
        </table:table-row>
        <table:table-row table:style-name="ro2">
          <table:table-cell table:style-name="ce14" office:value-type="string" calcext:value-type="string">
            <text:p>TUT_11</text:p>
          </table:table-cell>
          <table:table-cell table:style-name="ce15" table:formula="of:=VALUE(SUBSTITUTE([.A12];&quot;TUT_&quot;;&quot;&quot;))" office:value-type="float" office:value="11" calcext:value-type="float">
            <text:p>11</text:p>
          </table:table-cell>
          <table:table-cell table:style-name="ce14" office:value-type="string" calcext:value-type="string">
            <text:p>Easy query: ways to show results</text:p>
          </table:table-cell>
          <table:table-cell table:style-name="ce14" office:value-type="string" calcext:value-type="string">
            <text:p>query_resultformats</text:p>
          </table:table-cell>
          <table:table-cell table:style-name="ce14" table:number-columns-repeated="14"/>
          <table:table-cell table:number-columns-repeated="1005"/>
        </table:table-row>
        <table:table-row table:style-name="ro2">
          <table:table-cell table:style-name="ce14" office:value-type="string" calcext:value-type="string">
            <text:p>TUT_12</text:p>
          </table:table-cell>
          <table:table-cell table:style-name="ce15" table:formula="of:=VALUE(SUBSTITUTE([.A13];&quot;TUT_&quot;;&quot;&quot;))" office:value-type="float" office:value="12" calcext:value-type="float">
            <text:p>12</text:p>
          </table:table-cell>
          <table:table-cell table:style-name="ce14" office:value-type="string" calcext:value-type="string">
            <text:p>Link wikipedia with wikidata</text:p>
          </table:table-cell>
          <table:table-cell table:style-name="ce14" office:value-type="string" calcext:value-type="string">
            <text:p>link_wp_wdata</text:p>
          </table:table-cell>
          <table:table-cell table:style-name="ce14" table:number-columns-repeated="14"/>
          <table:table-cell table:number-columns-repeated="1005"/>
        </table:table-row>
        <table:table-row table:style-name="ro2">
          <table:table-cell table:style-name="ce14" office:value-type="string" calcext:value-type="string">
            <text:p>TUT_13</text:p>
          </table:table-cell>
          <table:table-cell table:style-name="ce15" table:formula="of:=VALUE(SUBSTITUTE([.A14];&quot;TUT_&quot;;&quot;&quot;))" office:value-type="float" office:value="13" calcext:value-type="float">
            <text:p>13</text:p>
          </table:table-cell>
          <table:table-cell table:style-name="ce14" office:value-type="string" calcext:value-type="string">
            <text:p>Organisation / venue / collection</text:p>
          </table:table-cell>
          <table:table-cell table:style-name="ce14" office:value-type="string" calcext:value-type="string">
            <text:p>org_venue_collection</text:p>
          </table:table-cell>
          <table:table-cell table:style-name="ce14" table:number-columns-repeated="14"/>
          <table:table-cell table:number-columns-repeated="1005"/>
        </table:table-row>
        <table:table-row table:style-name="ro2">
          <table:table-cell table:style-name="ce14" office:value-type="string" calcext:value-type="string">
            <text:p>TUT_14</text:p>
          </table:table-cell>
          <table:table-cell table:style-name="ce15" table:formula="of:=VALUE(SUBSTITUTE([.A15];&quot;TUT_&quot;;&quot;&quot;))" office:value-type="float" office:value="14" calcext:value-type="float">
            <text:p>14</text:p>
          </table:table-cell>
          <table:table-cell table:style-name="ce14" office:value-type="string" calcext:value-type="string">
            <text:p>FR: how to introduce a WD-driven infobox in a Wikipedia articel</text:p>
          </table:table-cell>
          <table:table-cell table:style-name="ce14" office:value-type="string" calcext:value-type="string">
            <text:p>wd_infobox</text:p>
          </table:table-cell>
          <table:table-cell table:style-name="ce14" table:number-columns-repeated="14"/>
          <table:table-cell table:number-columns-repeated="1005"/>
        </table:table-row>
        <table:table-row table:style-name="ro2">
          <table:table-cell table:style-name="ce14" office:value-type="string" calcext:value-type="string">
            <text:p>TUT_15</text:p>
          </table:table-cell>
          <table:table-cell table:style-name="ce15" table:formula="of:=VALUE(SUBSTITUTE([.A16];&quot;TUT_&quot;;&quot;&quot;))" office:value-type="float" office:value="15" calcext:value-type="float">
            <text:p>15</text:p>
          </table:table-cell>
          <table:table-cell table:style-name="ce14" office:value-type="string" calcext:value-type="string">
            <text:p>Archives at</text:p>
          </table:table-cell>
          <table:table-cell table:style-name="ce19" office:value-type="string" calcext:value-type="string">
            <text:p>add_archives_at</text:p>
          </table:table-cell>
          <table:table-cell table:style-name="ce14" table:number-columns-repeated="14"/>
          <table:table-cell table:number-columns-repeated="1005"/>
        </table:table-row>
        <table:table-row table:style-name="ro2">
          <table:table-cell table:style-name="ce14"/>
          <table:table-cell table:style-name="ce15"/>
          <table:table-cell table:style-name="ce14" table:number-columns-repeated="16"/>
          <table:table-cell table:number-columns-repeated="1005"/>
        </table:table-row>
        <table:table-row table:style-name="ro2">
          <table:table-cell table:style-name="ce14"/>
          <table:table-cell table:style-name="ce15"/>
          <table:table-cell table:style-name="ce14" office:value-type="string" calcext:value-type="string">
            <text:p>Query: art museums with women as directors</text:p>
          </table:table-cell>
          <table:table-cell table:style-name="ce14" table:number-columns-repeated="15"/>
          <table:table-cell table:number-columns-repeated="1005"/>
        </table:table-row>
        <table:table-row table:style-name="ro2" table:number-rows-repeated="982">
          <table:table-cell table:style-name="ce14"/>
          <table:table-cell table:style-name="ce15"/>
          <table:table-cell table:style-name="ce14" table:number-columns-repeated="16"/>
          <table:table-cell table:number-columns-repeated="1005"/>
        </table:table-row>
        <table:table-row table:style-name="ro3" table:number-rows-repeated="104757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AudioLanguages" table:style-name="ta3">
        <office:forms form:automatic-focus="false" form:apply-design-mode="false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7" table:number-columns-repeated="21" table:default-cell-style-name="ce30"/>
        <table:table-column table:style-name="co8" table:number-columns-repeated="998" table:default-cell-style-name="ce30"/>
        <table:table-row table:style-name="ro5">
          <table:table-cell table:style-name="ce28" office:value-type="string" calcext:value-type="string">
            <text:p>LangShort</text:p>
          </table:table-cell>
          <table:table-cell table:style-name="ce28" office:value-type="string" calcext:value-type="string">
            <text:p>Lang</text:p>
          </table:table-cell>
          <table:table-cell table:style-name="ce28" office:value-type="string" calcext:value-type="string">
            <text:p>GoogleCloudVoiceName</text:p>
          </table:table-cell>
          <table:table-cell table:style-name="ce28" office:value-type="string" calcext:value-type="string">
            <text:p>VoiceGender</text:p>
          </table:table-cell>
          <table:table-cell table:style-name="ce28" office:value-type="string" calcext:value-type="string">
            <text:p>See selection @ </text:p>
          </table:table-cell>
          <table:table-cell table:style-name="ce41" office:value-type="string" calcext:value-type="string">
            <text:p><text:a xlink:href="https://cloud.google.com/text-to-speech/docs/voices" xlink:type="simple">https://cloud.google.com/text-to-speech/docs/voices</text:a></text:p>
          </table:table-cell>
          <table:table-cell table:style-name="ce33" table:number-columns-repeated="1018"/>
        </table:table-row>
        <table:table-row table:style-name="ro1">
          <table:table-cell table:style-name="ce29" office:value-type="string" calcext:value-type="string">
            <text:p>de</text:p>
          </table:table-cell>
          <table:table-cell table:style-name="ce29" office:value-type="string" calcext:value-type="string">
            <text:p>de-DE</text:p>
          </table:table-cell>
          <table:table-cell table:style-name="ce29" office:value-type="string" calcext:value-type="string">
            <text:p>de-DE-Wavenet-C</text:p>
          </table:table-cell>
          <table:table-cell table:style-name="ce29" office:value-type="string" calcext:value-type="string">
            <text:p>texttospeech.SsmlVoiceGender.FEMALE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en</text:p>
          </table:table-cell>
          <table:table-cell table:style-name="ce29" office:value-type="string" calcext:value-type="string">
            <text:p>en-GB</text:p>
          </table:table-cell>
          <table:table-cell table:style-name="ce29" office:value-type="string" calcext:value-type="string">
            <text:p>en-US-Wavenet-B</text:p>
          </table:table-cell>
          <table:table-cell table:style-name="ce29" office:value-type="string" calcext:value-type="string">
            <text:p>texttospeech.SsmlVoiceGender.MALE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fr</text:p>
          </table:table-cell>
          <table:table-cell table:style-name="ce29" office:value-type="string" calcext:value-type="string">
            <text:p>fr-FR</text:p>
          </table:table-cell>
          <table:table-cell table:style-name="ce29" office:value-type="string" calcext:value-type="string">
            <text:p>fr-FR-Wavenet-E</text:p>
          </table:table-cell>
          <table:table-cell table:style-name="ce29" office:value-type="string" calcext:value-type="string">
            <text:p>texttospeech.SsmlVoiceGender.FEMALE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it</text:p>
          </table:table-cell>
          <table:table-cell table:style-name="ce29" office:value-type="string" calcext:value-type="string">
            <text:p>it-IT</text:p>
          </table:table-cell>
          <table:table-cell table:style-name="ce29" office:value-type="string" calcext:value-type="string">
            <text:p>it-IT-Wavenet-C</text:p>
          </table:table-cell>
          <table:table-cell table:style-name="ce29" office:value-type="string" calcext:value-type="string">
            <text:p>texttospeech.SsmlVoiceGender.MALE</text:p>
          </table:table-cell>
          <table:table-cell table:number-columns-repeated="1020"/>
        </table:table-row>
        <table:table-row table:style-name="ro3" table:number-rows-repeated="15">
          <table:table-cell table:number-columns-repeated="1024"/>
        </table:table-row>
        <table:table-row table:style-name="ro2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1" svg:font-family="Calibri"/>
    <style:font-face style:name="Liberation Sans2" svg:font-family="'Liberation Sans'"/>
    <style:font-face style:name="Calibri" svg:font-family="Calibri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 style:font-name="Calibri" fo:font-family="Calibri" style:font-family-generic="swiss" style:font-name-asian="Calibri1" style:font-family-asian="Calibri" style:font-name-complex="Calibri1" style:font-family-complex="Calibri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1.778cm" fo:margin-right="1.778cm" style:print-page-order="ttb" style:first-page-number="continue" style:scale-to="100%" style:print="charts drawings objects"/>
      <style:header-style>
        <style:header-footer-properties fo:min-height="1.905cm" fo:margin-left="1.778cm" fo:margin-right="1.778cm" fo:margin-bottom="0cm"/>
      </style:header-style>
      <style:footer-style>
        <style:header-footer-properties fo:min-height="1.905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cm" fo:margin-bottom="0cm" fo:margin-left="1.9cm" fo:margin-right="1.9cm" style:print-page-order="ttb" style:first-page-number="continue" style:scale-to="100%" style:print="charts drawings objects"/>
      <style:header-style>
        <style:header-footer-properties fo:min-height="3.5cm" fo:margin-left="1.9cm" fo:margin-right="1.9cm" fo:margin-bottom="0cm"/>
      </style:header-style>
      <style:footer-style>
        <style:header-footer-properties fo:min-height="3.5cm" fo:margin-left="1.9cm" fo:margin-right="1.9cm" fo:margin-top="0cm"/>
      </style:footer-style>
    </style:page-layout>
    <style:page-layout style:name="Mpm5">
      <style:page-layout-properties style:num-format="1" style:print-orientation="portrait" fo:margin-top="0cm" fo:margin-bottom="0cm" fo:margin-left="1.778cm" fo:margin-right="1.778cm" style:print-page-order="ttb" style:first-page-number="continue" style:scale-to="100%" style:print="charts drawings objects"/>
      <style:header-style>
        <style:header-footer-properties fo:min-height="1.905cm" fo:margin-left="1.778cm" fo:margin-right="1.778cm" fo:margin-bottom="0cm"/>
      </style:header-style>
      <style:footer-style>
        <style:header-footer-properties fo:min-height="1.905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.00.0000</text:date>, <text:time style:data-style-name="N2" text:time-value="00:22:22.2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Oliver Waddell</meta:initial-creator>
    <meta:creation-date>2021-04-18T00:23:09.050000000</meta:creation-date>
    <meta:editing-duration>PT20S</meta:editing-duration>
    <meta:editing-cycles>2</meta:editing-cycles>
    <dc:date>2021-04-18T00:23:10.706000000</dc:date>
    <dc:creator>Oliver Waddell</dc:creator>
    <meta:document-statistic meta:table-count="3" meta:cell-count="983" meta:object-count="0"/>
  </office:meta>
</office:document-meta>
</file>